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.sender_i.routed_msg_pub.net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92313.07304" calcext:value-type="float">
            <text:p>1442792313.07304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92313.35745" calcext:value-type="float">
            <text:p>1442792313.35745</text:p>
          </table:table-cell>
          <table:table-cell table:formula="of:=[.G2]-[.$B2]" office:value-type="float" office:value="0.284412145614624" calcext:value-type="float">
            <text:p>0.2844121456</text:p>
          </table:table-cell>
          <table:table-cell table:formula="of:=MAX([.H2:.H2000])" office:value-type="float" office:value="8.55872344970703" calcext:value-type="float">
            <text:p>8.5587234497</text:p>
          </table:table-cell>
          <table:table-cell office:value-type="float" office:value="1442792313.35778" calcext:value-type="float">
            <text:p>1442792313.35778</text:p>
          </table:table-cell>
          <table:table-cell table:formula="of:=[.J2]-[.$B2]" office:value-type="float" office:value="0.284745693206787" calcext:value-type="float">
            <text:p>0.2847456932</text:p>
          </table:table-cell>
          <table:table-cell table:formula="of:=MAX([.K2:.K2000])" office:value-type="float" office:value="9.60118246078491" calcext:value-type="float">
            <text:p>9.6011824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92320.08241" calcext:value-type="float">
            <text:p>1442792320.08241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7.00937438011169" calcext:value-type="float">
            <text:p>7.0093743801</text:p>
          </table:table-cell>
          <table:table-cell table:formula="of:=[.C3]/([.D3]-[.D2])" office:value-type="float" office:value="9363.46048032808" calcext:value-type="float">
            <text:p>9363.4604803281</text:p>
          </table:table-cell>
          <table:table-cell/>
          <table:table-cell office:value-type="float" office:value="1442792320.44546" calcext:value-type="float">
            <text:p>1442792320.44546</text:p>
          </table:table-cell>
          <table:table-cell table:formula="of:=[.G3]-[.$B3]" office:value-type="float" office:value="0.363051414489746" calcext:value-type="float">
            <text:p>0.3630514145</text:p>
          </table:table-cell>
          <table:table-cell/>
          <table:table-cell office:value-type="float" office:value="1442792320.44561" calcext:value-type="float">
            <text:p>1442792320.44561</text:p>
          </table:table-cell>
          <table:table-cell table:formula="of:=[.J3]-[.$B3]" office:value-type="float" office:value="0.363200187683105" calcext:value-type="float">
            <text:p>0.36320018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92320.16494" calcext:value-type="float">
            <text:p>1442792320.16494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7.09190583229065" calcext:value-type="float">
            <text:p>7.0919058323</text:p>
          </table:table-cell>
          <table:table-cell table:formula="of:=[.C4]/([.D4]-[.D3])" office:value-type="float" office:value="795236.219249947" calcext:value-type="float">
            <text:p>795236.219249947</text:p>
          </table:table-cell>
          <table:table-cell/>
          <table:table-cell office:value-type="float" office:value="1442792320.61026" calcext:value-type="float">
            <text:p>1442792320.61026</text:p>
          </table:table-cell>
          <table:table-cell table:formula="of:=[.G4]-[.$B4]" office:value-type="float" office:value="0.445312261581421" calcext:value-type="float">
            <text:p>0.4453122616</text:p>
          </table:table-cell>
          <table:table-cell/>
          <table:table-cell office:value-type="float" office:value="1442792320.61044" calcext:value-type="float">
            <text:p>1442792320.61044</text:p>
          </table:table-cell>
          <table:table-cell table:formula="of:=[.J4]-[.$B4]" office:value-type="float" office:value="0.445491313934326" calcext:value-type="float">
            <text:p>0.44549131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92320.24732" calcext:value-type="float">
            <text:p>1442792320.24732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7.17428541183472" calcext:value-type="float">
            <text:p>7.1742854118</text:p>
          </table:table-cell>
          <table:table-cell table:formula="of:=[.C5]/([.D5]-[.D4])" office:value-type="float" office:value="796702.293981622" calcext:value-type="float">
            <text:p>796702.293981622</text:p>
          </table:table-cell>
          <table:table-cell/>
          <table:table-cell office:value-type="float" office:value="1442792324.18576" calcext:value-type="float">
            <text:p>1442792324.18576</text:p>
          </table:table-cell>
          <table:table-cell table:formula="of:=[.G5]-[.$B5]" office:value-type="float" office:value="3.93843913078308" calcext:value-type="float">
            <text:p>3.9384391308</text:p>
          </table:table-cell>
          <table:table-cell/>
          <table:table-cell office:value-type="float" office:value="1442792324.18582" calcext:value-type="float">
            <text:p>1442792324.18582</text:p>
          </table:table-cell>
          <table:table-cell table:formula="of:=[.J5]-[.$B5]" office:value-type="float" office:value="3.93849754333496" calcext:value-type="float">
            <text:p>3.93849754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92320.32969" calcext:value-type="float">
            <text:p>1442792320.32969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7.25664877891541" calcext:value-type="float">
            <text:p>7.2566487789</text:p>
          </table:table-cell>
          <table:table-cell table:formula="of:=[.C6]/([.D6]-[.D5])" office:value-type="float" office:value="796859.117424166" calcext:value-type="float">
            <text:p>796859.117424166</text:p>
          </table:table-cell>
          <table:table-cell/>
          <table:table-cell office:value-type="float" office:value="1442792326.81406" calcext:value-type="float">
            <text:p>1442792326.81406</text:p>
          </table:table-cell>
          <table:table-cell table:formula="of:=[.G6]-[.$B6]" office:value-type="float" office:value="6.48437428474426" calcext:value-type="float">
            <text:p>6.4843742847</text:p>
          </table:table-cell>
          <table:table-cell/>
          <table:table-cell office:value-type="float" office:value="1442792326.8141" calcext:value-type="float">
            <text:p>1442792326.8141</text:p>
          </table:table-cell>
          <table:table-cell table:formula="of:=[.J6]-[.$B6]" office:value-type="float" office:value="6.48441696166992" calcext:value-type="float">
            <text:p>6.48441696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92320.4122" calcext:value-type="float">
            <text:p>1442792320.4122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7.33916139602661" calcext:value-type="float">
            <text:p>7.339161396</text:p>
          </table:table-cell>
          <table:table-cell table:formula="of:=[.C7]/([.D7]-[.D6])" office:value-type="float" office:value="795417.746979771" calcext:value-type="float">
            <text:p>795417.746979771</text:p>
          </table:table-cell>
          <table:table-cell/>
          <table:table-cell office:value-type="float" office:value="1442792326.93503" calcext:value-type="float">
            <text:p>1442792326.93503</text:p>
          </table:table-cell>
          <table:table-cell table:formula="of:=[.G7]-[.$B7]" office:value-type="float" office:value="6.52282905578613" calcext:value-type="float">
            <text:p>6.5228290558</text:p>
          </table:table-cell>
          <table:table-cell/>
          <table:table-cell office:value-type="float" office:value="1442792326.93508" calcext:value-type="float">
            <text:p>1442792326.93508</text:p>
          </table:table-cell>
          <table:table-cell table:formula="of:=[.J7]-[.$B7]" office:value-type="float" office:value="6.52288413047791" calcext:value-type="float">
            <text:p>6.52288413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92320.49469" calcext:value-type="float">
            <text:p>1442792320.49469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7.4216480255127" calcext:value-type="float">
            <text:p>7.4216480255</text:p>
          </table:table-cell>
          <table:table-cell table:formula="of:=[.C8]/([.D8]-[.D7])" office:value-type="float" office:value="795668.345390116" calcext:value-type="float">
            <text:p>795668.345390116</text:p>
          </table:table-cell>
          <table:table-cell/>
          <table:table-cell office:value-type="float" office:value="1442792327.19556" calcext:value-type="float">
            <text:p>1442792327.19556</text:p>
          </table:table-cell>
          <table:table-cell table:formula="of:=[.G8]-[.$B8]" office:value-type="float" office:value="6.70086884498596" calcext:value-type="float">
            <text:p>6.700868845</text:p>
          </table:table-cell>
          <table:table-cell/>
          <table:table-cell office:value-type="float" office:value="1442792327.1956" calcext:value-type="float">
            <text:p>1442792327.1956</text:p>
          </table:table-cell>
          <table:table-cell table:formula="of:=[.J8]-[.$B8]" office:value-type="float" office:value="6.70091533660889" calcext:value-type="float">
            <text:p>6.700915336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92320.57708" calcext:value-type="float">
            <text:p>1442792320.57708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7.50403833389282" calcext:value-type="float">
            <text:p>7.5040383339</text:p>
          </table:table-cell>
          <table:table-cell table:formula="of:=[.C9]/([.D9]-[.D8])" office:value-type="float" office:value="796598.547698006" calcext:value-type="float">
            <text:p>796598.547698006</text:p>
          </table:table-cell>
          <table:table-cell/>
          <table:table-cell office:value-type="float" office:value="1442792328.15674" calcext:value-type="float">
            <text:p>1442792328.15674</text:p>
          </table:table-cell>
          <table:table-cell table:formula="of:=[.G9]-[.$B9]" office:value-type="float" office:value="7.57966494560242" calcext:value-type="float">
            <text:p>7.5796649456</text:p>
          </table:table-cell>
          <table:table-cell/>
          <table:table-cell office:value-type="float" office:value="1442792330.02753" calcext:value-type="float">
            <text:p>1442792330.02753</text:p>
          </table:table-cell>
          <table:table-cell table:formula="of:=[.J9]-[.$B9]" office:value-type="float" office:value="9.45044994354248" calcext:value-type="float">
            <text:p>9.45044994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92320.65945" calcext:value-type="float">
            <text:p>1442792320.65945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7.58641052246094" calcext:value-type="float">
            <text:p>7.5864105225</text:p>
          </table:table-cell>
          <table:table-cell table:formula="of:=[.C10]/([.D10]-[.D9])" office:value-type="float" office:value="796773.779365199" calcext:value-type="float">
            <text:p>796773.779365199</text:p>
          </table:table-cell>
          <table:table-cell/>
          <table:table-cell office:value-type="float" office:value="1442792328.30436" calcext:value-type="float">
            <text:p>1442792328.30436</text:p>
          </table:table-cell>
          <table:table-cell table:formula="of:=[.G10]-[.$B10]" office:value-type="float" office:value="7.64490795135498" calcext:value-type="float">
            <text:p>7.6449079514</text:p>
          </table:table-cell>
          <table:table-cell/>
          <table:table-cell office:value-type="float" office:value="1442792330.05508" calcext:value-type="float">
            <text:p>1442792330.05508</text:p>
          </table:table-cell>
          <table:table-cell table:formula="of:=[.J10]-[.$B10]" office:value-type="float" office:value="9.39563059806824" calcext:value-type="float">
            <text:p>9.39563059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92320.74191" calcext:value-type="float">
            <text:p>1442792320.74191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7.66887426376343" calcext:value-type="float">
            <text:p>7.6688742638</text:p>
          </table:table-cell>
          <table:table-cell table:formula="of:=[.C11]/([.D11]-[.D10])" office:value-type="float" office:value="795889.186730581" calcext:value-type="float">
            <text:p>795889.186730581</text:p>
          </table:table-cell>
          <table:table-cell/>
          <table:table-cell office:value-type="float" office:value="1442792328.34421" calcext:value-type="float">
            <text:p>1442792328.34421</text:p>
          </table:table-cell>
          <table:table-cell table:formula="of:=[.G11]-[.$B11]" office:value-type="float" office:value="7.60229444503784" calcext:value-type="float">
            <text:p>7.602294445</text:p>
          </table:table-cell>
          <table:table-cell/>
          <table:table-cell office:value-type="float" office:value="1442792330.0826" calcext:value-type="float">
            <text:p>1442792330.0826</text:p>
          </table:table-cell>
          <table:table-cell table:formula="of:=[.J11]-[.$B11]" office:value-type="float" office:value="9.34069156646729" calcext:value-type="float">
            <text:p>9.34069156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92320.82429" calcext:value-type="float">
            <text:p>1442792320.82429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7.75124931335449" calcext:value-type="float">
            <text:p>7.7512493134</text:p>
          </table:table-cell>
          <table:table-cell table:formula="of:=[.C12]/([.D12]-[.D11])" office:value-type="float" office:value="796746.106082094" calcext:value-type="float">
            <text:p>796746.106082094</text:p>
          </table:table-cell>
          <table:table-cell/>
          <table:table-cell office:value-type="float" office:value="1442792328.50529" calcext:value-type="float">
            <text:p>1442792328.50529</text:p>
          </table:table-cell>
          <table:table-cell table:formula="of:=[.G12]-[.$B12]" office:value-type="float" office:value="7.68100190162659" calcext:value-type="float">
            <text:p>7.6810019016</text:p>
          </table:table-cell>
          <table:table-cell/>
          <table:table-cell office:value-type="float" office:value="1442792330.11015" calcext:value-type="float">
            <text:p>1442792330.11015</text:p>
          </table:table-cell>
          <table:table-cell table:formula="of:=[.J12]-[.$B12]" office:value-type="float" office:value="9.28585815429688" calcext:value-type="float">
            <text:p>9.285858154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92320.90661" calcext:value-type="float">
            <text:p>1442792320.90661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7.83357310295105" calcext:value-type="float">
            <text:p>7.833573103</text:p>
          </table:table-cell>
          <table:table-cell table:formula="of:=[.C13]/([.D13]-[.D12])" office:value-type="float" office:value="797242.210564422" calcext:value-type="float">
            <text:p>797242.210564422</text:p>
          </table:table-cell>
          <table:table-cell/>
          <table:table-cell office:value-type="float" office:value="1442792328.54522" calcext:value-type="float">
            <text:p>1442792328.54522</text:p>
          </table:table-cell>
          <table:table-cell table:formula="of:=[.G13]-[.$B13]" office:value-type="float" office:value="7.63860487937927" calcext:value-type="float">
            <text:p>7.6386048794</text:p>
          </table:table-cell>
          <table:table-cell/>
          <table:table-cell office:value-type="float" office:value="1442792330.13765" calcext:value-type="float">
            <text:p>1442792330.13765</text:p>
          </table:table-cell>
          <table:table-cell table:formula="of:=[.J13]-[.$B13]" office:value-type="float" office:value="9.23103880882263" calcext:value-type="float">
            <text:p>9.23103880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92320.98897" calcext:value-type="float">
            <text:p>1442792320.98897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7.91593170166016" calcext:value-type="float">
            <text:p>7.9159317017</text:p>
          </table:table-cell>
          <table:table-cell table:formula="of:=[.C14]/([.D14]-[.D13])" office:value-type="float" office:value="796905.253716307" calcext:value-type="float">
            <text:p>796905.253716307</text:p>
          </table:table-cell>
          <table:table-cell/>
          <table:table-cell office:value-type="float" office:value="1442792328.70624" calcext:value-type="float">
            <text:p>1442792328.70624</text:p>
          </table:table-cell>
          <table:table-cell table:formula="of:=[.G14]-[.$B14]" office:value-type="float" office:value="7.7172737121582" calcext:value-type="float">
            <text:p>7.7172737122</text:p>
          </table:table-cell>
          <table:table-cell/>
          <table:table-cell office:value-type="float" office:value="1442792330.16525" calcext:value-type="float">
            <text:p>1442792330.16525</text:p>
          </table:table-cell>
          <table:table-cell table:formula="of:=[.J14]-[.$B14]" office:value-type="float" office:value="9.17627739906311" calcext:value-type="float">
            <text:p>9.176277399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92321.06743" calcext:value-type="float">
            <text:p>1442792321.06743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7.99438977241516" calcext:value-type="float">
            <text:p>7.9943897724</text:p>
          </table:table-cell>
          <table:table-cell table:formula="of:=[.C15]/([.D15]-[.D14])" office:value-type="float" office:value="836523.245708451" calcext:value-type="float">
            <text:p>836523.245708451</text:p>
          </table:table-cell>
          <table:table-cell/>
          <table:table-cell office:value-type="float" office:value="1442792328.73276" calcext:value-type="float">
            <text:p>1442792328.73276</text:p>
          </table:table-cell>
          <table:table-cell table:formula="of:=[.G15]-[.$B15]" office:value-type="float" office:value="7.66533493995667" calcext:value-type="float">
            <text:p>7.66533494</text:p>
          </table:table-cell>
          <table:table-cell/>
          <table:table-cell office:value-type="float" office:value="1442792330.19277" calcext:value-type="float">
            <text:p>1442792330.19277</text:p>
          </table:table-cell>
          <table:table-cell table:formula="of:=[.J15]-[.$B15]" office:value-type="float" office:value="9.12534499168396" calcext:value-type="float">
            <text:p>9.12534499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92321.14593" calcext:value-type="float">
            <text:p>1442792321.14593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8.07288885116577" calcext:value-type="float">
            <text:p>8.0728888512</text:p>
          </table:table-cell>
          <table:table-cell table:formula="of:=[.C16]/([.D16]-[.D15])" office:value-type="float" office:value="836086.245145771" calcext:value-type="float">
            <text:p>836086.245145771</text:p>
          </table:table-cell>
          <table:table-cell/>
          <table:table-cell office:value-type="float" office:value="1442792328.90759" calcext:value-type="float">
            <text:p>1442792328.90759</text:p>
          </table:table-cell>
          <table:table-cell table:formula="of:=[.G16]-[.$B16]" office:value-type="float" office:value="7.76166367530823" calcext:value-type="float">
            <text:p>7.7616636753</text:p>
          </table:table-cell>
          <table:table-cell/>
          <table:table-cell office:value-type="float" office:value="1442792330.22031" calcext:value-type="float">
            <text:p>1442792330.22031</text:p>
          </table:table-cell>
          <table:table-cell table:formula="of:=[.J16]-[.$B16]" office:value-type="float" office:value="9.0743772983551" calcext:value-type="float">
            <text:p>9.07437729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92321.22449" calcext:value-type="float">
            <text:p>1442792321.22449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8.15145063400269" calcext:value-type="float">
            <text:p>8.151450634</text:p>
          </table:table-cell>
          <table:table-cell table:formula="of:=[.C17]/([.D17]-[.D16])" office:value-type="float" office:value="835418.922916313" calcext:value-type="float">
            <text:p>835418.922916313</text:p>
          </table:table-cell>
          <table:table-cell/>
          <table:table-cell office:value-type="float" office:value="1442792328.93355" calcext:value-type="float">
            <text:p>1442792328.93355</text:p>
          </table:table-cell>
          <table:table-cell table:formula="of:=[.G17]-[.$B17]" office:value-type="float" office:value="7.70906233787537" calcext:value-type="float">
            <text:p>7.7090623379</text:p>
          </table:table-cell>
          <table:table-cell/>
          <table:table-cell office:value-type="float" office:value="1442792330.24784" calcext:value-type="float">
            <text:p>1442792330.24784</text:p>
          </table:table-cell>
          <table:table-cell table:formula="of:=[.J17]-[.$B17]" office:value-type="float" office:value="9.02335286140442" calcext:value-type="float">
            <text:p>9.02335286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92321.30297" calcext:value-type="float">
            <text:p>1442792321.30297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8.22993445396423" calcext:value-type="float">
            <text:p>8.229934454</text:p>
          </table:table-cell>
          <table:table-cell table:formula="of:=[.C18]/([.D18]-[.D17])" office:value-type="float" office:value="836248.796658414" calcext:value-type="float">
            <text:p>836248.796658414</text:p>
          </table:table-cell>
          <table:table-cell/>
          <table:table-cell office:value-type="float" office:value="1442792329.00066" calcext:value-type="float">
            <text:p>1442792329.00066</text:p>
          </table:table-cell>
          <table:table-cell table:formula="of:=[.G18]-[.$B18]" office:value-type="float" office:value="7.69768857955933" calcext:value-type="float">
            <text:p>7.6976885796</text:p>
          </table:table-cell>
          <table:table-cell/>
          <table:table-cell office:value-type="float" office:value="1442792330.27538" calcext:value-type="float">
            <text:p>1442792330.27538</text:p>
          </table:table-cell>
          <table:table-cell table:formula="of:=[.J18]-[.$B18]" office:value-type="float" office:value="8.97240352630615" calcext:value-type="float">
            <text:p>8.972403526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92321.38149" calcext:value-type="float">
            <text:p>1442792321.38149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8.30845522880554" calcext:value-type="float">
            <text:p>8.3084552288</text:p>
          </table:table-cell>
          <table:table-cell table:formula="of:=[.C19]/([.D19]-[.D18])" office:value-type="float" office:value="835855.225991377" calcext:value-type="float">
            <text:p>835855.225991377</text:p>
          </table:table-cell>
          <table:table-cell/>
          <table:table-cell office:value-type="float" office:value="1442792329.1345" calcext:value-type="float">
            <text:p>1442792329.1345</text:p>
          </table:table-cell>
          <table:table-cell table:formula="of:=[.G19]-[.$B19]" office:value-type="float" office:value="7.75300765037537" calcext:value-type="float">
            <text:p>7.7530076504</text:p>
          </table:table-cell>
          <table:table-cell/>
          <table:table-cell office:value-type="float" office:value="1442792330.30294" calcext:value-type="float">
            <text:p>1442792330.30294</text:p>
          </table:table-cell>
          <table:table-cell table:formula="of:=[.J19]-[.$B19]" office:value-type="float" office:value="8.9214460849762" calcext:value-type="float">
            <text:p>8.9214460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92321.45997" calcext:value-type="float">
            <text:p>1442792321.45997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8.3869264125824" calcext:value-type="float">
            <text:p>8.3869264126</text:p>
          </table:table-cell>
          <table:table-cell table:formula="of:=[.C20]/([.D20]-[.D19])" office:value-type="float" office:value="836383.457482105" calcext:value-type="float">
            <text:p>836383.457482105</text:p>
          </table:table-cell>
          <table:table-cell/>
          <table:table-cell office:value-type="float" office:value="1442792329.20158" calcext:value-type="float">
            <text:p>1442792329.20158</text:p>
          </table:table-cell>
          <table:table-cell table:formula="of:=[.G20]-[.$B20]" office:value-type="float" office:value="7.74161958694458" calcext:value-type="float">
            <text:p>7.7416195869</text:p>
          </table:table-cell>
          <table:table-cell/>
          <table:table-cell office:value-type="float" office:value="1442792330.33046" calcext:value-type="float">
            <text:p>1442792330.33046</text:p>
          </table:table-cell>
          <table:table-cell table:formula="of:=[.J20]-[.$B20]" office:value-type="float" office:value="8.87049508094788" calcext:value-type="float">
            <text:p>8.87049508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92321.53846" calcext:value-type="float">
            <text:p>1442792321.53846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8.46541905403137" calcext:value-type="float">
            <text:p>8.465419054</text:p>
          </table:table-cell>
          <table:table-cell table:formula="of:=[.C21]/([.D21]-[.D20])" office:value-type="float" office:value="836154.813858126" calcext:value-type="float">
            <text:p>836154.813858126</text:p>
          </table:table-cell>
          <table:table-cell/>
          <table:table-cell office:value-type="float" office:value="1442792329.31009" calcext:value-type="float">
            <text:p>1442792329.31009</text:p>
          </table:table-cell>
          <table:table-cell table:formula="of:=[.G21]-[.$B21]" office:value-type="float" office:value="7.77163052558899" calcext:value-type="float">
            <text:p>7.7716305256</text:p>
          </table:table-cell>
          <table:table-cell/>
          <table:table-cell office:value-type="float" office:value="1442792330.358" calcext:value-type="float">
            <text:p>1442792330.358</text:p>
          </table:table-cell>
          <table:table-cell table:formula="of:=[.J21]-[.$B21]" office:value-type="float" office:value="8.81954050064087" calcext:value-type="float">
            <text:p>8.81954050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92321.61689" calcext:value-type="float">
            <text:p>1442792321.61689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8.54385423660278" calcext:value-type="float">
            <text:p>8.5438542366</text:p>
          </table:table-cell>
          <table:table-cell table:formula="of:=[.C22]/([.D22]-[.D21])" office:value-type="float" office:value="836767.351695083" calcext:value-type="float">
            <text:p>836767.351695083</text:p>
          </table:table-cell>
          <table:table-cell/>
          <table:table-cell office:value-type="float" office:value="1442792329.40252" calcext:value-type="float">
            <text:p>1442792329.40252</text:p>
          </table:table-cell>
          <table:table-cell table:formula="of:=[.G22]-[.$B22]" office:value-type="float" office:value="7.78562998771668" calcext:value-type="float">
            <text:p>7.7856299877</text:p>
          </table:table-cell>
          <table:table-cell/>
          <table:table-cell office:value-type="float" office:value="1442792330.38578" calcext:value-type="float">
            <text:p>1442792330.38578</text:p>
          </table:table-cell>
          <table:table-cell table:formula="of:=[.J22]-[.$B22]" office:value-type="float" office:value="8.76888394355774" calcext:value-type="float">
            <text:p>8.768883943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92321.69538" calcext:value-type="float">
            <text:p>1442792321.69538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8.62234497070313" calcext:value-type="float">
            <text:p>8.6223449707</text:p>
          </table:table-cell>
          <table:table-cell table:formula="of:=[.C23]/([.D23]-[.D22])" office:value-type="float" office:value="836175.13267358" calcext:value-type="float">
            <text:p>836175.13267358</text:p>
          </table:table-cell>
          <table:table-cell/>
          <table:table-cell office:value-type="float" office:value="1442792329.51114" calcext:value-type="float">
            <text:p>1442792329.51114</text:p>
          </table:table-cell>
          <table:table-cell table:formula="of:=[.G23]-[.$B23]" office:value-type="float" office:value="7.81575417518616" calcext:value-type="float">
            <text:p>7.8157541752</text:p>
          </table:table-cell>
          <table:table-cell/>
          <table:table-cell office:value-type="float" office:value="1442792330.4133" calcext:value-type="float">
            <text:p>1442792330.4133</text:p>
          </table:table-cell>
          <table:table-cell table:formula="of:=[.J23]-[.$B23]" office:value-type="float" office:value="8.71791625022888" calcext:value-type="float">
            <text:p>8.717916250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92321.77387" calcext:value-type="float">
            <text:p>1442792321.77387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8.70082664489746" calcext:value-type="float">
            <text:p>8.7008266449</text:p>
          </table:table-cell>
          <table:table-cell table:formula="of:=[.C24]/([.D24]-[.D23])" office:value-type="float" office:value="836271.660534182" calcext:value-type="float">
            <text:p>836271.660534182</text:p>
          </table:table-cell>
          <table:table-cell/>
          <table:table-cell office:value-type="float" office:value="1442792329.5741" calcext:value-type="float">
            <text:p>1442792329.5741</text:p>
          </table:table-cell>
          <table:table-cell table:formula="of:=[.G24]-[.$B24]" office:value-type="float" office:value="7.80023813247681" calcext:value-type="float">
            <text:p>7.8002381325</text:p>
          </table:table-cell>
          <table:table-cell/>
          <table:table-cell office:value-type="float" office:value="1442792330.44082" calcext:value-type="float">
            <text:p>1442792330.44082</text:p>
          </table:table-cell>
          <table:table-cell table:formula="of:=[.J24]-[.$B24]" office:value-type="float" office:value="8.66695785522461" calcext:value-type="float">
            <text:p>8.666957855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92321.85232" calcext:value-type="float">
            <text:p>1442792321.85232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8.77927684783936" calcext:value-type="float">
            <text:p>8.7792768478</text:p>
          </table:table-cell>
          <table:table-cell table:formula="of:=[.C25]/([.D25]-[.D24])" office:value-type="float" office:value="836607.141075358" calcext:value-type="float">
            <text:p>836607.141075358</text:p>
          </table:table-cell>
          <table:table-cell/>
          <table:table-cell office:value-type="float" office:value="1442792329.71204" calcext:value-type="float">
            <text:p>1442792329.71204</text:p>
          </table:table-cell>
          <table:table-cell table:formula="of:=[.G25]-[.$B25]" office:value-type="float" office:value="7.85972738265991" calcext:value-type="float">
            <text:p>7.8597273827</text:p>
          </table:table-cell>
          <table:table-cell/>
          <table:table-cell office:value-type="float" office:value="1442792330.46834" calcext:value-type="float">
            <text:p>1442792330.46834</text:p>
          </table:table-cell>
          <table:table-cell table:formula="of:=[.J25]-[.$B25]" office:value-type="float" office:value="8.61602187156677" calcext:value-type="float">
            <text:p>8.616021871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92321.93081" calcext:value-type="float">
            <text:p>1442792321.93081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8.8577733039856" calcext:value-type="float">
            <text:p>8.857773304</text:p>
          </table:table-cell>
          <table:table-cell table:formula="of:=[.C26]/([.D26]-[.D25])" office:value-type="float" office:value="836114.179189523" calcext:value-type="float">
            <text:p>836114.179189523</text:p>
          </table:table-cell>
          <table:table-cell/>
          <table:table-cell office:value-type="float" office:value="1442792329.77504" calcext:value-type="float">
            <text:p>1442792329.77504</text:p>
          </table:table-cell>
          <table:table-cell table:formula="of:=[.G26]-[.$B26]" office:value-type="float" office:value="7.84423065185547" calcext:value-type="float">
            <text:p>7.8442306519</text:p>
          </table:table-cell>
          <table:table-cell/>
          <table:table-cell office:value-type="float" office:value="1442792330.49588" calcext:value-type="float">
            <text:p>1442792330.49588</text:p>
          </table:table-cell>
          <table:table-cell table:formula="of:=[.J26]-[.$B26]" office:value-type="float" office:value="8.56506657600403" calcext:value-type="float">
            <text:p>8.56506657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92322.00756" calcext:value-type="float">
            <text:p>1442792322.00756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8.9345223903656" calcext:value-type="float">
            <text:p>8.9345223904</text:p>
          </table:table-cell>
          <table:table-cell table:formula="of:=[.C27]/([.D27]-[.D26])" office:value-type="float" office:value="855150.244721334" calcext:value-type="float">
            <text:p>855150.244721334</text:p>
          </table:table-cell>
          <table:table-cell/>
          <table:table-cell office:value-type="float" office:value="1442792329.91317" calcext:value-type="float">
            <text:p>1442792329.91317</text:p>
          </table:table-cell>
          <table:table-cell table:formula="of:=[.G27]-[.$B27]" office:value-type="float" office:value="7.90561270713806" calcext:value-type="float">
            <text:p>7.9056127071</text:p>
          </table:table-cell>
          <table:table-cell/>
          <table:table-cell office:value-type="float" office:value="1442792330.52341" calcext:value-type="float">
            <text:p>1442792330.52341</text:p>
          </table:table-cell>
          <table:table-cell table:formula="of:=[.J27]-[.$B27]" office:value-type="float" office:value="8.51584482192993" calcext:value-type="float">
            <text:p>8.515844821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92322.07217" calcext:value-type="float">
            <text:p>1442792322.07217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8.99913573265076" calcext:value-type="float">
            <text:p>8.9991357327</text:p>
          </table:table-cell>
          <table:table-cell table:formula="of:=[.C28]/([.D28]-[.D27])" office:value-type="float" office:value="1015765.43913095" calcext:value-type="float">
            <text:p>1015765.43913095</text:p>
          </table:table-cell>
          <table:table-cell/>
          <table:table-cell office:value-type="float" office:value="1442792329.97638" calcext:value-type="float">
            <text:p>1442792329.97638</text:p>
          </table:table-cell>
          <table:table-cell table:formula="of:=[.G28]-[.$B28]" office:value-type="float" office:value="7.9042067527771" calcext:value-type="float">
            <text:p>7.9042067528</text:p>
          </table:table-cell>
          <table:table-cell/>
          <table:table-cell office:value-type="float" office:value="1442792330.55093" calcext:value-type="float">
            <text:p>1442792330.55093</text:p>
          </table:table-cell>
          <table:table-cell table:formula="of:=[.J28]-[.$B28]" office:value-type="float" office:value="8.47875905036926" calcext:value-type="float">
            <text:p>8.478759050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92322.1366" calcext:value-type="float">
            <text:p>1442792322.1366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9.06356310844421" calcext:value-type="float">
            <text:p>9.0635631084</text:p>
          </table:table-cell>
          <table:table-cell table:formula="of:=[.C29]/([.D29]-[.D28])" office:value-type="float" office:value="1018697.39674645" calcext:value-type="float">
            <text:p>1018697.39674645</text:p>
          </table:table-cell>
          <table:table-cell/>
          <table:table-cell office:value-type="float" office:value="1442792330.11453" calcext:value-type="float">
            <text:p>1442792330.11453</text:p>
          </table:table-cell>
          <table:table-cell table:formula="of:=[.G29]-[.$B29]" office:value-type="float" office:value="7.97793126106262" calcext:value-type="float">
            <text:p>7.9779312611</text:p>
          </table:table-cell>
          <table:table-cell/>
          <table:table-cell office:value-type="float" office:value="1442792330.57845" calcext:value-type="float">
            <text:p>1442792330.57845</text:p>
          </table:table-cell>
          <table:table-cell table:formula="of:=[.J29]-[.$B29]" office:value-type="float" office:value="8.44184422492981" calcext:value-type="float">
            <text:p>8.441844224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92322.20098" calcext:value-type="float">
            <text:p>1442792322.20098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9.12794160842896" calcext:value-type="float">
            <text:p>9.1279416084</text:p>
          </table:table-cell>
          <table:table-cell table:formula="of:=[.C30]/([.D30]-[.D29])" office:value-type="float" office:value="1019470.78629598" calcext:value-type="float">
            <text:p>1019470.78629598</text:p>
          </table:table-cell>
          <table:table-cell/>
          <table:table-cell office:value-type="float" office:value="1442792330.17706" calcext:value-type="float">
            <text:p>1442792330.17706</text:p>
          </table:table-cell>
          <table:table-cell table:formula="of:=[.G30]-[.$B30]" office:value-type="float" office:value="7.97607779502869" calcext:value-type="float">
            <text:p>7.976077795</text:p>
          </table:table-cell>
          <table:table-cell/>
          <table:table-cell office:value-type="float" office:value="1442792330.606" calcext:value-type="float">
            <text:p>1442792330.606</text:p>
          </table:table-cell>
          <table:table-cell table:formula="of:=[.J30]-[.$B30]" office:value-type="float" office:value="8.40501666069031" calcext:value-type="float">
            <text:p>8.40501666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92322.26533" calcext:value-type="float">
            <text:p>1442792322.26533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9.19229030609131" calcext:value-type="float">
            <text:p>9.1922903061</text:p>
          </table:table-cell>
          <table:table-cell table:formula="of:=[.C31]/([.D31]-[.D30])" office:value-type="float" office:value="1019942.94188175" calcext:value-type="float">
            <text:p>1019942.94188175</text:p>
          </table:table-cell>
          <table:table-cell/>
          <table:table-cell office:value-type="float" office:value="1442792330.31564" calcext:value-type="float">
            <text:p>1442792330.31564</text:p>
          </table:table-cell>
          <table:table-cell table:formula="of:=[.G31]-[.$B31]" office:value-type="float" office:value="8.05031323432922" calcext:value-type="float">
            <text:p>8.0503132343</text:p>
          </table:table-cell>
          <table:table-cell/>
          <table:table-cell office:value-type="float" office:value="1442792330.63343" calcext:value-type="float">
            <text:p>1442792330.63343</text:p>
          </table:table-cell>
          <table:table-cell table:formula="of:=[.J31]-[.$B31]" office:value-type="float" office:value="8.36810421943665" calcext:value-type="float">
            <text:p>8.368104219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92322.32965" calcext:value-type="float">
            <text:p>1442792322.32965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9.25660872459412" calcext:value-type="float">
            <text:p>9.2566087246</text:p>
          </table:table-cell>
          <table:table-cell table:formula="of:=[.C32]/([.D32]-[.D31])" office:value-type="float" office:value="1020423.10006635" calcext:value-type="float">
            <text:p>1020423.10006635</text:p>
          </table:table-cell>
          <table:table-cell/>
          <table:table-cell office:value-type="float" office:value="1442792330.34064" calcext:value-type="float">
            <text:p>1442792330.34064</text:p>
          </table:table-cell>
          <table:table-cell table:formula="of:=[.G32]-[.$B32]" office:value-type="float" office:value="8.01098799705505" calcext:value-type="float">
            <text:p>8.0109879971</text:p>
          </table:table-cell>
          <table:table-cell/>
          <table:table-cell office:value-type="float" office:value="1442792330.66094" calcext:value-type="float">
            <text:p>1442792330.66094</text:p>
          </table:table-cell>
          <table:table-cell table:formula="of:=[.J32]-[.$B32]" office:value-type="float" office:value="8.33129239082336" calcext:value-type="float">
            <text:p>8.331292390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92322.39398" calcext:value-type="float">
            <text:p>1442792322.39398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9.32093906402588" calcext:value-type="float">
            <text:p>9.320939064</text:p>
          </table:table-cell>
          <table:table-cell table:formula="of:=[.C33]/([.D33]-[.D32])" office:value-type="float" office:value="1020234.00746421" calcext:value-type="float">
            <text:p>1020234.00746421</text:p>
          </table:table-cell>
          <table:table-cell/>
          <table:table-cell office:value-type="float" office:value="1442792330.44979" calcext:value-type="float">
            <text:p>1442792330.44979</text:p>
          </table:table-cell>
          <table:table-cell table:formula="of:=[.G33]-[.$B33]" office:value-type="float" office:value="8.05581259727478" calcext:value-type="float">
            <text:p>8.0558125973</text:p>
          </table:table-cell>
          <table:table-cell/>
          <table:table-cell office:value-type="float" office:value="1442792330.68843" calcext:value-type="float">
            <text:p>1442792330.68843</text:p>
          </table:table-cell>
          <table:table-cell table:formula="of:=[.J33]-[.$B33]" office:value-type="float" office:value="8.29445242881775" calcext:value-type="float">
            <text:p>8.294452428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92322.45837" calcext:value-type="float">
            <text:p>1442792322.45837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9.38533306121826" calcext:value-type="float">
            <text:p>9.3853330612</text:p>
          </table:table-cell>
          <table:table-cell table:formula="of:=[.C34]/([.D34]-[.D33])" office:value-type="float" office:value="1019225.43810906" calcext:value-type="float">
            <text:p>1019225.43810906</text:p>
          </table:table-cell>
          <table:table-cell/>
          <table:table-cell office:value-type="float" office:value="1442792330.51703" calcext:value-type="float">
            <text:p>1442792330.51703</text:p>
          </table:table-cell>
          <table:table-cell table:formula="of:=[.G34]-[.$B34]" office:value-type="float" office:value="8.05866003036499" calcext:value-type="float">
            <text:p>8.0586600304</text:p>
          </table:table-cell>
          <table:table-cell/>
          <table:table-cell office:value-type="float" office:value="1442792330.71593" calcext:value-type="float">
            <text:p>1442792330.71593</text:p>
          </table:table-cell>
          <table:table-cell table:formula="of:=[.J34]-[.$B34]" office:value-type="float" office:value="8.25756025314331" calcext:value-type="float">
            <text:p>8.257560253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92322.52271" calcext:value-type="float">
            <text:p>1442792322.52271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9.44967246055603" calcext:value-type="float">
            <text:p>9.4496724606</text:p>
          </table:table-cell>
          <table:table-cell table:formula="of:=[.C35]/([.D35]-[.D34])" office:value-type="float" office:value="1020090.34394999" calcext:value-type="float">
            <text:p>1020090.34394999</text:p>
          </table:table-cell>
          <table:table-cell/>
          <table:table-cell office:value-type="float" office:value="1442792330.57792" calcext:value-type="float">
            <text:p>1442792330.57792</text:p>
          </table:table-cell>
          <table:table-cell table:formula="of:=[.G35]-[.$B35]" office:value-type="float" office:value="8.05521130561829" calcext:value-type="float">
            <text:p>8.0552113056</text:p>
          </table:table-cell>
          <table:table-cell/>
          <table:table-cell office:value-type="float" office:value="1442792330.74343" calcext:value-type="float">
            <text:p>1442792330.74343</text:p>
          </table:table-cell>
          <table:table-cell table:formula="of:=[.J35]-[.$B35]" office:value-type="float" office:value="8.22072172164917" calcext:value-type="float">
            <text:p>8.220721721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92322.58708" calcext:value-type="float">
            <text:p>1442792322.58708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9.5140438079834" calcext:value-type="float">
            <text:p>9.514043808</text:p>
          </table:table-cell>
          <table:table-cell table:formula="of:=[.C36]/([.D36]-[.D35])" office:value-type="float" office:value="1019584.06376462" calcext:value-type="float">
            <text:p>1019584.06376462</text:p>
          </table:table-cell>
          <table:table-cell/>
          <table:table-cell office:value-type="float" office:value="1442792330.6501" calcext:value-type="float">
            <text:p>1442792330.6501</text:p>
          </table:table-cell>
          <table:table-cell table:formula="of:=[.G36]-[.$B36]" office:value-type="float" office:value="8.06301474571228" calcext:value-type="float">
            <text:p>8.0630147457</text:p>
          </table:table-cell>
          <table:table-cell/>
          <table:table-cell office:value-type="float" office:value="1442792330.77095" calcext:value-type="float">
            <text:p>1442792330.77095</text:p>
          </table:table-cell>
          <table:table-cell table:formula="of:=[.J36]-[.$B36]" office:value-type="float" office:value="8.18386745452881" calcext:value-type="float">
            <text:p>8.183867454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92322.65145" calcext:value-type="float">
            <text:p>1442792322.65145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9.57840967178345" calcext:value-type="float">
            <text:p>9.5784096718</text:p>
          </table:table-cell>
          <table:table-cell table:formula="of:=[.C37]/([.D37]-[.D36])" office:value-type="float" office:value="1019670.92687336" calcext:value-type="float">
            <text:p>1019670.92687336</text:p>
          </table:table-cell>
          <table:table-cell/>
          <table:table-cell office:value-type="float" office:value="1442792330.74234" calcext:value-type="float">
            <text:p>1442792330.74234</text:p>
          </table:table-cell>
          <table:table-cell table:formula="of:=[.G37]-[.$B37]" office:value-type="float" office:value="8.090895652771" calcext:value-type="float">
            <text:p>8.0908956528</text:p>
          </table:table-cell>
          <table:table-cell/>
          <table:table-cell office:value-type="float" office:value="1442792330.79844" calcext:value-type="float">
            <text:p>1442792330.79844</text:p>
          </table:table-cell>
          <table:table-cell table:formula="of:=[.J37]-[.$B37]" office:value-type="float" office:value="8.14699101448059" calcext:value-type="float">
            <text:p>8.146991014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92322.71576" calcext:value-type="float">
            <text:p>1442792322.71576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9.64272046089172" calcext:value-type="float">
            <text:p>9.6427204609</text:p>
          </table:table-cell>
          <table:table-cell table:formula="of:=[.C38]/([.D38]-[.D37])" office:value-type="float" office:value="1020544.15612129" calcext:value-type="float">
            <text:p>1020544.15612129</text:p>
          </table:table-cell>
          <table:table-cell/>
          <table:table-cell office:value-type="float" office:value="1442792330.80989" calcext:value-type="float">
            <text:p>1442792330.80989</text:p>
          </table:table-cell>
          <table:table-cell table:formula="of:=[.G38]-[.$B38]" office:value-type="float" office:value="8.09412550926209" calcext:value-type="float">
            <text:p>8.0941255093</text:p>
          </table:table-cell>
          <table:table-cell/>
          <table:table-cell office:value-type="float" office:value="1442792330.82598" calcext:value-type="float">
            <text:p>1442792330.82598</text:p>
          </table:table-cell>
          <table:table-cell table:formula="of:=[.J38]-[.$B38]" office:value-type="float" office:value="8.11022210121155" calcext:value-type="float">
            <text:p>8.110222101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92322.78008" calcext:value-type="float">
            <text:p>1442792322.78008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9.70703911781311" calcext:value-type="float">
            <text:p>9.7070391178</text:p>
          </table:table-cell>
          <table:table-cell table:formula="of:=[.C39]/([.D39]-[.D38])" office:value-type="float" office:value="1020419.31752739" calcext:value-type="float">
            <text:p>1020419.31752739</text:p>
          </table:table-cell>
          <table:table-cell/>
          <table:table-cell office:value-type="float" office:value="1442792330.9031" calcext:value-type="float">
            <text:p>1442792330.9031</text:p>
          </table:table-cell>
          <table:table-cell table:formula="of:=[.G39]-[.$B39]" office:value-type="float" office:value="8.12302041053772" calcext:value-type="float">
            <text:p>8.1230204105</text:p>
          </table:table-cell>
          <table:table-cell/>
          <table:table-cell office:value-type="float" office:value="1442792330.90318" calcext:value-type="float">
            <text:p>1442792330.90318</text:p>
          </table:table-cell>
          <table:table-cell table:formula="of:=[.J39]-[.$B39]" office:value-type="float" office:value="8.12309694290161" calcext:value-type="float">
            <text:p>8.123096942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92322.84439" calcext:value-type="float">
            <text:p>1442792322.84439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9.77135610580444" calcext:value-type="float">
            <text:p>9.7713561058</text:p>
          </table:table-cell>
          <table:table-cell table:formula="of:=[.C40]/([.D40]-[.D39])" office:value-type="float" office:value="1020445.79588901" calcext:value-type="float">
            <text:p>1020445.79588901</text:p>
          </table:table-cell>
          <table:table-cell/>
          <table:table-cell office:value-type="float" office:value="1442792330.97998" calcext:value-type="float">
            <text:p>1442792330.97998</text:p>
          </table:table-cell>
          <table:table-cell table:formula="of:=[.G40]-[.$B40]" office:value-type="float" office:value="8.13558697700501" calcext:value-type="float">
            <text:p>8.135586977</text:p>
          </table:table-cell>
          <table:table-cell/>
          <table:table-cell office:value-type="float" office:value="1442792330.98005" calcext:value-type="float">
            <text:p>1442792330.98005</text:p>
          </table:table-cell>
          <table:table-cell table:formula="of:=[.J40]-[.$B40]" office:value-type="float" office:value="8.13565111160278" calcext:value-type="float">
            <text:p>8.135651111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92322.90869" calcext:value-type="float">
            <text:p>1442792322.90869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9.83564710617065" calcext:value-type="float">
            <text:p>9.8356471062</text:p>
          </table:table-cell>
          <table:table-cell table:formula="of:=[.C41]/([.D41]-[.D40])" office:value-type="float" office:value="1020858.2791705" calcext:value-type="float">
            <text:p>1020858.2791705</text:p>
          </table:table-cell>
          <table:table-cell/>
          <table:table-cell office:value-type="float" office:value="1442792331.05203" calcext:value-type="float">
            <text:p>1442792331.05203</text:p>
          </table:table-cell>
          <table:table-cell table:formula="of:=[.G41]-[.$B41]" office:value-type="float" office:value="8.14334678649902" calcext:value-type="float">
            <text:p>8.1433467865</text:p>
          </table:table-cell>
          <table:table-cell/>
          <table:table-cell office:value-type="float" office:value="1442792331.05207" calcext:value-type="float">
            <text:p>1442792331.05207</text:p>
          </table:table-cell>
          <table:table-cell table:formula="of:=[.J41]-[.$B41]" office:value-type="float" office:value="8.14338445663452" calcext:value-type="float">
            <text:p>8.143384456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92322.97306" calcext:value-type="float">
            <text:p>1442792322.97306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9.90001845359802" calcext:value-type="float">
            <text:p>9.9000184536</text:p>
          </table:table-cell>
          <table:table-cell table:formula="of:=[.C42]/([.D42]-[.D41])" office:value-type="float" office:value="1019584.06376462" calcext:value-type="float">
            <text:p>1019584.06376462</text:p>
          </table:table-cell>
          <table:table-cell/>
          <table:table-cell office:value-type="float" office:value="1442792331.10463" calcext:value-type="float">
            <text:p>1442792331.10463</text:p>
          </table:table-cell>
          <table:table-cell table:formula="of:=[.G42]-[.$B42]" office:value-type="float" office:value="8.13157033920288" calcext:value-type="float">
            <text:p>8.1315703392</text:p>
          </table:table-cell>
          <table:table-cell/>
          <table:table-cell office:value-type="float" office:value="1442792331.10468" calcext:value-type="float">
            <text:p>1442792331.10468</text:p>
          </table:table-cell>
          <table:table-cell table:formula="of:=[.J42]-[.$B42]" office:value-type="float" office:value="8.13162684440613" calcext:value-type="float">
            <text:p>8.131626844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92323.03848" calcext:value-type="float">
            <text:p>1442792323.03848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9.96544051170349" calcext:value-type="float">
            <text:p>9.9654405117</text:p>
          </table:table-cell>
          <table:table-cell table:formula="of:=[.C43]/([.D43]-[.D42])" office:value-type="float" office:value="1003209.03836735" calcext:value-type="float">
            <text:p>1003209.03836735</text:p>
          </table:table-cell>
          <table:table-cell/>
          <table:table-cell office:value-type="float" office:value="1442792331.18112" calcext:value-type="float">
            <text:p>1442792331.18112</text:p>
          </table:table-cell>
          <table:table-cell table:formula="of:=[.G43]-[.$B43]" office:value-type="float" office:value="8.14264392852783" calcext:value-type="float">
            <text:p>8.1426439285</text:p>
          </table:table-cell>
          <table:table-cell/>
          <table:table-cell office:value-type="float" office:value="1442792331.18118" calcext:value-type="float">
            <text:p>1442792331.18118</text:p>
          </table:table-cell>
          <table:table-cell table:formula="of:=[.J43]-[.$B43]" office:value-type="float" office:value="8.14270114898682" calcext:value-type="float">
            <text:p>8.14270114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92323.10493" calcext:value-type="float">
            <text:p>1442792323.10493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0.0318953990936" calcext:value-type="float">
            <text:p>10.0318953991</text:p>
          </table:table-cell>
          <table:table-cell table:formula="of:=[.C44]/([.D44]-[.D43])" office:value-type="float" office:value="987617.353328645" calcext:value-type="float">
            <text:p>987617.353328645</text:p>
          </table:table-cell>
          <table:table-cell/>
          <table:table-cell office:value-type="float" office:value="1442792331.25295" calcext:value-type="float">
            <text:p>1442792331.25295</text:p>
          </table:table-cell>
          <table:table-cell table:formula="of:=[.G44]-[.$B44]" office:value-type="float" office:value="8.14801859855652" calcext:value-type="float">
            <text:p>8.1480185986</text:p>
          </table:table-cell>
          <table:table-cell/>
          <table:table-cell office:value-type="float" office:value="1442792331.253" calcext:value-type="float">
            <text:p>1442792331.253</text:p>
          </table:table-cell>
          <table:table-cell table:formula="of:=[.J44]-[.$B44]" office:value-type="float" office:value="8.14806723594666" calcext:value-type="float">
            <text:p>8.148067235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92323.17142" calcext:value-type="float">
            <text:p>1442792323.17142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0.0983822345734" calcext:value-type="float">
            <text:p>10.0983822346</text:p>
          </table:table-cell>
          <table:table-cell table:formula="of:=[.C45]/([.D45]-[.D44])" office:value-type="float" office:value="987142.785882826" calcext:value-type="float">
            <text:p>987142.785882826</text:p>
          </table:table-cell>
          <table:table-cell/>
          <table:table-cell office:value-type="float" office:value="1442792331.3454" calcext:value-type="float">
            <text:p>1442792331.3454</text:p>
          </table:table-cell>
          <table:table-cell table:formula="of:=[.G45]-[.$B45]" office:value-type="float" office:value="8.17397785186768" calcext:value-type="float">
            <text:p>8.1739778519</text:p>
          </table:table-cell>
          <table:table-cell/>
          <table:table-cell office:value-type="float" office:value="1442792331.34547" calcext:value-type="float">
            <text:p>1442792331.34547</text:p>
          </table:table-cell>
          <table:table-cell table:formula="of:=[.J45]-[.$B45]" office:value-type="float" office:value="8.17404532432556" calcext:value-type="float">
            <text:p>8.17404532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92323.23783" calcext:value-type="float">
            <text:p>1442792323.23783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0.1647956371307" calcext:value-type="float">
            <text:p>10.1647956371</text:p>
          </table:table-cell>
          <table:table-cell table:formula="of:=[.C46]/([.D46]-[.D45])" office:value-type="float" office:value="988234.264059909" calcext:value-type="float">
            <text:p>988234.264059909</text:p>
          </table:table-cell>
          <table:table-cell/>
          <table:table-cell office:value-type="float" office:value="1442792331.41214" calcext:value-type="float">
            <text:p>1442792331.41214</text:p>
          </table:table-cell>
          <table:table-cell table:formula="of:=[.G46]-[.$B46]" office:value-type="float" office:value="8.17430758476257" calcext:value-type="float">
            <text:p>8.1743075848</text:p>
          </table:table-cell>
          <table:table-cell/>
          <table:table-cell office:value-type="float" office:value="1442792331.4122" calcext:value-type="float">
            <text:p>1442792331.4122</text:p>
          </table:table-cell>
          <table:table-cell table:formula="of:=[.J46]-[.$B46]" office:value-type="float" office:value="8.17436671257019" calcext:value-type="float">
            <text:p>8.174366712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92323.30429" calcext:value-type="float">
            <text:p>1442792323.30429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0.2312552928925" calcext:value-type="float">
            <text:p>10.2312552929</text:p>
          </table:table-cell>
          <table:table-cell table:formula="of:=[.C47]/([.D47]-[.D46])" office:value-type="float" office:value="987546.493399151" calcext:value-type="float">
            <text:p>987546.493399151</text:p>
          </table:table-cell>
          <table:table-cell/>
          <table:table-cell office:value-type="float" office:value="1442792331.49511" calcext:value-type="float">
            <text:p>1442792331.49511</text:p>
          </table:table-cell>
          <table:table-cell table:formula="of:=[.G47]-[.$B47]" office:value-type="float" office:value="8.19081735610962" calcext:value-type="float">
            <text:p>8.1908173561</text:p>
          </table:table-cell>
          <table:table-cell/>
          <table:table-cell office:value-type="float" office:value="1442792331.49515" calcext:value-type="float">
            <text:p>1442792331.49515</text:p>
          </table:table-cell>
          <table:table-cell table:formula="of:=[.J47]-[.$B47]" office:value-type="float" office:value="8.19085264205933" calcext:value-type="float">
            <text:p>8.190852642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92323.37075" calcext:value-type="float">
            <text:p>1442792323.37075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0.2977089881897" calcext:value-type="float">
            <text:p>10.2977089882</text:p>
          </table:table-cell>
          <table:table-cell table:formula="of:=[.C48]/([.D48]-[.D47])" office:value-type="float" office:value="987635.069899938" calcext:value-type="float">
            <text:p>987635.069899938</text:p>
          </table:table-cell>
          <table:table-cell/>
          <table:table-cell office:value-type="float" office:value="1442792331.58299" calcext:value-type="float">
            <text:p>1442792331.58299</text:p>
          </table:table-cell>
          <table:table-cell table:formula="of:=[.G48]-[.$B48]" office:value-type="float" office:value="8.21223902702332" calcext:value-type="float">
            <text:p>8.212239027</text:p>
          </table:table-cell>
          <table:table-cell/>
          <table:table-cell office:value-type="float" office:value="1442792331.58303" calcext:value-type="float">
            <text:p>1442792331.58303</text:p>
          </table:table-cell>
          <table:table-cell table:formula="of:=[.J48]-[.$B48]" office:value-type="float" office:value="8.21228003501892" calcext:value-type="float">
            <text:p>8.21228003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92323.43712" calcext:value-type="float">
            <text:p>1442792323.43712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0.3640835285187" calcext:value-type="float">
            <text:p>10.3640835285</text:p>
          </table:table-cell>
          <table:table-cell table:formula="of:=[.C49]/([.D49]-[.D48])" office:value-type="float" office:value="988812.874254207" calcext:value-type="float">
            <text:p>988812.874254207</text:p>
          </table:table-cell>
          <table:table-cell/>
          <table:table-cell office:value-type="float" office:value="1442792331.65489" calcext:value-type="float">
            <text:p>1442792331.65489</text:p>
          </table:table-cell>
          <table:table-cell table:formula="of:=[.G49]-[.$B49]" office:value-type="float" office:value="8.21776580810547" calcext:value-type="float">
            <text:p>8.2177658081</text:p>
          </table:table-cell>
          <table:table-cell/>
          <table:table-cell office:value-type="float" office:value="1442792331.65493" calcext:value-type="float">
            <text:p>1442792331.65493</text:p>
          </table:table-cell>
          <table:table-cell table:formula="of:=[.J49]-[.$B49]" office:value-type="float" office:value="8.21780800819397" calcext:value-type="float">
            <text:p>8.217808008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92323.50358" calcext:value-type="float">
            <text:p>1442792323.50358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0.430543422699" calcext:value-type="float">
            <text:p>10.4305434227</text:p>
          </table:table-cell>
          <table:table-cell table:formula="of:=[.C50]/([.D50]-[.D49])" office:value-type="float" office:value="987542.950669589" calcext:value-type="float">
            <text:p>987542.950669589</text:p>
          </table:table-cell>
          <table:table-cell/>
          <table:table-cell office:value-type="float" office:value="1442792331.74202" calcext:value-type="float">
            <text:p>1442792331.74202</text:p>
          </table:table-cell>
          <table:table-cell table:formula="of:=[.G50]-[.$B50]" office:value-type="float" office:value="8.23843812942505" calcext:value-type="float">
            <text:p>8.2384381294</text:p>
          </table:table-cell>
          <table:table-cell/>
          <table:table-cell office:value-type="float" office:value="1442792331.74212" calcext:value-type="float">
            <text:p>1442792331.74212</text:p>
          </table:table-cell>
          <table:table-cell table:formula="of:=[.J50]-[.$B50]" office:value-type="float" office:value="8.23854041099548" calcext:value-type="float">
            <text:p>8.23854041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92323.57008" calcext:value-type="float">
            <text:p>1442792323.57008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0.4970393180847" calcext:value-type="float">
            <text:p>10.4970393181</text:p>
          </table:table-cell>
          <table:table-cell table:formula="of:=[.C51]/([.D51]-[.D50])" office:value-type="float" office:value="987008.290049623" calcext:value-type="float">
            <text:p>987008.290049623</text:p>
          </table:table-cell>
          <table:table-cell/>
          <table:table-cell office:value-type="float" office:value="1442792331.81406" calcext:value-type="float">
            <text:p>1442792331.81406</text:p>
          </table:table-cell>
          <table:table-cell table:formula="of:=[.G51]-[.$B51]" office:value-type="float" office:value="8.24398446083069" calcext:value-type="float">
            <text:p>8.2439844608</text:p>
          </table:table-cell>
          <table:table-cell/>
          <table:table-cell office:value-type="float" office:value="1442792331.81411" calcext:value-type="float">
            <text:p>1442792331.81411</text:p>
          </table:table-cell>
          <table:table-cell table:formula="of:=[.J51]-[.$B51]" office:value-type="float" office:value="8.24402713775635" calcext:value-type="float">
            <text:p>8.244027137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92323.63647" calcext:value-type="float">
            <text:p>1442792323.63647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0.5634326934814" calcext:value-type="float">
            <text:p>10.5634326935</text:p>
          </table:table-cell>
          <table:table-cell table:formula="of:=[.C52]/([.D52]-[.D51])" office:value-type="float" office:value="988532.358956312" calcext:value-type="float">
            <text:p>988532.358956312</text:p>
          </table:table-cell>
          <table:table-cell/>
          <table:table-cell office:value-type="float" office:value="1442792331.89487" calcext:value-type="float">
            <text:p>1442792331.89487</text:p>
          </table:table-cell>
          <table:table-cell table:formula="of:=[.G52]-[.$B52]" office:value-type="float" office:value="8.25839447975159" calcext:value-type="float">
            <text:p>8.2583944798</text:p>
          </table:table-cell>
          <table:table-cell/>
          <table:table-cell office:value-type="float" office:value="1442792331.89491" calcext:value-type="float">
            <text:p>1442792331.89491</text:p>
          </table:table-cell>
          <table:table-cell table:formula="of:=[.J52]-[.$B52]" office:value-type="float" office:value="8.25844192504883" calcext:value-type="float">
            <text:p>8.25844192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92323.70293" calcext:value-type="float">
            <text:p>1442792323.70293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0.6298868656158" calcext:value-type="float">
            <text:p>10.6298868656</text:p>
          </table:table-cell>
          <table:table-cell table:formula="of:=[.C53]/([.D53]-[.D52])" office:value-type="float" office:value="987627.983195147" calcext:value-type="float">
            <text:p>987627.983195147</text:p>
          </table:table-cell>
          <table:table-cell/>
          <table:table-cell office:value-type="float" office:value="1442792331.98466" calcext:value-type="float">
            <text:p>1442792331.98466</text:p>
          </table:table-cell>
          <table:table-cell table:formula="of:=[.G53]-[.$B53]" office:value-type="float" office:value="8.28173732757568" calcext:value-type="float">
            <text:p>8.2817373276</text:p>
          </table:table-cell>
          <table:table-cell/>
          <table:table-cell office:value-type="float" office:value="1442792331.9847" calcext:value-type="float">
            <text:p>1442792331.9847</text:p>
          </table:table-cell>
          <table:table-cell table:formula="of:=[.J53]-[.$B53]" office:value-type="float" office:value="8.28177499771118" calcext:value-type="float">
            <text:p>8.281774997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92323.76938" calcext:value-type="float">
            <text:p>1442792323.76938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0.6963384151459" calcext:value-type="float">
            <text:p>10.6963384151</text:p>
          </table:table-cell>
          <table:table-cell table:formula="of:=[.C54]/([.D54]-[.D53])" office:value-type="float" office:value="987666.96133009" calcext:value-type="float">
            <text:p>987666.96133009</text:p>
          </table:table-cell>
          <table:table-cell/>
          <table:table-cell office:value-type="float" office:value="1442792332.05512" calcext:value-type="float">
            <text:p>1442792332.05512</text:p>
          </table:table-cell>
          <table:table-cell table:formula="of:=[.G54]-[.$B54]" office:value-type="float" office:value="8.28574442863464" calcext:value-type="float">
            <text:p>8.2857444286</text:p>
          </table:table-cell>
          <table:table-cell/>
          <table:table-cell office:value-type="float" office:value="1442792332.05516" calcext:value-type="float">
            <text:p>1442792332.05516</text:p>
          </table:table-cell>
          <table:table-cell table:formula="of:=[.J54]-[.$B54]" office:value-type="float" office:value="8.28578734397888" calcext:value-type="float">
            <text:p>8.28578734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92323.83573" calcext:value-type="float">
            <text:p>1442792323.83573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0.7626876831055" calcext:value-type="float">
            <text:p>10.7626876831</text:p>
          </table:table-cell>
          <table:table-cell table:formula="of:=[.C55]/([.D55]-[.D54])" office:value-type="float" office:value="989189.512082763" calcext:value-type="float">
            <text:p>989189.512082763</text:p>
          </table:table-cell>
          <table:table-cell/>
          <table:table-cell office:value-type="float" office:value="1442792332.1441" calcext:value-type="float">
            <text:p>1442792332.1441</text:p>
          </table:table-cell>
          <table:table-cell table:formula="of:=[.G55]-[.$B55]" office:value-type="float" office:value="8.30837678909302" calcext:value-type="float">
            <text:p>8.3083767891</text:p>
          </table:table-cell>
          <table:table-cell/>
          <table:table-cell office:value-type="float" office:value="1442792332.14434" calcext:value-type="float">
            <text:p>1442792332.14434</text:p>
          </table:table-cell>
          <table:table-cell table:formula="of:=[.J55]-[.$B55]" office:value-type="float" office:value="8.30861687660217" calcext:value-type="float">
            <text:p>8.308616876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92323.9022" calcext:value-type="float">
            <text:p>1442792323.9022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0.8291609287262" calcext:value-type="float">
            <text:p>10.8291609287</text:p>
          </table:table-cell>
          <table:table-cell table:formula="of:=[.C56]/([.D56]-[.D55])" office:value-type="float" office:value="987344.598373797" calcext:value-type="float">
            <text:p>987344.598373797</text:p>
          </table:table-cell>
          <table:table-cell/>
          <table:table-cell office:value-type="float" office:value="1442792332.18563" calcext:value-type="float">
            <text:p>1442792332.18563</text:p>
          </table:table-cell>
          <table:table-cell table:formula="of:=[.G56]-[.$B56]" office:value-type="float" office:value="8.28342604637146" calcext:value-type="float">
            <text:p>8.2834260464</text:p>
          </table:table-cell>
          <table:table-cell/>
          <table:table-cell office:value-type="float" office:value="1442792332.18567" calcext:value-type="float">
            <text:p>1442792332.18567</text:p>
          </table:table-cell>
          <table:table-cell table:formula="of:=[.J56]-[.$B56]" office:value-type="float" office:value="8.28346920013428" calcext:value-type="float">
            <text:p>8.283469200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92323.96868" calcext:value-type="float">
            <text:p>1442792323.96868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0.8956396579742" calcext:value-type="float">
            <text:p>10.895639658</text:p>
          </table:table-cell>
          <table:table-cell table:formula="of:=[.C57]/([.D57]-[.D56])" office:value-type="float" office:value="987263.155333678" calcext:value-type="float">
            <text:p>987263.155333678</text:p>
          </table:table-cell>
          <table:table-cell/>
          <table:table-cell office:value-type="float" office:value="1442792332.25601" calcext:value-type="float">
            <text:p>1442792332.25601</text:p>
          </table:table-cell>
          <table:table-cell table:formula="of:=[.G57]-[.$B57]" office:value-type="float" office:value="8.28733348846436" calcext:value-type="float">
            <text:p>8.2873334885</text:p>
          </table:table-cell>
          <table:table-cell/>
          <table:table-cell office:value-type="float" office:value="1442792332.25605" calcext:value-type="float">
            <text:p>1442792332.25605</text:p>
          </table:table-cell>
          <table:table-cell table:formula="of:=[.J57]-[.$B57]" office:value-type="float" office:value="8.28737092018127" calcext:value-type="float">
            <text:p>8.287370920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92324.03513" calcext:value-type="float">
            <text:p>1442792324.03513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0.9620904922485" calcext:value-type="float">
            <text:p>10.9620904922</text:p>
          </table:table-cell>
          <table:table-cell table:formula="of:=[.C58]/([.D58]-[.D57])" office:value-type="float" office:value="987677.5922645" calcext:value-type="float">
            <text:p>987677.5922645</text:p>
          </table:table-cell>
          <table:table-cell/>
          <table:table-cell office:value-type="float" office:value="1442792332.34528" calcext:value-type="float">
            <text:p>1442792332.34528</text:p>
          </table:table-cell>
          <table:table-cell table:formula="of:=[.G58]-[.$B58]" office:value-type="float" office:value="8.31014943122864" calcext:value-type="float">
            <text:p>8.3101494312</text:p>
          </table:table-cell>
          <table:table-cell/>
          <table:table-cell office:value-type="float" office:value="1442792332.34532" calcext:value-type="float">
            <text:p>1442792332.34532</text:p>
          </table:table-cell>
          <table:table-cell table:formula="of:=[.J58]-[.$B58]" office:value-type="float" office:value="8.3101863861084" calcext:value-type="float">
            <text:p>8.310186386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92324.10167" calcext:value-type="float">
            <text:p>1442792324.10167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1.0286314487457" calcext:value-type="float">
            <text:p>11.0286314487</text:p>
          </table:table-cell>
          <table:table-cell table:formula="of:=[.C59]/([.D59]-[.D58])" office:value-type="float" office:value="986339.894329131" calcext:value-type="float">
            <text:p>986339.894329131</text:p>
          </table:table-cell>
          <table:table-cell/>
          <table:table-cell office:value-type="float" office:value="1442792332.38643" calcext:value-type="float">
            <text:p>1442792332.38643</text:p>
          </table:table-cell>
          <table:table-cell table:formula="of:=[.G59]-[.$B59]" office:value-type="float" office:value="8.28475975990295" calcext:value-type="float">
            <text:p>8.2847597599</text:p>
          </table:table-cell>
          <table:table-cell/>
          <table:table-cell office:value-type="float" office:value="1442792332.38646" calcext:value-type="float">
            <text:p>1442792332.38646</text:p>
          </table:table-cell>
          <table:table-cell table:formula="of:=[.J59]-[.$B59]" office:value-type="float" office:value="8.28479361534119" calcext:value-type="float">
            <text:p>8.284793615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92324.16819" calcext:value-type="float">
            <text:p>1442792324.16819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1.0951483249664" calcext:value-type="float">
            <text:p>11.095148325</text:p>
          </table:table-cell>
          <table:table-cell table:formula="of:=[.C60]/([.D60]-[.D59])" office:value-type="float" office:value="986696.966680048" calcext:value-type="float">
            <text:p>986696.966680048</text:p>
          </table:table-cell>
          <table:table-cell/>
          <table:table-cell office:value-type="float" office:value="1442792332.49393" calcext:value-type="float">
            <text:p>1442792332.49393</text:p>
          </table:table-cell>
          <table:table-cell table:formula="of:=[.G60]-[.$B60]" office:value-type="float" office:value="8.32574105262756" calcext:value-type="float">
            <text:p>8.3257410526</text:p>
          </table:table-cell>
          <table:table-cell/>
          <table:table-cell office:value-type="float" office:value="1442792332.49398" calcext:value-type="float">
            <text:p>1442792332.49398</text:p>
          </table:table-cell>
          <table:table-cell table:formula="of:=[.J60]-[.$B60]" office:value-type="float" office:value="8.32578921318054" calcext:value-type="float">
            <text:p>8.325789213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92324.23468" calcext:value-type="float">
            <text:p>1442792324.23468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1.1616435050964" calcext:value-type="float">
            <text:p>11.1616435051</text:p>
          </table:table-cell>
          <table:table-cell table:formula="of:=[.C61]/([.D61]-[.D60])" office:value-type="float" office:value="987018.906809226" calcext:value-type="float">
            <text:p>987018.906809226</text:p>
          </table:table-cell>
          <table:table-cell/>
          <table:table-cell office:value-type="float" office:value="1442792332.54225" calcext:value-type="float">
            <text:p>1442792332.54225</text:p>
          </table:table-cell>
          <table:table-cell table:formula="of:=[.G61]-[.$B61]" office:value-type="float" office:value="8.30756521224976" calcext:value-type="float">
            <text:p>8.3075652122</text:p>
          </table:table-cell>
          <table:table-cell/>
          <table:table-cell office:value-type="float" office:value="1442792332.54231" calcext:value-type="float">
            <text:p>1442792332.54231</text:p>
          </table:table-cell>
          <table:table-cell table:formula="of:=[.J61]-[.$B61]" office:value-type="float" office:value="8.30762338638306" calcext:value-type="float">
            <text:p>8.307623386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92324.3012" calcext:value-type="float">
            <text:p>1442792324.3012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1.2281582355499" calcext:value-type="float">
            <text:p>11.2281582356</text:p>
          </table:table-cell>
          <table:table-cell table:formula="of:=[.C62]/([.D62]-[.D61])" office:value-type="float" office:value="986728.797553973" calcext:value-type="float">
            <text:p>986728.797553973</text:p>
          </table:table-cell>
          <table:table-cell/>
          <table:table-cell office:value-type="float" office:value="1442792332.61792" calcext:value-type="float">
            <text:p>1442792332.61792</text:p>
          </table:table-cell>
          <table:table-cell table:formula="of:=[.G62]-[.$B62]" office:value-type="float" office:value="8.3167200088501" calcext:value-type="float">
            <text:p>8.3167200089</text:p>
          </table:table-cell>
          <table:table-cell/>
          <table:table-cell office:value-type="float" office:value="1442792332.61796" calcext:value-type="float">
            <text:p>1442792332.61796</text:p>
          </table:table-cell>
          <table:table-cell table:formula="of:=[.J62]-[.$B62]" office:value-type="float" office:value="8.31676316261292" calcext:value-type="float">
            <text:p>8.316763162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92324.36768" calcext:value-type="float">
            <text:p>1442792324.36768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1.2946424484253" calcext:value-type="float">
            <text:p>11.2946424484</text:p>
          </table:table-cell>
          <table:table-cell table:formula="of:=[.C63]/([.D63]-[.D62])" office:value-type="float" office:value="987181.725728425" calcext:value-type="float">
            <text:p>987181.725728425</text:p>
          </table:table-cell>
          <table:table-cell/>
          <table:table-cell office:value-type="float" office:value="1442792332.69498" calcext:value-type="float">
            <text:p>1442792332.69498</text:p>
          </table:table-cell>
          <table:table-cell table:formula="of:=[.G63]-[.$B63]" office:value-type="float" office:value="8.32729983329773" calcext:value-type="float">
            <text:p>8.3272998333</text:p>
          </table:table-cell>
          <table:table-cell/>
          <table:table-cell office:value-type="float" office:value="1442792332.69502" calcext:value-type="float">
            <text:p>1442792332.69502</text:p>
          </table:table-cell>
          <table:table-cell table:formula="of:=[.J63]-[.$B63]" office:value-type="float" office:value="8.32733726501465" calcext:value-type="float">
            <text:p>8.32733726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92324.43411" calcext:value-type="float">
            <text:p>1442792324.43411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1.3610708713532" calcext:value-type="float">
            <text:p>11.3610708714</text:p>
          </table:table-cell>
          <table:table-cell table:formula="of:=[.C64]/([.D64]-[.D63])" office:value-type="float" office:value="988010.810843404" calcext:value-type="float">
            <text:p>988010.810843404</text:p>
          </table:table-cell>
          <table:table-cell/>
          <table:table-cell office:value-type="float" office:value="1442792332.78433" calcext:value-type="float">
            <text:p>1442792332.78433</text:p>
          </table:table-cell>
          <table:table-cell table:formula="of:=[.G64]-[.$B64]" office:value-type="float" office:value="8.35022521018982" calcext:value-type="float">
            <text:p>8.3502252102</text:p>
          </table:table-cell>
          <table:table-cell/>
          <table:table-cell office:value-type="float" office:value="1442792332.7844" calcext:value-type="float">
            <text:p>1442792332.7844</text:p>
          </table:table-cell>
          <table:table-cell table:formula="of:=[.J64]-[.$B64]" office:value-type="float" office:value="8.35028672218323" calcext:value-type="float">
            <text:p>8.350286722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92324.5006" calcext:value-type="float">
            <text:p>1442792324.5006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1.4275591373444" calcext:value-type="float">
            <text:p>11.4275591373</text:p>
          </table:table-cell>
          <table:table-cell table:formula="of:=[.C65]/([.D65]-[.D64])" office:value-type="float" office:value="987121.547261826" calcext:value-type="float">
            <text:p>987121.547261826</text:p>
          </table:table-cell>
          <table:table-cell/>
          <table:table-cell office:value-type="float" office:value="1442792332.85894" calcext:value-type="float">
            <text:p>1442792332.85894</text:p>
          </table:table-cell>
          <table:table-cell table:formula="of:=[.G65]-[.$B65]" office:value-type="float" office:value="8.35833716392517" calcext:value-type="float">
            <text:p>8.3583371639</text:p>
          </table:table-cell>
          <table:table-cell/>
          <table:table-cell office:value-type="float" office:value="1442792332.85898" calcext:value-type="float">
            <text:p>1442792332.85898</text:p>
          </table:table-cell>
          <table:table-cell table:formula="of:=[.J65]-[.$B65]" office:value-type="float" office:value="8.35838055610657" calcext:value-type="float">
            <text:p>8.358380556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92324.56715" calcext:value-type="float">
            <text:p>1442792324.56715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1.4941079616547" calcext:value-type="float">
            <text:p>11.4941079617</text:p>
          </table:table-cell>
          <table:table-cell table:formula="of:=[.C66]/([.D66]-[.D65])" office:value-type="float" office:value="986223.283133782" calcext:value-type="float">
            <text:p>986223.283133782</text:p>
          </table:table-cell>
          <table:table-cell/>
          <table:table-cell office:value-type="float" office:value="1442792332.93879" calcext:value-type="float">
            <text:p>1442792332.93879</text:p>
          </table:table-cell>
          <table:table-cell table:formula="of:=[.G66]-[.$B66]" office:value-type="float" office:value="8.37164497375488" calcext:value-type="float">
            <text:p>8.3716449738</text:p>
          </table:table-cell>
          <table:table-cell/>
          <table:table-cell office:value-type="float" office:value="1442792332.93888" calcext:value-type="float">
            <text:p>1442792332.93888</text:p>
          </table:table-cell>
          <table:table-cell table:formula="of:=[.J66]-[.$B66]" office:value-type="float" office:value="8.37173652648926" calcext:value-type="float">
            <text:p>8.37173652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92324.6337" calcext:value-type="float">
            <text:p>1442792324.6337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1.5606586933136" calcext:value-type="float">
            <text:p>11.5606586933</text:p>
          </table:table-cell>
          <table:table-cell table:formula="of:=[.C67]/([.D67]-[.D66])" office:value-type="float" office:value="986195.017905379" calcext:value-type="float">
            <text:p>986195.017905379</text:p>
          </table:table-cell>
          <table:table-cell/>
          <table:table-cell office:value-type="float" office:value="1442792332.97806" calcext:value-type="float">
            <text:p>1442792332.97806</text:p>
          </table:table-cell>
          <table:table-cell table:formula="of:=[.G67]-[.$B67]" office:value-type="float" office:value="8.34436273574829" calcext:value-type="float">
            <text:p>8.3443627357</text:p>
          </table:table-cell>
          <table:table-cell/>
          <table:table-cell office:value-type="float" office:value="1442792332.9781" calcext:value-type="float">
            <text:p>1442792332.9781</text:p>
          </table:table-cell>
          <table:table-cell table:formula="of:=[.J67]-[.$B67]" office:value-type="float" office:value="8.34439921379089" calcext:value-type="float">
            <text:p>8.344399213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92324.70016" calcext:value-type="float">
            <text:p>1442792324.70016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1.6271164417267" calcext:value-type="float">
            <text:p>11.6271164417</text:p>
          </table:table-cell>
          <table:table-cell table:formula="of:=[.C68]/([.D68]-[.D67])" office:value-type="float" office:value="987574.836150733" calcext:value-type="float">
            <text:p>987574.836150733</text:p>
          </table:table-cell>
          <table:table-cell/>
          <table:table-cell office:value-type="float" office:value="1442792333.06019" calcext:value-type="float">
            <text:p>1442792333.06019</text:p>
          </table:table-cell>
          <table:table-cell table:formula="of:=[.G68]-[.$B68]" office:value-type="float" office:value="8.3600332736969" calcext:value-type="float">
            <text:p>8.3600332737</text:p>
          </table:table-cell>
          <table:table-cell/>
          <table:table-cell office:value-type="float" office:value="1442792333.06023" calcext:value-type="float">
            <text:p>1442792333.06023</text:p>
          </table:table-cell>
          <table:table-cell table:formula="of:=[.J68]-[.$B68]" office:value-type="float" office:value="8.36007404327393" calcext:value-type="float">
            <text:p>8.360074043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92324.76665" calcext:value-type="float">
            <text:p>1442792324.76665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1.6936142444611" calcext:value-type="float">
            <text:p>11.6936142445</text:p>
          </table:table-cell>
          <table:table-cell table:formula="of:=[.C69]/([.D69]-[.D68])" office:value-type="float" office:value="986979.979807251" calcext:value-type="float">
            <text:p>986979.979807251</text:p>
          </table:table-cell>
          <table:table-cell/>
          <table:table-cell office:value-type="float" office:value="1442792333.14013" calcext:value-type="float">
            <text:p>1442792333.14013</text:p>
          </table:table-cell>
          <table:table-cell table:formula="of:=[.G69]-[.$B69]" office:value-type="float" office:value="8.37347984313965" calcext:value-type="float">
            <text:p>8.3734798431</text:p>
          </table:table-cell>
          <table:table-cell/>
          <table:table-cell office:value-type="float" office:value="1442792333.14018" calcext:value-type="float">
            <text:p>1442792333.14018</text:p>
          </table:table-cell>
          <table:table-cell table:formula="of:=[.J69]-[.$B69]" office:value-type="float" office:value="8.37352252006531" calcext:value-type="float">
            <text:p>8.373522520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92324.83311" calcext:value-type="float">
            <text:p>1442792324.83311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1.7600741386414" calcext:value-type="float">
            <text:p>11.7600741386</text:p>
          </table:table-cell>
          <table:table-cell table:formula="of:=[.C70]/([.D70]-[.D69])" office:value-type="float" office:value="987542.950669589" calcext:value-type="float">
            <text:p>987542.950669589</text:p>
          </table:table-cell>
          <table:table-cell/>
          <table:table-cell office:value-type="float" office:value="1442792333.17875" calcext:value-type="float">
            <text:p>1442792333.17875</text:p>
          </table:table-cell>
          <table:table-cell table:formula="of:=[.G70]-[.$B70]" office:value-type="float" office:value="8.34564161300659" calcext:value-type="float">
            <text:p>8.345641613</text:p>
          </table:table-cell>
          <table:table-cell/>
          <table:table-cell office:value-type="float" office:value="1442792333.17885" calcext:value-type="float">
            <text:p>1442792333.17885</text:p>
          </table:table-cell>
          <table:table-cell table:formula="of:=[.J70]-[.$B70]" office:value-type="float" office:value="8.34574103355408" calcext:value-type="float">
            <text:p>8.345741033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92324.89958" calcext:value-type="float">
            <text:p>1442792324.89958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1.8265426158905" calcext:value-type="float">
            <text:p>11.8265426159</text:p>
          </table:table-cell>
          <table:table-cell table:formula="of:=[.C71]/([.D71]-[.D70])" office:value-type="float" office:value="987415.42933186" calcext:value-type="float">
            <text:p>987415.42933186</text:p>
          </table:table-cell>
          <table:table-cell/>
          <table:table-cell office:value-type="float" office:value="1442792333.26086" calcext:value-type="float">
            <text:p>1442792333.26086</text:p>
          </table:table-cell>
          <table:table-cell table:formula="of:=[.G71]-[.$B71]" office:value-type="float" office:value="8.36127591133118" calcext:value-type="float">
            <text:p>8.3612759113</text:p>
          </table:table-cell>
          <table:table-cell/>
          <table:table-cell office:value-type="float" office:value="1442792333.26089" calcext:value-type="float">
            <text:p>1442792333.26089</text:p>
          </table:table-cell>
          <table:table-cell table:formula="of:=[.J71]-[.$B71]" office:value-type="float" office:value="8.36131262779236" calcext:value-type="float">
            <text:p>8.361312627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92324.96606" calcext:value-type="float">
            <text:p>1442792324.96606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1.8930206298828" calcext:value-type="float">
            <text:p>11.8930206299</text:p>
          </table:table-cell>
          <table:table-cell table:formula="of:=[.C72]/([.D72]-[.D71])" office:value-type="float" office:value="987273.777576938" calcext:value-type="float">
            <text:p>987273.777576938</text:p>
          </table:table-cell>
          <table:table-cell/>
          <table:table-cell office:value-type="float" office:value="1442792333.34114" calcext:value-type="float">
            <text:p>1442792333.34114</text:p>
          </table:table-cell>
          <table:table-cell table:formula="of:=[.G72]-[.$B72]" office:value-type="float" office:value="8.37508273124695" calcext:value-type="float">
            <text:p>8.3750827312</text:p>
          </table:table-cell>
          <table:table-cell/>
          <table:table-cell office:value-type="float" office:value="1442792333.34118" calcext:value-type="float">
            <text:p>1442792333.34118</text:p>
          </table:table-cell>
          <table:table-cell table:formula="of:=[.J72]-[.$B72]" office:value-type="float" office:value="8.37512254714966" calcext:value-type="float">
            <text:p>8.375122547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92325.03052" calcext:value-type="float">
            <text:p>1442792325.03052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1.957480430603" calcext:value-type="float">
            <text:p>11.9574804306</text:p>
          </table:table-cell>
          <table:table-cell table:formula="of:=[.C73]/([.D73]-[.D72])" office:value-type="float" office:value="1018184.96592742" calcext:value-type="float">
            <text:p>1018184.96592742</text:p>
          </table:table-cell>
          <table:table-cell/>
          <table:table-cell office:value-type="float" office:value="1442792333.37988" calcext:value-type="float">
            <text:p>1442792333.37988</text:p>
          </table:table-cell>
          <table:table-cell table:formula="of:=[.G73]-[.$B73]" office:value-type="float" office:value="8.34936451911926" calcext:value-type="float">
            <text:p>8.3493645191</text:p>
          </table:table-cell>
          <table:table-cell/>
          <table:table-cell office:value-type="float" office:value="1442792333.37992" calcext:value-type="float">
            <text:p>1442792333.37992</text:p>
          </table:table-cell>
          <table:table-cell table:formula="of:=[.J73]-[.$B73]" office:value-type="float" office:value="8.34940099716187" calcext:value-type="float">
            <text:p>8.349400997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92325.09407" calcext:value-type="float">
            <text:p>1442792325.09407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2.0210340023041" calcext:value-type="float">
            <text:p>12.0210340023</text:p>
          </table:table-cell>
          <table:table-cell table:formula="of:=[.C74]/([.D74]-[.D73])" office:value-type="float" office:value="1032703.5639905" calcext:value-type="float">
            <text:p>1032703.5639905</text:p>
          </table:table-cell>
          <table:table-cell/>
          <table:table-cell office:value-type="float" office:value="1442792333.46165" calcext:value-type="float">
            <text:p>1442792333.46165</text:p>
          </table:table-cell>
          <table:table-cell table:formula="of:=[.G74]-[.$B74]" office:value-type="float" office:value="8.36758017539978" calcext:value-type="float">
            <text:p>8.3675801754</text:p>
          </table:table-cell>
          <table:table-cell/>
          <table:table-cell office:value-type="float" office:value="1442792333.46168" calcext:value-type="float">
            <text:p>1442792333.46168</text:p>
          </table:table-cell>
          <table:table-cell table:formula="of:=[.J74]-[.$B74]" office:value-type="float" office:value="8.36761116981506" calcext:value-type="float">
            <text:p>8.367611169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92325.15757" calcext:value-type="float">
            <text:p>1442792325.15757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2.0845291614532" calcext:value-type="float">
            <text:p>12.0845291615</text:p>
          </table:table-cell>
          <table:table-cell table:formula="of:=[.C75]/([.D75]-[.D74])" office:value-type="float" office:value="1033653.60256535" calcext:value-type="float">
            <text:p>1033653.60256535</text:p>
          </table:table-cell>
          <table:table-cell/>
          <table:table-cell office:value-type="float" office:value="1442792333.54214" calcext:value-type="float">
            <text:p>1442792333.54214</text:p>
          </table:table-cell>
          <table:table-cell table:formula="of:=[.G75]-[.$B75]" office:value-type="float" office:value="8.38456892967224" calcext:value-type="float">
            <text:p>8.3845689297</text:p>
          </table:table-cell>
          <table:table-cell/>
          <table:table-cell office:value-type="float" office:value="1442792333.54219" calcext:value-type="float">
            <text:p>1442792333.54219</text:p>
          </table:table-cell>
          <table:table-cell table:formula="of:=[.J75]-[.$B75]" office:value-type="float" office:value="8.38462638854981" calcext:value-type="float">
            <text:p>8.384626388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92325.22105" calcext:value-type="float">
            <text:p>1442792325.22105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2.1480100154877" calcext:value-type="float">
            <text:p>12.1480100155</text:p>
          </table:table-cell>
          <table:table-cell table:formula="of:=[.C76]/([.D76]-[.D75])" office:value-type="float" office:value="1033886.53158966" calcext:value-type="float">
            <text:p>1033886.53158966</text:p>
          </table:table-cell>
          <table:table-cell/>
          <table:table-cell office:value-type="float" office:value="1442792333.61898" calcext:value-type="float">
            <text:p>1442792333.61898</text:p>
          </table:table-cell>
          <table:table-cell table:formula="of:=[.G76]-[.$B76]" office:value-type="float" office:value="8.39793229103088" calcext:value-type="float">
            <text:p>8.397932291</text:p>
          </table:table-cell>
          <table:table-cell/>
          <table:table-cell office:value-type="float" office:value="1442792333.61904" calcext:value-type="float">
            <text:p>1442792333.61904</text:p>
          </table:table-cell>
          <table:table-cell table:formula="of:=[.J76]-[.$B76]" office:value-type="float" office:value="8.39799070358276" calcext:value-type="float">
            <text:p>8.397990703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92325.28455" calcext:value-type="float">
            <text:p>1442792325.28455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2.2115061283112" calcext:value-type="float">
            <text:p>12.2115061283</text:p>
          </table:table-cell>
          <table:table-cell table:formula="of:=[.C77]/([.D77]-[.D76])" office:value-type="float" office:value="1033638.07769542" calcext:value-type="float">
            <text:p>1033638.07769542</text:p>
          </table:table-cell>
          <table:table-cell/>
          <table:table-cell office:value-type="float" office:value="1442792333.66271" calcext:value-type="float">
            <text:p>1442792333.66271</text:p>
          </table:table-cell>
          <table:table-cell table:formula="of:=[.G77]-[.$B77]" office:value-type="float" office:value="8.37816452980042" calcext:value-type="float">
            <text:p>8.3781645298</text:p>
          </table:table-cell>
          <table:table-cell/>
          <table:table-cell office:value-type="float" office:value="1442792333.66287" calcext:value-type="float">
            <text:p>1442792333.66287</text:p>
          </table:table-cell>
          <table:table-cell table:formula="of:=[.J77]-[.$B77]" office:value-type="float" office:value="8.37832188606262" calcext:value-type="float">
            <text:p>8.378321886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92325.34799" calcext:value-type="float">
            <text:p>1442792325.34799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2.2749471664429" calcext:value-type="float">
            <text:p>12.2749471664</text:p>
          </table:table-cell>
          <table:table-cell table:formula="of:=[.C78]/([.D78]-[.D77])" office:value-type="float" office:value="1034535.40378292" calcext:value-type="float">
            <text:p>1034535.40378292</text:p>
          </table:table-cell>
          <table:table-cell/>
          <table:table-cell office:value-type="float" office:value="1442792333.74329" calcext:value-type="float">
            <text:p>1442792333.74329</text:p>
          </table:table-cell>
          <table:table-cell table:formula="of:=[.G78]-[.$B78]" office:value-type="float" office:value="8.39530467987061" calcext:value-type="float">
            <text:p>8.3953046799</text:p>
          </table:table-cell>
          <table:table-cell/>
          <table:table-cell office:value-type="float" office:value="1442792333.74333" calcext:value-type="float">
            <text:p>1442792333.74333</text:p>
          </table:table-cell>
          <table:table-cell table:formula="of:=[.J78]-[.$B78]" office:value-type="float" office:value="8.39534735679626" calcext:value-type="float">
            <text:p>8.395347356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92325.41141" calcext:value-type="float">
            <text:p>1442792325.41141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2.3383734226227" calcext:value-type="float">
            <text:p>12.3383734226</text:p>
          </table:table-cell>
          <table:table-cell table:formula="of:=[.C79]/([.D79]-[.D78])" office:value-type="float" office:value="1034776.50980908" calcext:value-type="float">
            <text:p>1034776.50980908</text:p>
          </table:table-cell>
          <table:table-cell/>
          <table:table-cell office:value-type="float" office:value="1442792333.81977" calcext:value-type="float">
            <text:p>1442792333.81977</text:p>
          </table:table-cell>
          <table:table-cell table:formula="of:=[.G79]-[.$B79]" office:value-type="float" office:value="8.40835547447205" calcext:value-type="float">
            <text:p>8.4083554745</text:p>
          </table:table-cell>
          <table:table-cell/>
          <table:table-cell office:value-type="float" office:value="1442792333.81981" calcext:value-type="float">
            <text:p>1442792333.81981</text:p>
          </table:table-cell>
          <table:table-cell table:formula="of:=[.J79]-[.$B79]" office:value-type="float" office:value="8.40839457511902" calcext:value-type="float">
            <text:p>8.408394575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92325.47484" calcext:value-type="float">
            <text:p>1442792325.47484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2.4018037319183" calcext:value-type="float">
            <text:p>12.4018037319</text:p>
          </table:table-cell>
          <table:table-cell table:formula="of:=[.C80]/([.D80]-[.D79])" office:value-type="float" office:value="1034710.38891019" calcext:value-type="float">
            <text:p>1034710.38891019</text:p>
          </table:table-cell>
          <table:table-cell/>
          <table:table-cell office:value-type="float" office:value="1442792333.86391" calcext:value-type="float">
            <text:p>1442792333.86391</text:p>
          </table:table-cell>
          <table:table-cell table:formula="of:=[.G80]-[.$B80]" office:value-type="float" office:value="8.38906645774841" calcext:value-type="float">
            <text:p>8.3890664577</text:p>
          </table:table-cell>
          <table:table-cell/>
          <table:table-cell office:value-type="float" office:value="1442792333.86396" calcext:value-type="float">
            <text:p>1442792333.86396</text:p>
          </table:table-cell>
          <table:table-cell table:formula="of:=[.J80]-[.$B80]" office:value-type="float" office:value="8.38911414146423" calcext:value-type="float">
            <text:p>8.389114141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92325.53837" calcext:value-type="float">
            <text:p>1442792325.53837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2.4653279781342" calcext:value-type="float">
            <text:p>12.4653279781</text:p>
          </table:table-cell>
          <table:table-cell table:formula="of:=[.C81]/([.D81]-[.D80])" office:value-type="float" office:value="1033180.30373818" calcext:value-type="float">
            <text:p>1033180.30373818</text:p>
          </table:table-cell>
          <table:table-cell/>
          <table:table-cell office:value-type="float" office:value="1442792333.94411" calcext:value-type="float">
            <text:p>1442792333.94411</text:p>
          </table:table-cell>
          <table:table-cell table:formula="of:=[.G81]-[.$B81]" office:value-type="float" office:value="8.40574550628662" calcext:value-type="float">
            <text:p>8.4057455063</text:p>
          </table:table-cell>
          <table:table-cell/>
          <table:table-cell office:value-type="float" office:value="1442792333.94415" calcext:value-type="float">
            <text:p>1442792333.94415</text:p>
          </table:table-cell>
          <table:table-cell table:formula="of:=[.J81]-[.$B81]" office:value-type="float" office:value="8.40578055381775" calcext:value-type="float">
            <text:p>8.40578055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92325.60171" calcext:value-type="float">
            <text:p>1442792325.60171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2.5286662578583" calcext:value-type="float">
            <text:p>12.5286662579</text:p>
          </table:table-cell>
          <table:table-cell table:formula="of:=[.C82]/([.D82]-[.D81])" office:value-type="float" office:value="1036213.8076037" calcext:value-type="float">
            <text:p>1036213.8076037</text:p>
          </table:table-cell>
          <table:table-cell/>
          <table:table-cell office:value-type="float" office:value="1442792334.02082" calcext:value-type="float">
            <text:p>1442792334.02082</text:p>
          </table:table-cell>
          <table:table-cell table:formula="of:=[.G82]-[.$B82]" office:value-type="float" office:value="8.419114112854" calcext:value-type="float">
            <text:p>8.4191141129</text:p>
          </table:table-cell>
          <table:table-cell/>
          <table:table-cell office:value-type="float" office:value="1442792334.02086" calcext:value-type="float">
            <text:p>1442792334.02086</text:p>
          </table:table-cell>
          <table:table-cell table:formula="of:=[.J82]-[.$B82]" office:value-type="float" office:value="8.41915535926819" calcext:value-type="float">
            <text:p>8.419155359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92325.665" calcext:value-type="float">
            <text:p>1442792325.665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2.5919630527496" calcext:value-type="float">
            <text:p>12.5919630527</text:p>
          </table:table-cell>
          <table:table-cell table:formula="of:=[.C83]/([.D83]-[.D82])" office:value-type="float" office:value="1036892.94398951" calcext:value-type="float">
            <text:p>1036892.94398951</text:p>
          </table:table-cell>
          <table:table-cell/>
          <table:table-cell office:value-type="float" office:value="1442792334.06008" calcext:value-type="float">
            <text:p>1442792334.06008</text:p>
          </table:table-cell>
          <table:table-cell table:formula="of:=[.G83]-[.$B83]" office:value-type="float" office:value="8.39507675170898" calcext:value-type="float">
            <text:p>8.3950767517</text:p>
          </table:table-cell>
          <table:table-cell/>
          <table:table-cell office:value-type="float" office:value="1442792334.06014" calcext:value-type="float">
            <text:p>1442792334.06014</text:p>
          </table:table-cell>
          <table:table-cell table:formula="of:=[.J83]-[.$B83]" office:value-type="float" office:value="8.3951404094696" calcext:value-type="float">
            <text:p>8.395140409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92325.72828" calcext:value-type="float">
            <text:p>1442792325.72828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2.6552386283875" calcext:value-type="float">
            <text:p>12.6552386284</text:p>
          </table:table-cell>
          <table:table-cell table:formula="of:=[.C84]/([.D84]-[.D83])" office:value-type="float" office:value="1037240.66258473" calcext:value-type="float">
            <text:p>1037240.66258473</text:p>
          </table:table-cell>
          <table:table-cell/>
          <table:table-cell office:value-type="float" office:value="1442792334.10868" calcext:value-type="float">
            <text:p>1442792334.10868</text:p>
          </table:table-cell>
          <table:table-cell table:formula="of:=[.G84]-[.$B84]" office:value-type="float" office:value="8.3804018497467" calcext:value-type="float">
            <text:p>8.3804018497</text:p>
          </table:table-cell>
          <table:table-cell/>
          <table:table-cell office:value-type="float" office:value="1442792334.10872" calcext:value-type="float">
            <text:p>1442792334.10872</text:p>
          </table:table-cell>
          <table:table-cell table:formula="of:=[.J84]-[.$B84]" office:value-type="float" office:value="8.38044047355652" calcext:value-type="float">
            <text:p>8.380440473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92325.79154" calcext:value-type="float">
            <text:p>1442792325.79154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2.7185015678406" calcext:value-type="float">
            <text:p>12.7185015678</text:p>
          </table:table-cell>
          <table:table-cell table:formula="of:=[.C85]/([.D85]-[.D84])" office:value-type="float" office:value="1037447.8417752" calcext:value-type="float">
            <text:p>1037447.8417752</text:p>
          </table:table-cell>
          <table:table-cell/>
          <table:table-cell office:value-type="float" office:value="1442792334.15677" calcext:value-type="float">
            <text:p>1442792334.15677</text:p>
          </table:table-cell>
          <table:table-cell table:formula="of:=[.G85]-[.$B85]" office:value-type="float" office:value="8.36522459983826" calcext:value-type="float">
            <text:p>8.3652245998</text:p>
          </table:table-cell>
          <table:table-cell/>
          <table:table-cell office:value-type="float" office:value="1442792334.15682" calcext:value-type="float">
            <text:p>1442792334.15682</text:p>
          </table:table-cell>
          <table:table-cell table:formula="of:=[.J85]-[.$B85]" office:value-type="float" office:value="8.36527633666992" calcext:value-type="float">
            <text:p>8.365276336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92325.85477" calcext:value-type="float">
            <text:p>1442792325.85477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2.781726360321" calcext:value-type="float">
            <text:p>12.7817263603</text:p>
          </table:table-cell>
          <table:table-cell table:formula="of:=[.C86]/([.D86]-[.D85])" office:value-type="float" office:value="1038073.79075661" calcext:value-type="float">
            <text:p>1038073.79075661</text:p>
          </table:table-cell>
          <table:table-cell/>
          <table:table-cell office:value-type="float" office:value="1442792334.22789" calcext:value-type="float">
            <text:p>1442792334.22789</text:p>
          </table:table-cell>
          <table:table-cell table:formula="of:=[.G86]-[.$B86]" office:value-type="float" office:value="8.37312197685242" calcext:value-type="float">
            <text:p>8.3731219769</text:p>
          </table:table-cell>
          <table:table-cell/>
          <table:table-cell office:value-type="float" office:value="1442792334.22795" calcext:value-type="float">
            <text:p>1442792334.22795</text:p>
          </table:table-cell>
          <table:table-cell table:formula="of:=[.J86]-[.$B86]" office:value-type="float" office:value="8.37318658828735" calcext:value-type="float">
            <text:p>8.373186588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92325.91804" calcext:value-type="float">
            <text:p>1442792325.91804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2.8449974060059" calcext:value-type="float">
            <text:p>12.844997406</text:p>
          </table:table-cell>
          <table:table-cell table:formula="of:=[.C87]/([.D87]-[.D86])" office:value-type="float" office:value="1037314.92485436" calcext:value-type="float">
            <text:p>1037314.92485436</text:p>
          </table:table-cell>
          <table:table-cell/>
          <table:table-cell office:value-type="float" office:value="1442792334.30862" calcext:value-type="float">
            <text:p>1442792334.30862</text:p>
          </table:table-cell>
          <table:table-cell table:formula="of:=[.G87]-[.$B87]" office:value-type="float" office:value="8.39058804512024" calcext:value-type="float">
            <text:p>8.3905880451</text:p>
          </table:table-cell>
          <table:table-cell/>
          <table:table-cell office:value-type="float" office:value="1442792334.30867" calcext:value-type="float">
            <text:p>1442792334.30867</text:p>
          </table:table-cell>
          <table:table-cell table:formula="of:=[.J87]-[.$B87]" office:value-type="float" office:value="8.39063429832459" calcext:value-type="float">
            <text:p>8.390634298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92325.98126" calcext:value-type="float">
            <text:p>1442792325.98126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2.9082186222076" calcext:value-type="float">
            <text:p>12.9082186222</text:p>
          </table:table-cell>
          <table:table-cell table:formula="of:=[.C88]/([.D88]-[.D87])" office:value-type="float" office:value="1038132.51220165" calcext:value-type="float">
            <text:p>1038132.51220165</text:p>
          </table:table-cell>
          <table:table-cell/>
          <table:table-cell office:value-type="float" office:value="1442792334.38907" calcext:value-type="float">
            <text:p>1442792334.38907</text:p>
          </table:table-cell>
          <table:table-cell table:formula="of:=[.G88]-[.$B88]" office:value-type="float" office:value="8.40781426429749" calcext:value-type="float">
            <text:p>8.4078142643</text:p>
          </table:table-cell>
          <table:table-cell/>
          <table:table-cell office:value-type="float" office:value="1442792334.3891" calcext:value-type="float">
            <text:p>1442792334.3891</text:p>
          </table:table-cell>
          <table:table-cell table:formula="of:=[.J88]-[.$B88]" office:value-type="float" office:value="8.40783905982971" calcext:value-type="float">
            <text:p>8.407839059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92326.0426" calcext:value-type="float">
            <text:p>1442792326.0426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2.9695644378662" calcext:value-type="float">
            <text:p>12.9695644379</text:p>
          </table:table-cell>
          <table:table-cell table:formula="of:=[.C89]/([.D89]-[.D88])" office:value-type="float" office:value="1069869.22083303" calcext:value-type="float">
            <text:p>1069869.22083303</text:p>
          </table:table-cell>
          <table:table-cell/>
          <table:table-cell office:value-type="float" office:value="1442792334.45636" calcext:value-type="float">
            <text:p>1442792334.45636</text:p>
          </table:table-cell>
          <table:table-cell table:formula="of:=[.G89]-[.$B89]" office:value-type="float" office:value="8.41375327110291" calcext:value-type="float">
            <text:p>8.4137532711</text:p>
          </table:table-cell>
          <table:table-cell/>
          <table:table-cell office:value-type="float" office:value="1442792334.45638" calcext:value-type="float">
            <text:p>1442792334.45638</text:p>
          </table:table-cell>
          <table:table-cell table:formula="of:=[.J89]-[.$B89]" office:value-type="float" office:value="8.41377377510071" calcext:value-type="float">
            <text:p>8.413773775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92326.10305" calcext:value-type="float">
            <text:p>1442792326.10305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3.0300116539001" calcext:value-type="float">
            <text:p>13.0300116539</text:p>
          </table:table-cell>
          <table:table-cell table:formula="of:=[.C90]/([.D90]-[.D89])" office:value-type="float" office:value="1085773.74288261" calcext:value-type="float">
            <text:p>1085773.74288261</text:p>
          </table:table-cell>
          <table:table-cell/>
          <table:table-cell office:value-type="float" office:value="1442792334.53694" calcext:value-type="float">
            <text:p>1442792334.53694</text:p>
          </table:table-cell>
          <table:table-cell table:formula="of:=[.G90]-[.$B90]" office:value-type="float" office:value="8.43388485908508" calcext:value-type="float">
            <text:p>8.4338848591</text:p>
          </table:table-cell>
          <table:table-cell/>
          <table:table-cell office:value-type="float" office:value="1442792334.53696" calcext:value-type="float">
            <text:p>1442792334.53696</text:p>
          </table:table-cell>
          <table:table-cell table:formula="of:=[.J90]-[.$B90]" office:value-type="float" office:value="8.43390560150147" calcext:value-type="float">
            <text:p>8.433905601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92326.16353" calcext:value-type="float">
            <text:p>1442792326.16353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3.0904879570007" calcext:value-type="float">
            <text:p>13.090487957</text:p>
          </table:table-cell>
          <table:table-cell table:formula="of:=[.C91]/([.D91]-[.D90])" office:value-type="float" office:value="1085251.52225061" calcext:value-type="float">
            <text:p>1085251.52225061</text:p>
          </table:table-cell>
          <table:table-cell/>
          <table:table-cell office:value-type="float" office:value="1442792334.61762" calcext:value-type="float">
            <text:p>1442792334.61762</text:p>
          </table:table-cell>
          <table:table-cell table:formula="of:=[.G91]-[.$B91]" office:value-type="float" office:value="8.45409774780273" calcext:value-type="float">
            <text:p>8.4540977478</text:p>
          </table:table-cell>
          <table:table-cell/>
          <table:table-cell office:value-type="float" office:value="1442792334.61767" calcext:value-type="float">
            <text:p>1442792334.61767</text:p>
          </table:table-cell>
          <table:table-cell table:formula="of:=[.J91]-[.$B91]" office:value-type="float" office:value="8.45414328575134" calcext:value-type="float">
            <text:p>8.454143285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92326.224" calcext:value-type="float">
            <text:p>1442792326.224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3.1509630680084" calcext:value-type="float">
            <text:p>13.150963068</text:p>
          </table:table-cell>
          <table:table-cell table:formula="of:=[.C92]/([.D92]-[.D91])" office:value-type="float" office:value="1085272.91486334" calcext:value-type="float">
            <text:p>1085272.91486334</text:p>
          </table:table-cell>
          <table:table-cell/>
          <table:table-cell office:value-type="float" office:value="1442792334.6849" calcext:value-type="float">
            <text:p>1442792334.6849</text:p>
          </table:table-cell>
          <table:table-cell table:formula="of:=[.G92]-[.$B92]" office:value-type="float" office:value="8.46089339256287" calcext:value-type="float">
            <text:p>8.4608933926</text:p>
          </table:table-cell>
          <table:table-cell/>
          <table:table-cell office:value-type="float" office:value="1442792334.68493" calcext:value-type="float">
            <text:p>1442792334.68493</text:p>
          </table:table-cell>
          <table:table-cell table:formula="of:=[.J92]-[.$B92]" office:value-type="float" office:value="8.46092748641968" calcext:value-type="float">
            <text:p>8.460927486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92326.2845" calcext:value-type="float">
            <text:p>1442792326.2845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3.2114589214325" calcext:value-type="float">
            <text:p>13.2114589214</text:p>
          </table:table-cell>
          <table:table-cell table:formula="of:=[.C93]/([.D93]-[.D92])" office:value-type="float" office:value="1084900.80369515" calcext:value-type="float">
            <text:p>1084900.80369515</text:p>
          </table:table-cell>
          <table:table-cell/>
          <table:table-cell office:value-type="float" office:value="1442792334.76527" calcext:value-type="float">
            <text:p>1442792334.76527</text:p>
          </table:table-cell>
          <table:table-cell table:formula="of:=[.G93]-[.$B93]" office:value-type="float" office:value="8.48077344894409" calcext:value-type="float">
            <text:p>8.4807734489</text:p>
          </table:table-cell>
          <table:table-cell/>
          <table:table-cell office:value-type="float" office:value="1442792334.76529" calcext:value-type="float">
            <text:p>1442792334.76529</text:p>
          </table:table-cell>
          <table:table-cell table:formula="of:=[.J93]-[.$B93]" office:value-type="float" office:value="8.48079228401184" calcext:value-type="float">
            <text:p>8.48079228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92326.34496" calcext:value-type="float">
            <text:p>1442792326.34496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3.2719192504883" calcext:value-type="float">
            <text:p>13.2719192505</text:p>
          </table:table-cell>
          <table:table-cell table:formula="of:=[.C94]/([.D94]-[.D93])" office:value-type="float" office:value="1085538.25334695" calcext:value-type="float">
            <text:p>1085538.25334695</text:p>
          </table:table-cell>
          <table:table-cell/>
          <table:table-cell office:value-type="float" office:value="1442792334.84593" calcext:value-type="float">
            <text:p>1442792334.84593</text:p>
          </table:table-cell>
          <table:table-cell table:formula="of:=[.G94]-[.$B94]" office:value-type="float" office:value="8.50096988677979" calcext:value-type="float">
            <text:p>8.5009698868</text:p>
          </table:table-cell>
          <table:table-cell/>
          <table:table-cell office:value-type="float" office:value="1442792334.84595" calcext:value-type="float">
            <text:p>1442792334.84595</text:p>
          </table:table-cell>
          <table:table-cell table:formula="of:=[.J94]-[.$B94]" office:value-type="float" office:value="8.50098896026611" calcext:value-type="float">
            <text:p>8.500988960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92326.40549" calcext:value-type="float">
            <text:p>1442792326.40549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3.3324537277222" calcext:value-type="float">
            <text:p>13.3324537277</text:p>
          </table:table-cell>
          <table:table-cell table:formula="of:=[.C95]/([.D95]-[.D94])" office:value-type="float" office:value="1084208.58656164" calcext:value-type="float">
            <text:p>1084208.58656164</text:p>
          </table:table-cell>
          <table:table-cell/>
          <table:table-cell office:value-type="float" office:value="1442792334.91322" calcext:value-type="float">
            <text:p>1442792334.91322</text:p>
          </table:table-cell>
          <table:table-cell table:formula="of:=[.G95]-[.$B95]" office:value-type="float" office:value="8.50772547721863" calcext:value-type="float">
            <text:p>8.5077254772</text:p>
          </table:table-cell>
          <table:table-cell/>
          <table:table-cell office:value-type="float" office:value="1442792334.91325" calcext:value-type="float">
            <text:p>1442792334.91325</text:p>
          </table:table-cell>
          <table:table-cell table:formula="of:=[.J95]-[.$B95]" office:value-type="float" office:value="8.50775814056397" calcext:value-type="float">
            <text:p>8.507758140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92326.46593" calcext:value-type="float">
            <text:p>1442792326.46593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3.3928892612457" calcext:value-type="float">
            <text:p>13.3928892612</text:p>
          </table:table-cell>
          <table:table-cell table:formula="of:=[.C96]/([.D96]-[.D95])" office:value-type="float" office:value="1085983.62872754" calcext:value-type="float">
            <text:p>1085983.62872754</text:p>
          </table:table-cell>
          <table:table-cell/>
          <table:table-cell office:value-type="float" office:value="1442792334.99395" calcext:value-type="float">
            <text:p>1442792334.99395</text:p>
          </table:table-cell>
          <table:table-cell table:formula="of:=[.G96]-[.$B96]" office:value-type="float" office:value="8.52801966667175" calcext:value-type="float">
            <text:p>8.5280196667</text:p>
          </table:table-cell>
          <table:table-cell/>
          <table:table-cell office:value-type="float" office:value="1442792334.99397" calcext:value-type="float">
            <text:p>1442792334.99397</text:p>
          </table:table-cell>
          <table:table-cell table:formula="of:=[.J96]-[.$B96]" office:value-type="float" office:value="8.52804064750671" calcext:value-type="float">
            <text:p>8.528040647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92326.52649" calcext:value-type="float">
            <text:p>1442792326.52649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3.4534516334534" calcext:value-type="float">
            <text:p>13.4534516335</text:p>
          </table:table-cell>
          <table:table-cell table:formula="of:=[.C97]/([.D97]-[.D96])" office:value-type="float" office:value="1083709.20106922" calcext:value-type="float">
            <text:p>1083709.20106922</text:p>
          </table:table-cell>
          <table:table-cell/>
          <table:table-cell office:value-type="float" office:value="1442792335.07475" calcext:value-type="float">
            <text:p>1442792335.07475</text:p>
          </table:table-cell>
          <table:table-cell table:formula="of:=[.G97]-[.$B97]" office:value-type="float" office:value="8.54825925827026" calcext:value-type="float">
            <text:p>8.5482592583</text:p>
          </table:table-cell>
          <table:table-cell/>
          <table:table-cell office:value-type="float" office:value="1442792335.07488" calcext:value-type="float">
            <text:p>1442792335.07488</text:p>
          </table:table-cell>
          <table:table-cell table:formula="of:=[.J97]-[.$B97]" office:value-type="float" office:value="8.54839301109314" calcext:value-type="float">
            <text:p>8.548393011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92326.58698" calcext:value-type="float">
            <text:p>1442792326.58698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3.5139451026917" calcext:value-type="float">
            <text:p>13.5139451027</text:p>
          </table:table-cell>
          <table:table-cell table:formula="of:=[.C98]/([.D98]-[.D97])" office:value-type="float" office:value="1084943.56211376" calcext:value-type="float">
            <text:p>1084943.56211376</text:p>
          </table:table-cell>
          <table:table-cell/>
          <table:table-cell office:value-type="float" office:value="1442792335.10178" calcext:value-type="float">
            <text:p>1442792335.10178</text:p>
          </table:table-cell>
          <table:table-cell table:formula="of:=[.G98]-[.$B98]" office:value-type="float" office:value="8.51479530334473" calcext:value-type="float">
            <text:p>8.5147953033</text:p>
          </table:table-cell>
          <table:table-cell/>
          <table:table-cell office:value-type="float" office:value="1442792335.10186" calcext:value-type="float">
            <text:p>1442792335.10186</text:p>
          </table:table-cell>
          <table:table-cell table:formula="of:=[.J98]-[.$B98]" office:value-type="float" office:value="8.51487803459168" calcext:value-type="float">
            <text:p>8.514878034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92326.64749" calcext:value-type="float">
            <text:p>1442792326.64749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3.5744550228119" calcext:value-type="float">
            <text:p>13.5744550228</text:p>
          </table:table-cell>
          <table:table-cell table:formula="of:=[.C99]/([.D99]-[.D98])" office:value-type="float" office:value="1084648.59761148" calcext:value-type="float">
            <text:p>1084648.59761148</text:p>
          </table:table-cell>
          <table:table-cell/>
          <table:table-cell office:value-type="float" office:value="1442792335.15544" calcext:value-type="float">
            <text:p>1442792335.15544</text:p>
          </table:table-cell>
          <table:table-cell table:formula="of:=[.G99]-[.$B99]" office:value-type="float" office:value="8.50794911384583" calcext:value-type="float">
            <text:p>8.5079491138</text:p>
          </table:table-cell>
          <table:table-cell/>
          <table:table-cell office:value-type="float" office:value="1442792335.15557" calcext:value-type="float">
            <text:p>1442792335.15557</text:p>
          </table:table-cell>
          <table:table-cell table:formula="of:=[.J99]-[.$B99]" office:value-type="float" office:value="8.50807285308838" calcext:value-type="float">
            <text:p>8.508072853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92326.70795" calcext:value-type="float">
            <text:p>1442792326.70795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3.6349139213562" calcext:value-type="float">
            <text:p>13.6349139214</text:p>
          </table:table-cell>
          <table:table-cell table:formula="of:=[.C100]/([.D100]-[.D99])" office:value-type="float" office:value="1085563.93815043" calcext:value-type="float">
            <text:p>1085563.93815043</text:p>
          </table:table-cell>
          <table:table-cell/>
          <table:table-cell office:value-type="float" office:value="1442792335.21812" calcext:value-type="float">
            <text:p>1442792335.21812</text:p>
          </table:table-cell>
          <table:table-cell table:formula="of:=[.G100]-[.$B100]" office:value-type="float" office:value="8.51016664505005" calcext:value-type="float">
            <text:p>8.5101666451</text:p>
          </table:table-cell>
          <table:table-cell/>
          <table:table-cell office:value-type="float" office:value="1442792335.21825" calcext:value-type="float">
            <text:p>1442792335.21825</text:p>
          </table:table-cell>
          <table:table-cell table:formula="of:=[.J100]-[.$B100]" office:value-type="float" office:value="8.51029658317566" calcext:value-type="float">
            <text:p>8.510296583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92326.76847" calcext:value-type="float">
            <text:p>1442792326.76847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3.6954321861267" calcext:value-type="float">
            <text:p>13.6954321861</text:p>
          </table:table-cell>
          <table:table-cell table:formula="of:=[.C101]/([.D101]-[.D100])" office:value-type="float" office:value="1084499.03923855" calcext:value-type="float">
            <text:p>1084499.03923855</text:p>
          </table:table-cell>
          <table:table-cell/>
          <table:table-cell office:value-type="float" office:value="1442792335.27314" calcext:value-type="float">
            <text:p>1442792335.27314</text:p>
          </table:table-cell>
          <table:table-cell table:formula="of:=[.G101]-[.$B101]" office:value-type="float" office:value="8.50467252731323" calcext:value-type="float">
            <text:p>8.5046725273</text:p>
          </table:table-cell>
          <table:table-cell/>
          <table:table-cell office:value-type="float" office:value="1442792335.27322" calcext:value-type="float">
            <text:p>1442792335.27322</text:p>
          </table:table-cell>
          <table:table-cell table:formula="of:=[.J101]-[.$B101]" office:value-type="float" office:value="8.50475025177002" calcext:value-type="float">
            <text:p>8.50475025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92326.82893" calcext:value-type="float">
            <text:p>1442792326.82893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3.7558929920197" calcext:value-type="float">
            <text:p>13.755892992</text:p>
          </table:table-cell>
          <table:table-cell table:formula="of:=[.C102]/([.D102]-[.D101])" office:value-type="float" office:value="1085529.69201588" calcext:value-type="float">
            <text:p>1085529.69201588</text:p>
          </table:table-cell>
          <table:table-cell/>
          <table:table-cell office:value-type="float" office:value="1442792335.33906" calcext:value-type="float">
            <text:p>1442792335.33906</text:p>
          </table:table-cell>
          <table:table-cell table:formula="of:=[.G102]-[.$B102]" office:value-type="float" office:value="8.51013112068176" calcext:value-type="float">
            <text:p>8.5101311207</text:p>
          </table:table-cell>
          <table:table-cell/>
          <table:table-cell office:value-type="float" office:value="1442792335.33916" calcext:value-type="float">
            <text:p>1442792335.33916</text:p>
          </table:table-cell>
          <table:table-cell table:formula="of:=[.J102]-[.$B102]" office:value-type="float" office:value="8.51022958755493" calcext:value-type="float">
            <text:p>8.510229587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92326.88941" calcext:value-type="float">
            <text:p>1442792326.88941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3.8163738250732" calcext:value-type="float">
            <text:p>13.8163738251</text:p>
          </table:table-cell>
          <table:table-cell table:formula="of:=[.C103]/([.D103]-[.D102])" office:value-type="float" office:value="1085170.23801321" calcext:value-type="float">
            <text:p>1085170.23801321</text:p>
          </table:table-cell>
          <table:table-cell/>
          <table:table-cell office:value-type="float" office:value="1442792335.40498" calcext:value-type="float">
            <text:p>1442792335.40498</text:p>
          </table:table-cell>
          <table:table-cell table:formula="of:=[.G103]-[.$B103]" office:value-type="float" office:value="8.51557040214539" calcext:value-type="float">
            <text:p>8.5155704021</text:p>
          </table:table-cell>
          <table:table-cell/>
          <table:table-cell office:value-type="float" office:value="1442792335.40513" calcext:value-type="float">
            <text:p>1442792335.40513</text:p>
          </table:table-cell>
          <table:table-cell table:formula="of:=[.J103]-[.$B103]" office:value-type="float" office:value="8.51571726799011" calcext:value-type="float">
            <text:p>8.51571726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92326.9499" calcext:value-type="float">
            <text:p>1442792326.9499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3.8768579959869" calcext:value-type="float">
            <text:p>13.876857996</text:p>
          </table:table-cell>
          <table:table-cell table:formula="of:=[.C104]/([.D104]-[.D103])" office:value-type="float" office:value="1085110.35215559" calcext:value-type="float">
            <text:p>1085110.35215559</text:p>
          </table:table-cell>
          <table:table-cell/>
          <table:table-cell office:value-type="float" office:value="1442792335.45846" calcext:value-type="float">
            <text:p>1442792335.45846</text:p>
          </table:table-cell>
          <table:table-cell table:formula="of:=[.G104]-[.$B104]" office:value-type="float" office:value="8.50855922698975" calcext:value-type="float">
            <text:p>8.508559227</text:p>
          </table:table-cell>
          <table:table-cell/>
          <table:table-cell office:value-type="float" office:value="1442792335.45854" calcext:value-type="float">
            <text:p>1442792335.45854</text:p>
          </table:table-cell>
          <table:table-cell table:formula="of:=[.J104]-[.$B104]" office:value-type="float" office:value="8.50863885879517" calcext:value-type="float">
            <text:p>8.508638858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92340.0144" calcext:value-type="float">
            <text:p>1442792340.0144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6.9413626194" calcext:value-type="float">
            <text:p>26.9413626194</text:p>
          </table:table-cell>
          <table:table-cell table:formula="of:=[.C105]/([.D105]-[.D104])" office:value-type="float" office:value="5023.68837486421" calcext:value-type="float">
            <text:p>5023.6883748642</text:p>
          </table:table-cell>
          <table:table-cell/>
          <table:table-cell office:value-type="float" office:value="1442792340.37717" calcext:value-type="float">
            <text:p>1442792340.37717</text:p>
          </table:table-cell>
          <table:table-cell table:formula="of:=[.G105]-[.$B105]" office:value-type="float" office:value="0.362770080566406" calcext:value-type="float">
            <text:p>0.3627700806</text:p>
          </table:table-cell>
          <table:table-cell/>
          <table:table-cell office:value-type="float" office:value="1442792340.37719" calcext:value-type="float">
            <text:p>1442792340.37719</text:p>
          </table:table-cell>
          <table:table-cell table:formula="of:=[.J105]-[.$B105]" office:value-type="float" office:value="0.362791776657104" calcext:value-type="float">
            <text:p>0.362791776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92340.09688" calcext:value-type="float">
            <text:p>1442792340.09688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7.0238420963287" calcext:value-type="float">
            <text:p>27.0238420963</text:p>
          </table:table-cell>
          <table:table-cell table:formula="of:=[.C106]/([.D106]-[.D105])" office:value-type="float" office:value="795737.345142566" calcext:value-type="float">
            <text:p>795737.345142566</text:p>
          </table:table-cell>
          <table:table-cell/>
          <table:table-cell office:value-type="float" office:value="1442792340.54234" calcext:value-type="float">
            <text:p>1442792340.54234</text:p>
          </table:table-cell>
          <table:table-cell table:formula="of:=[.G106]-[.$B106]" office:value-type="float" office:value="0.445456266403198" calcext:value-type="float">
            <text:p>0.4454562664</text:p>
          </table:table-cell>
          <table:table-cell/>
          <table:table-cell office:value-type="float" office:value="1442792340.54237" calcext:value-type="float">
            <text:p>1442792340.54237</text:p>
          </table:table-cell>
          <table:table-cell table:formula="of:=[.J106]-[.$B106]" office:value-type="float" office:value="0.445486307144165" calcext:value-type="float">
            <text:p>0.445486307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92340.17945" calcext:value-type="float">
            <text:p>1442792340.17945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7.1064114570618" calcext:value-type="float">
            <text:p>27.1064114571</text:p>
          </table:table-cell>
          <table:table-cell table:formula="of:=[.C107]/([.D107]-[.D106])" office:value-type="float" office:value="794871.117050367" calcext:value-type="float">
            <text:p>794871.117050367</text:p>
          </table:table-cell>
          <table:table-cell/>
          <table:table-cell office:value-type="float" office:value="1442792341.26535" calcext:value-type="float">
            <text:p>1442792341.26535</text:p>
          </table:table-cell>
          <table:table-cell table:formula="of:=[.G107]-[.$B107]" office:value-type="float" office:value="1.08590245246887" calcext:value-type="float">
            <text:p>1.0859024525</text:p>
          </table:table-cell>
          <table:table-cell/>
          <table:table-cell office:value-type="float" office:value="1442792341.26541" calcext:value-type="float">
            <text:p>1442792341.26541</text:p>
          </table:table-cell>
          <table:table-cell table:formula="of:=[.J107]-[.$B107]" office:value-type="float" office:value="1.08596110343933" calcext:value-type="float">
            <text:p>1.085961103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92340.26179" calcext:value-type="float">
            <text:p>1442792340.26179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7.1887471675873" calcext:value-type="float">
            <text:p>27.1887471676</text:p>
          </table:table-cell>
          <table:table-cell table:formula="of:=[.C108]/([.D108]-[.D107])" office:value-type="float" office:value="797126.782305026" calcext:value-type="float">
            <text:p>797126.782305026</text:p>
          </table:table-cell>
          <table:table-cell/>
          <table:table-cell office:value-type="float" office:value="1442792342.21006" calcext:value-type="float">
            <text:p>1442792342.21006</text:p>
          </table:table-cell>
          <table:table-cell table:formula="of:=[.G108]-[.$B108]" office:value-type="float" office:value="1.94827651977539" calcext:value-type="float">
            <text:p>1.9482765198</text:p>
          </table:table-cell>
          <table:table-cell/>
          <table:table-cell office:value-type="float" office:value="1442792342.21009" calcext:value-type="float">
            <text:p>1442792342.21009</text:p>
          </table:table-cell>
          <table:table-cell table:formula="of:=[.J108]-[.$B108]" office:value-type="float" office:value="1.94830298423767" calcext:value-type="float">
            <text:p>1.948302984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92340.34406" calcext:value-type="float">
            <text:p>1442792340.34406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7.2710256576538" calcext:value-type="float">
            <text:p>27.2710256577</text:p>
          </table:table-cell>
          <table:table-cell table:formula="of:=[.C109]/([.D109]-[.D108])" office:value-type="float" office:value="797681.142992921" calcext:value-type="float">
            <text:p>797681.142992921</text:p>
          </table:table-cell>
          <table:table-cell/>
          <table:table-cell office:value-type="float" office:value="1442792347.06451" calcext:value-type="float">
            <text:p>1442792347.06451</text:p>
          </table:table-cell>
          <table:table-cell table:formula="of:=[.G109]-[.$B109]" office:value-type="float" office:value="6.72044491767883" calcext:value-type="float">
            <text:p>6.7204449177</text:p>
          </table:table-cell>
          <table:table-cell/>
          <table:table-cell office:value-type="float" office:value="1442792347.06462" calcext:value-type="float">
            <text:p>1442792347.06462</text:p>
          </table:table-cell>
          <table:table-cell table:formula="of:=[.J109]-[.$B109]" office:value-type="float" office:value="6.72055912017822" calcext:value-type="float">
            <text:p>6.720559120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92340.42637" calcext:value-type="float">
            <text:p>1442792340.42637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7.3533327579498" calcext:value-type="float">
            <text:p>27.3533327579</text:p>
          </table:table-cell>
          <table:table-cell table:formula="of:=[.C110]/([.D110]-[.D109])" office:value-type="float" office:value="797403.866300138" calcext:value-type="float">
            <text:p>797403.866300138</text:p>
          </table:table-cell>
          <table:table-cell/>
          <table:table-cell office:value-type="float" office:value="1442792347.3064" calcext:value-type="float">
            <text:p>1442792347.3064</text:p>
          </table:table-cell>
          <table:table-cell table:formula="of:=[.G110]-[.$B110]" office:value-type="float" office:value="6.88002943992615" calcext:value-type="float">
            <text:p>6.8800294399</text:p>
          </table:table-cell>
          <table:table-cell/>
          <table:table-cell office:value-type="float" office:value="1442792350.02755" calcext:value-type="float">
            <text:p>1442792350.02755</text:p>
          </table:table-cell>
          <table:table-cell table:formula="of:=[.J110]-[.$B110]" office:value-type="float" office:value="9.60118246078491" calcext:value-type="float">
            <text:p>9.60118246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92340.50873" calcext:value-type="float">
            <text:p>1442792340.50873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7.4356882572174" calcext:value-type="float">
            <text:p>27.4356882572</text:p>
          </table:table-cell>
          <table:table-cell table:formula="of:=[.C111]/([.D111]-[.D110])" office:value-type="float" office:value="796935.245171152" calcext:value-type="float">
            <text:p>796935.245171152</text:p>
          </table:table-cell>
          <table:table-cell/>
          <table:table-cell office:value-type="float" office:value="1442792348.42942" calcext:value-type="float">
            <text:p>1442792348.42942</text:p>
          </table:table-cell>
          <table:table-cell table:formula="of:=[.G111]-[.$B111]" office:value-type="float" office:value="7.92068982124329" calcext:value-type="float">
            <text:p>7.9206898212</text:p>
          </table:table-cell>
          <table:table-cell/>
          <table:table-cell office:value-type="float" office:value="1442792350.05509" calcext:value-type="float">
            <text:p>1442792350.05509</text:p>
          </table:table-cell>
          <table:table-cell table:formula="of:=[.J111]-[.$B111]" office:value-type="float" office:value="9.54636597633362" calcext:value-type="float">
            <text:p>9.546365976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92340.59099" calcext:value-type="float">
            <text:p>1442792340.59099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7.5179531574249" calcext:value-type="float">
            <text:p>27.5179531574</text:p>
          </table:table-cell>
          <table:table-cell table:formula="of:=[.C112]/([.D112]-[.D111])" office:value-type="float" office:value="797812.916984501" calcext:value-type="float">
            <text:p>797812.916984501</text:p>
          </table:table-cell>
          <table:table-cell/>
          <table:table-cell office:value-type="float" office:value="1442792348.57678" calcext:value-type="float">
            <text:p>1442792348.57678</text:p>
          </table:table-cell>
          <table:table-cell table:formula="of:=[.G112]-[.$B112]" office:value-type="float" office:value="7.98578572273254" calcext:value-type="float">
            <text:p>7.9857857227</text:p>
          </table:table-cell>
          <table:table-cell/>
          <table:table-cell office:value-type="float" office:value="1442792350.08261" calcext:value-type="float">
            <text:p>1442792350.08261</text:p>
          </table:table-cell>
          <table:table-cell table:formula="of:=[.J112]-[.$B112]" office:value-type="float" office:value="9.49162268638611" calcext:value-type="float">
            <text:p>9.491622686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92340.67325" calcext:value-type="float">
            <text:p>1442792340.67325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7.6002061367035" calcext:value-type="float">
            <text:p>27.6002061367</text:p>
          </table:table-cell>
          <table:table-cell table:formula="of:=[.C113]/([.D113]-[.D112])" office:value-type="float" office:value="797928.544055839" calcext:value-type="float">
            <text:p>797928.544055839</text:p>
          </table:table-cell>
          <table:table-cell/>
          <table:table-cell office:value-type="float" office:value="1442792348.61696" calcext:value-type="float">
            <text:p>1442792348.61696</text:p>
          </table:table-cell>
          <table:table-cell table:formula="of:=[.G113]-[.$B113]" office:value-type="float" office:value="7.9437198638916" calcext:value-type="float">
            <text:p>7.9437198639</text:p>
          </table:table-cell>
          <table:table-cell/>
          <table:table-cell office:value-type="float" office:value="1442792350.11016" calcext:value-type="float">
            <text:p>1442792350.11016</text:p>
          </table:table-cell>
          <table:table-cell table:formula="of:=[.J113]-[.$B113]" office:value-type="float" office:value="9.43691515922546" calcext:value-type="float">
            <text:p>9.436915159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92340.75553" calcext:value-type="float">
            <text:p>1442792340.75553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7.6824879646301" calcext:value-type="float">
            <text:p>27.6824879646</text:p>
          </table:table-cell>
          <table:table-cell table:formula="of:=[.C114]/([.D114]-[.D113])" office:value-type="float" office:value="797648.784109645" calcext:value-type="float">
            <text:p>797648.784109645</text:p>
          </table:table-cell>
          <table:table-cell/>
          <table:table-cell office:value-type="float" office:value="1442792348.77793" calcext:value-type="float">
            <text:p>1442792348.77793</text:p>
          </table:table-cell>
          <table:table-cell table:formula="of:=[.G114]-[.$B114]" office:value-type="float" office:value="8.0223982334137" calcext:value-type="float">
            <text:p>8.0223982334</text:p>
          </table:table-cell>
          <table:table-cell/>
          <table:table-cell office:value-type="float" office:value="1442792350.13771" calcext:value-type="float">
            <text:p>1442792350.13771</text:p>
          </table:table-cell>
          <table:table-cell table:formula="of:=[.J114]-[.$B114]" office:value-type="float" office:value="9.38218259811401" calcext:value-type="float">
            <text:p>9.382182598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92340.83789" calcext:value-type="float">
            <text:p>1442792340.83789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7.7648470401764" calcext:value-type="float">
            <text:p>27.7648470402</text:p>
          </table:table-cell>
          <table:table-cell table:formula="of:=[.C115]/([.D115]-[.D114])" office:value-type="float" office:value="796900.639846688" calcext:value-type="float">
            <text:p>796900.639846688</text:p>
          </table:table-cell>
          <table:table-cell/>
          <table:table-cell office:value-type="float" office:value="1442792348.80438" calcext:value-type="float">
            <text:p>1442792348.80438</text:p>
          </table:table-cell>
          <table:table-cell table:formula="of:=[.G115]-[.$B115]" office:value-type="float" office:value="7.96649384498596" calcext:value-type="float">
            <text:p>7.966493845</text:p>
          </table:table-cell>
          <table:table-cell/>
          <table:table-cell office:value-type="float" office:value="1442792350.16531" calcext:value-type="float">
            <text:p>1442792350.16531</text:p>
          </table:table-cell>
          <table:table-cell table:formula="of:=[.J115]-[.$B115]" office:value-type="float" office:value="9.32742834091187" calcext:value-type="float">
            <text:p>9.327428340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92340.9203" calcext:value-type="float">
            <text:p>1442792340.9203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7.8472619056702" calcext:value-type="float">
            <text:p>27.8472619057</text:p>
          </table:table-cell>
          <table:table-cell table:formula="of:=[.C116]/([.D116]-[.D115])" office:value-type="float" office:value="796361.185652336" calcext:value-type="float">
            <text:p>796361.185652336</text:p>
          </table:table-cell>
          <table:table-cell/>
          <table:table-cell office:value-type="float" office:value="1442792348.91011" calcext:value-type="float">
            <text:p>1442792348.91011</text:p>
          </table:table-cell>
          <table:table-cell table:formula="of:=[.G116]-[.$B116]" office:value-type="float" office:value="7.98980569839478" calcext:value-type="float">
            <text:p>7.9898056984</text:p>
          </table:table-cell>
          <table:table-cell/>
          <table:table-cell office:value-type="float" office:value="1442792350.19283" calcext:value-type="float">
            <text:p>1442792350.19283</text:p>
          </table:table-cell>
          <table:table-cell table:formula="of:=[.J116]-[.$B116]" office:value-type="float" office:value="9.27253246307373" calcext:value-type="float">
            <text:p>9.272532463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92341.00283" calcext:value-type="float">
            <text:p>1442792341.00283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7.9297907352448" calcext:value-type="float">
            <text:p>27.9297907352</text:p>
          </table:table-cell>
          <table:table-cell table:formula="of:=[.C117]/([.D117]-[.D116])" office:value-type="float" office:value="795261.490297587" calcext:value-type="float">
            <text:p>795261.490297587</text:p>
          </table:table-cell>
          <table:table-cell/>
          <table:table-cell office:value-type="float" office:value="1442792348.97921" calcext:value-type="float">
            <text:p>1442792348.97921</text:p>
          </table:table-cell>
          <table:table-cell table:formula="of:=[.G117]-[.$B117]" office:value-type="float" office:value="7.97637891769409" calcext:value-type="float">
            <text:p>7.9763789177</text:p>
          </table:table-cell>
          <table:table-cell/>
          <table:table-cell office:value-type="float" office:value="1442792350.22038" calcext:value-type="float">
            <text:p>1442792350.22038</text:p>
          </table:table-cell>
          <table:table-cell table:formula="of:=[.J117]-[.$B117]" office:value-type="float" office:value="9.21754550933838" calcext:value-type="float">
            <text:p>9.217545509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92341.08137" calcext:value-type="float">
            <text:p>1442792341.08137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8.0083303451538" calcext:value-type="float">
            <text:p>28.0083303452</text:p>
          </table:table-cell>
          <table:table-cell table:formula="of:=[.C118]/([.D118]-[.D117])" office:value-type="float" office:value="835654.774399777" calcext:value-type="float">
            <text:p>835654.774399777</text:p>
          </table:table-cell>
          <table:table-cell/>
          <table:table-cell office:value-type="float" office:value="1442792349.0592" calcext:value-type="float">
            <text:p>1442792349.0592</text:p>
          </table:table-cell>
          <table:table-cell table:formula="of:=[.G118]-[.$B118]" office:value-type="float" office:value="7.97782850265503" calcext:value-type="float">
            <text:p>7.9778285027</text:p>
          </table:table-cell>
          <table:table-cell/>
          <table:table-cell office:value-type="float" office:value="1442792350.24792" calcext:value-type="float">
            <text:p>1442792350.24792</text:p>
          </table:table-cell>
          <table:table-cell table:formula="of:=[.J118]-[.$B118]" office:value-type="float" office:value="9.16654753684998" calcext:value-type="float">
            <text:p>9.166547536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92341.15987" calcext:value-type="float">
            <text:p>1442792341.15987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8.0868356227875" calcext:value-type="float">
            <text:p>28.0868356228</text:p>
          </table:table-cell>
          <table:table-cell table:formula="of:=[.C119]/([.D119]-[.D118])" office:value-type="float" office:value="836020.226643383" calcext:value-type="float">
            <text:p>836020.226643383</text:p>
          </table:table-cell>
          <table:table-cell/>
          <table:table-cell office:value-type="float" office:value="1442792349.11095" calcext:value-type="float">
            <text:p>1442792349.11095</text:p>
          </table:table-cell>
          <table:table-cell table:formula="of:=[.G119]-[.$B119]" office:value-type="float" office:value="7.95107913017273" calcext:value-type="float">
            <text:p>7.9510791302</text:p>
          </table:table-cell>
          <table:table-cell/>
          <table:table-cell office:value-type="float" office:value="1442792350.27544" calcext:value-type="float">
            <text:p>1442792350.27544</text:p>
          </table:table-cell>
          <table:table-cell table:formula="of:=[.J119]-[.$B119]" office:value-type="float" office:value="9.11556196212769" calcext:value-type="float">
            <text:p>9.115561962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92341.23841" calcext:value-type="float">
            <text:p>1442792341.23841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8.1653711795807" calcext:value-type="float">
            <text:p>28.1653711796</text:p>
          </table:table-cell>
          <table:table-cell table:formula="of:=[.C120]/([.D120]-[.D119])" office:value-type="float" office:value="835697.901433507" calcext:value-type="float">
            <text:p>835697.901433507</text:p>
          </table:table-cell>
          <table:table-cell/>
          <table:table-cell office:value-type="float" office:value="1442792349.19267" calcext:value-type="float">
            <text:p>1442792349.19267</text:p>
          </table:table-cell>
          <table:table-cell table:formula="of:=[.G120]-[.$B120]" office:value-type="float" office:value="7.95425581932068" calcext:value-type="float">
            <text:p>7.9542558193</text:p>
          </table:table-cell>
          <table:table-cell/>
          <table:table-cell office:value-type="float" office:value="1442792350.30304" calcext:value-type="float">
            <text:p>1442792350.30304</text:p>
          </table:table-cell>
          <table:table-cell table:formula="of:=[.J120]-[.$B120]" office:value-type="float" office:value="9.06463193893433" calcext:value-type="float">
            <text:p>9.064631938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92341.31698" calcext:value-type="float">
            <text:p>1442792341.31698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8.2439391613007" calcext:value-type="float">
            <text:p>28.2439391613</text:p>
          </table:table-cell>
          <table:table-cell table:formula="of:=[.C121]/([.D121]-[.D120])" office:value-type="float" office:value="835353.009753048" calcext:value-type="float">
            <text:p>835353.009753048</text:p>
          </table:table-cell>
          <table:table-cell/>
          <table:table-cell office:value-type="float" office:value="1442792349.26028" calcext:value-type="float">
            <text:p>1442792349.26028</text:p>
          </table:table-cell>
          <table:table-cell table:formula="of:=[.G121]-[.$B121]" office:value-type="float" office:value="7.94330215454102" calcext:value-type="float">
            <text:p>7.9433021545</text:p>
          </table:table-cell>
          <table:table-cell/>
          <table:table-cell office:value-type="float" office:value="1442792350.33062" calcext:value-type="float">
            <text:p>1442792350.33062</text:p>
          </table:table-cell>
          <table:table-cell table:formula="of:=[.J121]-[.$B121]" office:value-type="float" office:value="9.01364421844482" calcext:value-type="float">
            <text:p>9.013644218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92341.39548" calcext:value-type="float">
            <text:p>1442792341.39548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8.3224391937256" calcext:value-type="float">
            <text:p>28.3224391937</text:p>
          </table:table-cell>
          <table:table-cell table:formula="of:=[.C122]/([.D122]-[.D121])" office:value-type="float" office:value="836076.087774447" calcext:value-type="float">
            <text:p>836076.087774447</text:p>
          </table:table-cell>
          <table:table-cell/>
          <table:table-cell office:value-type="float" office:value="1442792349.381" calcext:value-type="float">
            <text:p>1442792349.381</text:p>
          </table:table-cell>
          <table:table-cell table:formula="of:=[.G122]-[.$B122]" office:value-type="float" office:value="7.98552656173706" calcext:value-type="float">
            <text:p>7.9855265617</text:p>
          </table:table-cell>
          <table:table-cell/>
          <table:table-cell office:value-type="float" office:value="1442792350.35816" calcext:value-type="float">
            <text:p>1442792350.35816</text:p>
          </table:table-cell>
          <table:table-cell table:formula="of:=[.J122]-[.$B122]" office:value-type="float" office:value="8.96268081665039" calcext:value-type="float">
            <text:p>8.962680816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92341.47406" calcext:value-type="float">
            <text:p>1442792341.47406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8.4010217189789" calcext:value-type="float">
            <text:p>28.401021719</text:p>
          </table:table-cell>
          <table:table-cell table:formula="of:=[.C123]/([.D123]-[.D122])" office:value-type="float" office:value="835198.40815051" calcext:value-type="float">
            <text:p>835198.40815051</text:p>
          </table:table-cell>
          <table:table-cell/>
          <table:table-cell office:value-type="float" office:value="1442792349.42117" calcext:value-type="float">
            <text:p>1442792349.42117</text:p>
          </table:table-cell>
          <table:table-cell table:formula="of:=[.G123]-[.$B123]" office:value-type="float" office:value="7.94711422920227" calcext:value-type="float">
            <text:p>7.9471142292</text:p>
          </table:table-cell>
          <table:table-cell/>
          <table:table-cell office:value-type="float" office:value="1442792350.38569" calcext:value-type="float">
            <text:p>1442792350.38569</text:p>
          </table:table-cell>
          <table:table-cell table:formula="of:=[.J123]-[.$B123]" office:value-type="float" office:value="8.91163396835327" calcext:value-type="float">
            <text:p>8.911633968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92341.55261" calcext:value-type="float">
            <text:p>1442792341.55261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8.4795684814453" calcext:value-type="float">
            <text:p>28.4795684814</text:p>
          </table:table-cell>
          <table:table-cell table:formula="of:=[.C124]/([.D124]-[.D123])" office:value-type="float" office:value="835578.678727208" calcext:value-type="float">
            <text:p>835578.678727208</text:p>
          </table:table-cell>
          <table:table-cell/>
          <table:table-cell office:value-type="float" office:value="1442792349.50189" calcext:value-type="float">
            <text:p>1442792349.50189</text:p>
          </table:table-cell>
          <table:table-cell table:formula="of:=[.G124]-[.$B124]" office:value-type="float" office:value="7.9492814540863" calcext:value-type="float">
            <text:p>7.9492814541</text:p>
          </table:table-cell>
          <table:table-cell/>
          <table:table-cell office:value-type="float" office:value="1442792350.41323" calcext:value-type="float">
            <text:p>1442792350.41323</text:p>
          </table:table-cell>
          <table:table-cell table:formula="of:=[.J124]-[.$B124]" office:value-type="float" office:value="8.86062264442444" calcext:value-type="float">
            <text:p>8.860622644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92341.63107" calcext:value-type="float">
            <text:p>1442792341.63107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8.5580298900604" calcext:value-type="float">
            <text:p>28.5580298901</text:p>
          </table:table-cell>
          <table:table-cell table:formula="of:=[.C125]/([.D125]-[.D124])" office:value-type="float" office:value="836487.658817774" calcext:value-type="float">
            <text:p>836487.658817774</text:p>
          </table:table-cell>
          <table:table-cell/>
          <table:table-cell office:value-type="float" office:value="1442792349.58241" calcext:value-type="float">
            <text:p>1442792349.58241</text:p>
          </table:table-cell>
          <table:table-cell table:formula="of:=[.G125]-[.$B125]" office:value-type="float" office:value="7.95134425163269" calcext:value-type="float">
            <text:p>7.9513442516</text:p>
          </table:table-cell>
          <table:table-cell/>
          <table:table-cell office:value-type="float" office:value="1442792350.44077" calcext:value-type="float">
            <text:p>1442792350.44077</text:p>
          </table:table-cell>
          <table:table-cell table:formula="of:=[.J125]-[.$B125]" office:value-type="float" office:value="8.80970048904419" calcext:value-type="float">
            <text:p>8.80970048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92341.70966" calcext:value-type="float">
            <text:p>1442792341.70966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8.6366212368011" calcext:value-type="float">
            <text:p>28.6366212368</text:p>
          </table:table-cell>
          <table:table-cell table:formula="of:=[.C126]/([.D126]-[.D125])" office:value-type="float" office:value="835104.661286995" calcext:value-type="float">
            <text:p>835104.661286995</text:p>
          </table:table-cell>
          <table:table-cell/>
          <table:table-cell office:value-type="float" office:value="1442792349.66224" calcext:value-type="float">
            <text:p>1442792349.66224</text:p>
          </table:table-cell>
          <table:table-cell table:formula="of:=[.G126]-[.$B126]" office:value-type="float" office:value="7.95257687568665" calcext:value-type="float">
            <text:p>7.9525768757</text:p>
          </table:table-cell>
          <table:table-cell/>
          <table:table-cell office:value-type="float" office:value="1442792350.46829" calcext:value-type="float">
            <text:p>1442792350.46829</text:p>
          </table:table-cell>
          <table:table-cell table:formula="of:=[.J126]-[.$B126]" office:value-type="float" office:value="8.75862598419189" calcext:value-type="float">
            <text:p>8.758625984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92341.78824" calcext:value-type="float">
            <text:p>1442792341.78824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8.715204000473" calcext:value-type="float">
            <text:p>28.7152040005</text:p>
          </table:table-cell>
          <table:table-cell table:formula="of:=[.C127]/([.D127]-[.D126])" office:value-type="float" office:value="835195.874174757" calcext:value-type="float">
            <text:p>835195.874174757</text:p>
          </table:table-cell>
          <table:table-cell/>
          <table:table-cell office:value-type="float" office:value="1442792349.78345" calcext:value-type="float">
            <text:p>1442792349.78345</text:p>
          </table:table-cell>
          <table:table-cell table:formula="of:=[.G127]-[.$B127]" office:value-type="float" office:value="7.99520468711853" calcext:value-type="float">
            <text:p>7.9952046871</text:p>
          </table:table-cell>
          <table:table-cell/>
          <table:table-cell office:value-type="float" office:value="1442792350.49583" calcext:value-type="float">
            <text:p>1442792350.49583</text:p>
          </table:table-cell>
          <table:table-cell table:formula="of:=[.J127]-[.$B127]" office:value-type="float" office:value="8.70758891105652" calcext:value-type="float">
            <text:p>8.707588911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92341.86674" calcext:value-type="float">
            <text:p>1442792341.86674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8.793701171875" calcext:value-type="float">
            <text:p>28.7937011719</text:p>
          </table:table-cell>
          <table:table-cell table:formula="of:=[.C128]/([.D128]-[.D127])" office:value-type="float" office:value="836106.56062884" calcext:value-type="float">
            <text:p>836106.56062884</text:p>
          </table:table-cell>
          <table:table-cell/>
          <table:table-cell office:value-type="float" office:value="1442792349.82314" calcext:value-type="float">
            <text:p>1442792349.82314</text:p>
          </table:table-cell>
          <table:table-cell table:formula="of:=[.G128]-[.$B128]" office:value-type="float" office:value="7.95640254020691" calcext:value-type="float">
            <text:p>7.9564025402</text:p>
          </table:table-cell>
          <table:table-cell/>
          <table:table-cell office:value-type="float" office:value="1442792350.52339" calcext:value-type="float">
            <text:p>1442792350.52339</text:p>
          </table:table-cell>
          <table:table-cell table:formula="of:=[.J128]-[.$B128]" office:value-type="float" office:value="8.65665245056152" calcext:value-type="float">
            <text:p>8.656652450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92341.94522" calcext:value-type="float">
            <text:p>1442792341.94522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8.8721854686737" calcext:value-type="float">
            <text:p>28.8721854687</text:p>
          </table:table-cell>
          <table:table-cell table:formula="of:=[.C129]/([.D129]-[.D128])" office:value-type="float" office:value="836243.715966912" calcext:value-type="float">
            <text:p>836243.715966912</text:p>
          </table:table-cell>
          <table:table-cell/>
          <table:table-cell office:value-type="float" office:value="1442792349.90368" calcext:value-type="float">
            <text:p>1442792349.90368</text:p>
          </table:table-cell>
          <table:table-cell table:formula="of:=[.G129]-[.$B129]" office:value-type="float" office:value="7.95845603942871" calcext:value-type="float">
            <text:p>7.9584560394</text:p>
          </table:table-cell>
          <table:table-cell/>
          <table:table-cell office:value-type="float" office:value="1442792350.55098" calcext:value-type="float">
            <text:p>1442792350.55098</text:p>
          </table:table-cell>
          <table:table-cell table:formula="of:=[.J129]-[.$B129]" office:value-type="float" office:value="8.60575366020203" calcext:value-type="float">
            <text:p>8.605753660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92342.01962" calcext:value-type="float">
            <text:p>1442792342.01962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8.9465765953064" calcext:value-type="float">
            <text:p>28.9465765953</text:p>
          </table:table-cell>
          <table:table-cell table:formula="of:=[.C130]/([.D130]-[.D129])" office:value-type="float" office:value="882255.760476125" calcext:value-type="float">
            <text:p>882255.760476125</text:p>
          </table:table-cell>
          <table:table-cell/>
          <table:table-cell office:value-type="float" office:value="1442792349.98479" calcext:value-type="float">
            <text:p>1442792349.98479</text:p>
          </table:table-cell>
          <table:table-cell table:formula="of:=[.G130]-[.$B130]" office:value-type="float" office:value="7.96517443656921" calcext:value-type="float">
            <text:p>7.9651744366</text:p>
          </table:table-cell>
          <table:table-cell/>
          <table:table-cell office:value-type="float" office:value="1442792350.57854" calcext:value-type="float">
            <text:p>1442792350.57854</text:p>
          </table:table-cell>
          <table:table-cell table:formula="of:=[.J130]-[.$B130]" office:value-type="float" office:value="8.55892014503479" calcext:value-type="float">
            <text:p>8.55892014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92342.08412" calcext:value-type="float">
            <text:p>1442792342.08412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9.0110774040222" calcext:value-type="float">
            <text:p>29.011077404</text:p>
          </table:table-cell>
          <table:table-cell table:formula="of:=[.C131]/([.D131]-[.D130])" office:value-type="float" office:value="1017537.6294763" calcext:value-type="float">
            <text:p>1017537.6294763</text:p>
          </table:table-cell>
          <table:table-cell/>
          <table:table-cell office:value-type="float" office:value="1442792350.06423" calcext:value-type="float">
            <text:p>1442792350.06423</text:p>
          </table:table-cell>
          <table:table-cell table:formula="of:=[.G131]-[.$B131]" office:value-type="float" office:value="7.98011755943298" calcext:value-type="float">
            <text:p>7.9801175594</text:p>
          </table:table-cell>
          <table:table-cell/>
          <table:table-cell office:value-type="float" office:value="1442792350.60608" calcext:value-type="float">
            <text:p>1442792350.60608</text:p>
          </table:table-cell>
          <table:table-cell table:formula="of:=[.J131]-[.$B131]" office:value-type="float" office:value="8.52196097373962" calcext:value-type="float">
            <text:p>8.521960973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92342.14853" calcext:value-type="float">
            <text:p>1442792342.14853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9.0754928588867" calcext:value-type="float">
            <text:p>29.0754928589</text:p>
          </table:table-cell>
          <table:table-cell table:formula="of:=[.C132]/([.D132]-[.D131])" office:value-type="float" office:value="1018885.92012673" calcext:value-type="float">
            <text:p>1018885.92012673</text:p>
          </table:table-cell>
          <table:table-cell/>
          <table:table-cell office:value-type="float" office:value="1442792350.1048" calcext:value-type="float">
            <text:p>1442792350.1048</text:p>
          </table:table-cell>
          <table:table-cell table:formula="of:=[.G132]-[.$B132]" office:value-type="float" office:value="7.95627307891846" calcext:value-type="float">
            <text:p>7.9562730789</text:p>
          </table:table-cell>
          <table:table-cell/>
          <table:table-cell office:value-type="float" office:value="1442792350.63362" calcext:value-type="float">
            <text:p>1442792350.63362</text:p>
          </table:table-cell>
          <table:table-cell table:formula="of:=[.J132]-[.$B132]" office:value-type="float" office:value="8.48508405685425" calcext:value-type="float">
            <text:p>8.485084056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92342.21284" calcext:value-type="float">
            <text:p>1442792342.21284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9.1397995948792" calcext:value-type="float">
            <text:p>29.1397995949</text:p>
          </table:table-cell>
          <table:table-cell table:formula="of:=[.C133]/([.D133]-[.D132])" office:value-type="float" office:value="1020608.47883376" calcext:value-type="float">
            <text:p>1020608.47883376</text:p>
          </table:table-cell>
          <table:table-cell/>
          <table:table-cell office:value-type="float" office:value="1442792350.18582" calcext:value-type="float">
            <text:p>1442792350.18582</text:p>
          </table:table-cell>
          <table:table-cell table:formula="of:=[.G133]-[.$B133]" office:value-type="float" office:value="7.972984790802" calcext:value-type="float">
            <text:p>7.9729847908</text:p>
          </table:table-cell>
          <table:table-cell/>
          <table:table-cell office:value-type="float" office:value="1442792350.66115" calcext:value-type="float">
            <text:p>1442792350.66115</text:p>
          </table:table-cell>
          <table:table-cell table:formula="of:=[.J133]-[.$B133]" office:value-type="float" office:value="8.44831228256226" calcext:value-type="float">
            <text:p>8.448312282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92342.27711" calcext:value-type="float">
            <text:p>1442792342.27711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9.2040681838989" calcext:value-type="float">
            <text:p>29.2040681839</text:p>
          </table:table-cell>
          <table:table-cell table:formula="of:=[.C134]/([.D134]-[.D133])" office:value-type="float" office:value="1021214.2665806" calcext:value-type="float">
            <text:p>1021214.2665806</text:p>
          </table:table-cell>
          <table:table-cell/>
          <table:table-cell office:value-type="float" office:value="1442792350.26522" calcext:value-type="float">
            <text:p>1442792350.26522</text:p>
          </table:table-cell>
          <table:table-cell table:formula="of:=[.G134]-[.$B134]" office:value-type="float" office:value="7.98811030387878" calcext:value-type="float">
            <text:p>7.9881103039</text:p>
          </table:table-cell>
          <table:table-cell/>
          <table:table-cell office:value-type="float" office:value="1442792350.6887" calcext:value-type="float">
            <text:p>1442792350.6887</text:p>
          </table:table-cell>
          <table:table-cell table:formula="of:=[.J134]-[.$B134]" office:value-type="float" office:value="8.41159224510193" calcext:value-type="float">
            <text:p>8.411592245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92342.34148" calcext:value-type="float">
            <text:p>1442792342.34148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9.2684414386749" calcext:value-type="float">
            <text:p>29.2684414387</text:p>
          </table:table-cell>
          <table:table-cell table:formula="of:=[.C135]/([.D135]-[.D134])" office:value-type="float" office:value="1019553.85397832" calcext:value-type="float">
            <text:p>1019553.85397832</text:p>
          </table:table-cell>
          <table:table-cell/>
          <table:table-cell office:value-type="float" office:value="1442792350.38684" calcext:value-type="float">
            <text:p>1442792350.38684</text:p>
          </table:table-cell>
          <table:table-cell table:formula="of:=[.G135]-[.$B135]" office:value-type="float" office:value="8.0453634262085" calcext:value-type="float">
            <text:p>8.0453634262</text:p>
          </table:table-cell>
          <table:table-cell/>
          <table:table-cell office:value-type="float" office:value="1442792350.7162" calcext:value-type="float">
            <text:p>1442792350.7162</text:p>
          </table:table-cell>
          <table:table-cell table:formula="of:=[.J135]-[.$B135]" office:value-type="float" office:value="8.37472105026245" calcext:value-type="float">
            <text:p>8.374721050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92342.4059" calcext:value-type="float">
            <text:p>1442792342.4059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9.3328604698181" calcext:value-type="float">
            <text:p>29.3328604698</text:p>
          </table:table-cell>
          <table:table-cell table:formula="of:=[.C136]/([.D136]-[.D135])" office:value-type="float" office:value="1018829.35578642" calcext:value-type="float">
            <text:p>1018829.35578642</text:p>
          </table:table-cell>
          <table:table-cell/>
          <table:table-cell office:value-type="float" office:value="1442792350.42661" calcext:value-type="float">
            <text:p>1442792350.42661</text:p>
          </table:table-cell>
          <table:table-cell table:formula="of:=[.G136]-[.$B136]" office:value-type="float" office:value="8.02070617675781" calcext:value-type="float">
            <text:p>8.0207061768</text:p>
          </table:table-cell>
          <table:table-cell/>
          <table:table-cell office:value-type="float" office:value="1442792350.74372" calcext:value-type="float">
            <text:p>1442792350.74372</text:p>
          </table:table-cell>
          <table:table-cell table:formula="of:=[.J136]-[.$B136]" office:value-type="float" office:value="8.33782315254211" calcext:value-type="float">
            <text:p>8.337823152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92342.47034" calcext:value-type="float">
            <text:p>1442792342.47034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9.3973007202148" calcext:value-type="float">
            <text:p>29.3973007202</text:p>
          </table:table-cell>
          <table:table-cell table:formula="of:=[.C137]/([.D137]-[.D136])" office:value-type="float" office:value="1018493.86983965" calcext:value-type="float">
            <text:p>1018493.86983965</text:p>
          </table:table-cell>
          <table:table-cell/>
          <table:table-cell office:value-type="float" office:value="1442792350.50684" calcext:value-type="float">
            <text:p>1442792350.50684</text:p>
          </table:table-cell>
          <table:table-cell table:formula="of:=[.G137]-[.$B137]" office:value-type="float" office:value="8.03649926185608" calcext:value-type="float">
            <text:p>8.0364992619</text:p>
          </table:table-cell>
          <table:table-cell/>
          <table:table-cell office:value-type="float" office:value="1442792350.77122" calcext:value-type="float">
            <text:p>1442792350.77122</text:p>
          </table:table-cell>
          <table:table-cell table:formula="of:=[.J137]-[.$B137]" office:value-type="float" office:value="8.30088472366333" calcext:value-type="float">
            <text:p>8.300884723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92342.53473" calcext:value-type="float">
            <text:p>1442792342.53473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9.4616868495941" calcext:value-type="float">
            <text:p>29.4616868496</text:p>
          </table:table-cell>
          <table:table-cell table:formula="of:=[.C138]/([.D138]-[.D137])" office:value-type="float" office:value="1019349.98473644" calcext:value-type="float">
            <text:p>1019349.98473644</text:p>
          </table:table-cell>
          <table:table-cell/>
          <table:table-cell office:value-type="float" office:value="1442792350.59953" calcext:value-type="float">
            <text:p>1442792350.59953</text:p>
          </table:table-cell>
          <table:table-cell table:formula="of:=[.G138]-[.$B138]" office:value-type="float" office:value="8.06480550765991" calcext:value-type="float">
            <text:p>8.0648055077</text:p>
          </table:table-cell>
          <table:table-cell/>
          <table:table-cell office:value-type="float" office:value="1442792350.79872" calcext:value-type="float">
            <text:p>1442792350.79872</text:p>
          </table:table-cell>
          <table:table-cell table:formula="of:=[.J138]-[.$B138]" office:value-type="float" office:value="8.26399755477905" calcext:value-type="float">
            <text:p>8.263997554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92342.59912" calcext:value-type="float">
            <text:p>1442792342.59912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9.5260803699493" calcext:value-type="float">
            <text:p>29.5260803699</text:p>
          </table:table-cell>
          <table:table-cell table:formula="of:=[.C139]/([.D139]-[.D138])" office:value-type="float" office:value="1019232.98552313" calcext:value-type="float">
            <text:p>1019232.98552313</text:p>
          </table:table-cell>
          <table:table-cell/>
          <table:table-cell office:value-type="float" office:value="1442792350.66751" calcext:value-type="float">
            <text:p>1442792350.66751</text:p>
          </table:table-cell>
          <table:table-cell table:formula="of:=[.G139]-[.$B139]" office:value-type="float" office:value="8.06838870048523" calcext:value-type="float">
            <text:p>8.0683887005</text:p>
          </table:table-cell>
          <table:table-cell/>
          <table:table-cell office:value-type="float" office:value="1442792350.82623" calcext:value-type="float">
            <text:p>1442792350.82623</text:p>
          </table:table-cell>
          <table:table-cell table:formula="of:=[.J139]-[.$B139]" office:value-type="float" office:value="8.22710871696472" calcext:value-type="float">
            <text:p>8.22710871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92342.66351" calcext:value-type="float">
            <text:p>1442792342.66351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9.5904722213745" calcext:value-type="float">
            <text:p>29.5904722214</text:p>
          </table:table-cell>
          <table:table-cell table:formula="of:=[.C140]/([.D140]-[.D139])" office:value-type="float" office:value="1019259.40235265" calcext:value-type="float">
            <text:p>1019259.40235265</text:p>
          </table:table-cell>
          <table:table-cell/>
          <table:table-cell office:value-type="float" office:value="1442792350.78913" calcext:value-type="float">
            <text:p>1442792350.78913</text:p>
          </table:table-cell>
          <table:table-cell table:formula="of:=[.G140]-[.$B140]" office:value-type="float" office:value="8.12561821937561" calcext:value-type="float">
            <text:p>8.1256182194</text:p>
          </table:table-cell>
          <table:table-cell/>
          <table:table-cell office:value-type="float" office:value="1442792350.85374" calcext:value-type="float">
            <text:p>1442792350.85374</text:p>
          </table:table-cell>
          <table:table-cell table:formula="of:=[.J140]-[.$B140]" office:value-type="float" office:value="8.19022703170776" calcext:value-type="float">
            <text:p>8.190227031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92342.72788" calcext:value-type="float">
            <text:p>1442792342.72788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9.6548390388489" calcext:value-type="float">
            <text:p>29.6548390388</text:p>
          </table:table-cell>
          <table:table-cell table:formula="of:=[.C141]/([.D141]-[.D140])" office:value-type="float" office:value="1019655.81918259" calcext:value-type="float">
            <text:p>1019655.81918259</text:p>
          </table:table-cell>
          <table:table-cell/>
          <table:table-cell office:value-type="float" office:value="1442792350.86828" calcext:value-type="float">
            <text:p>1442792350.86828</text:p>
          </table:table-cell>
          <table:table-cell table:formula="of:=[.G141]-[.$B141]" office:value-type="float" office:value="8.14040064811707" calcext:value-type="float">
            <text:p>8.1404006481</text:p>
          </table:table-cell>
          <table:table-cell/>
          <table:table-cell office:value-type="float" office:value="1442792350.88124" calcext:value-type="float">
            <text:p>1442792350.88124</text:p>
          </table:table-cell>
          <table:table-cell table:formula="of:=[.J141]-[.$B141]" office:value-type="float" office:value="8.15335917472839" calcext:value-type="float">
            <text:p>8.153359174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92342.79222" calcext:value-type="float">
            <text:p>1442792342.79222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9.7191774845123" calcext:value-type="float">
            <text:p>29.7191774845</text:p>
          </table:table-cell>
          <table:table-cell table:formula="of:=[.C142]/([.D142]-[.D141])" office:value-type="float" office:value="1020105.46451983" calcext:value-type="float">
            <text:p>1020105.46451983</text:p>
          </table:table-cell>
          <table:table-cell/>
          <table:table-cell office:value-type="float" office:value="1442792350.90881" calcext:value-type="float">
            <text:p>1442792350.90881</text:p>
          </table:table-cell>
          <table:table-cell table:formula="of:=[.G142]-[.$B142]" office:value-type="float" office:value="8.11659812927246" calcext:value-type="float">
            <text:p>8.1165981293</text:p>
          </table:table-cell>
          <table:table-cell/>
          <table:table-cell office:value-type="float" office:value="1442792350.90889" calcext:value-type="float">
            <text:p>1442792350.90889</text:p>
          </table:table-cell>
          <table:table-cell table:formula="of:=[.J142]-[.$B142]" office:value-type="float" office:value="8.11666870117188" calcext:value-type="float">
            <text:p>8.11666870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92342.85658" calcext:value-type="float">
            <text:p>1442792342.85658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9.7835376262665" calcext:value-type="float">
            <text:p>29.7835376263</text:p>
          </table:table-cell>
          <table:table-cell table:formula="of:=[.C143]/([.D143]-[.D142])" office:value-type="float" office:value="1019761.58242019" calcext:value-type="float">
            <text:p>1019761.58242019</text:p>
          </table:table-cell>
          <table:table-cell/>
          <table:table-cell office:value-type="float" office:value="1442792351.00143" calcext:value-type="float">
            <text:p>1442792351.00143</text:p>
          </table:table-cell>
          <table:table-cell table:formula="of:=[.G143]-[.$B143]" office:value-type="float" office:value="8.14485549926758" calcext:value-type="float">
            <text:p>8.1448554993</text:p>
          </table:table-cell>
          <table:table-cell/>
          <table:table-cell office:value-type="float" office:value="1442792351.00148" calcext:value-type="float">
            <text:p>1442792351.00148</text:p>
          </table:table-cell>
          <table:table-cell table:formula="of:=[.J143]-[.$B143]" office:value-type="float" office:value="8.14490628242493" calcext:value-type="float">
            <text:p>8.144906282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92342.92095" calcext:value-type="float">
            <text:p>1442792342.92095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9.8479087352753" calcext:value-type="float">
            <text:p>29.8479087353</text:p>
          </table:table-cell>
          <table:table-cell table:formula="of:=[.C144]/([.D144]-[.D143])" office:value-type="float" office:value="1019587.84011378" calcext:value-type="float">
            <text:p>1019587.84011378</text:p>
          </table:table-cell>
          <table:table-cell/>
          <table:table-cell office:value-type="float" office:value="1442792351.10968" calcext:value-type="float">
            <text:p>1442792351.10968</text:p>
          </table:table-cell>
          <table:table-cell table:formula="of:=[.G144]-[.$B144]" office:value-type="float" office:value="8.18873000144959" calcext:value-type="float">
            <text:p>8.1887300014</text:p>
          </table:table-cell>
          <table:table-cell/>
          <table:table-cell office:value-type="float" office:value="1442792351.10979" calcext:value-type="float">
            <text:p>1442792351.10979</text:p>
          </table:table-cell>
          <table:table-cell table:formula="of:=[.J144]-[.$B144]" office:value-type="float" office:value="8.18884301185608" calcext:value-type="float">
            <text:p>8.188843011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92342.98536" calcext:value-type="float">
            <text:p>1442792342.98536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9.9123232364655" calcext:value-type="float">
            <text:p>29.9123232365</text:p>
          </table:table-cell>
          <table:table-cell table:formula="of:=[.C145]/([.D145]-[.D144])" office:value-type="float" office:value="1018901.00501159" calcext:value-type="float">
            <text:p>1018901.00501159</text:p>
          </table:table-cell>
          <table:table-cell/>
          <table:table-cell office:value-type="float" office:value="1442792351.19142" calcext:value-type="float">
            <text:p>1442792351.19142</text:p>
          </table:table-cell>
          <table:table-cell table:formula="of:=[.G145]-[.$B145]" office:value-type="float" office:value="8.20605421066284" calcext:value-type="float">
            <text:p>8.2060542107</text:p>
          </table:table-cell>
          <table:table-cell/>
          <table:table-cell office:value-type="float" office:value="1442792351.19159" calcext:value-type="float">
            <text:p>1442792351.19159</text:p>
          </table:table-cell>
          <table:table-cell table:formula="of:=[.J145]-[.$B145]" office:value-type="float" office:value="8.2062258720398" calcext:value-type="float">
            <text:p>8.20622587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92343.05191" calcext:value-type="float">
            <text:p>1442792343.05191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9.9788730144501" calcext:value-type="float">
            <text:p>29.9788730145</text:p>
          </table:table-cell>
          <table:table-cell table:formula="of:=[.C146]/([.D146]-[.D145])" office:value-type="float" office:value="986209.150317057" calcext:value-type="float">
            <text:p>986209.150317057</text:p>
          </table:table-cell>
          <table:table-cell/>
          <table:table-cell office:value-type="float" office:value="1442792351.23098" calcext:value-type="float">
            <text:p>1442792351.23098</text:p>
          </table:table-cell>
          <table:table-cell table:formula="of:=[.G146]-[.$B146]" office:value-type="float" office:value="8.17906522750855" calcext:value-type="float">
            <text:p>8.1790652275</text:p>
          </table:table-cell>
          <table:table-cell/>
          <table:table-cell office:value-type="float" office:value="1442792351.23102" calcext:value-type="float">
            <text:p>1442792351.23102</text:p>
          </table:table-cell>
          <table:table-cell table:formula="of:=[.J146]-[.$B146]" office:value-type="float" office:value="8.17910552024841" calcext:value-type="float">
            <text:p>8.179105520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92343.11846" calcext:value-type="float">
            <text:p>1442792343.11846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0.0454163551331" calcext:value-type="float">
            <text:p>30.0454163551</text:p>
          </table:table-cell>
          <table:table-cell table:formula="of:=[.C147]/([.D147]-[.D146])" office:value-type="float" office:value="986304.554691279" calcext:value-type="float">
            <text:p>986304.554691279</text:p>
          </table:table-cell>
          <table:table-cell/>
          <table:table-cell office:value-type="float" office:value="1442792351.31075" calcext:value-type="float">
            <text:p>1442792351.31075</text:p>
          </table:table-cell>
          <table:table-cell table:formula="of:=[.G147]-[.$B147]" office:value-type="float" office:value="8.19229817390442" calcext:value-type="float">
            <text:p>8.1922981739</text:p>
          </table:table-cell>
          <table:table-cell/>
          <table:table-cell office:value-type="float" office:value="1442792351.31082" calcext:value-type="float">
            <text:p>1442792351.31082</text:p>
          </table:table-cell>
          <table:table-cell table:formula="of:=[.J147]-[.$B147]" office:value-type="float" office:value="8.19235992431641" calcext:value-type="float">
            <text:p>8.192359924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92343.18497" calcext:value-type="float">
            <text:p>1442792343.18497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0.1119349002838" calcext:value-type="float">
            <text:p>30.1119349003</text:p>
          </table:table-cell>
          <table:table-cell table:formula="of:=[.C148]/([.D148]-[.D147])" office:value-type="float" office:value="986672.210753444" calcext:value-type="float">
            <text:p>986672.210753444</text:p>
          </table:table-cell>
          <table:table-cell/>
          <table:table-cell office:value-type="float" office:value="1442792351.39284" calcext:value-type="float">
            <text:p>1442792351.39284</text:p>
          </table:table-cell>
          <table:table-cell table:formula="of:=[.G148]-[.$B148]" office:value-type="float" office:value="8.20786857604981" calcext:value-type="float">
            <text:p>8.207868576</text:p>
          </table:table-cell>
          <table:table-cell/>
          <table:table-cell office:value-type="float" office:value="1442792351.39289" calcext:value-type="float">
            <text:p>1442792351.39289</text:p>
          </table:table-cell>
          <table:table-cell table:formula="of:=[.J148]-[.$B148]" office:value-type="float" office:value="8.20791983604431" calcext:value-type="float">
            <text:p>8.20791983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92343.25144" calcext:value-type="float">
            <text:p>1442792343.25144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0.1783998012543" calcext:value-type="float">
            <text:p>30.1783998013</text:p>
          </table:table-cell>
          <table:table-cell table:formula="of:=[.C149]/([.D149]-[.D148])" office:value-type="float" office:value="987468.559220013" calcext:value-type="float">
            <text:p>987468.559220013</text:p>
          </table:table-cell>
          <table:table-cell/>
          <table:table-cell office:value-type="float" office:value="1442792351.47121" calcext:value-type="float">
            <text:p>1442792351.47121</text:p>
          </table:table-cell>
          <table:table-cell table:formula="of:=[.G149]-[.$B149]" office:value-type="float" office:value="8.21976780891418" calcext:value-type="float">
            <text:p>8.2197678089</text:p>
          </table:table-cell>
          <table:table-cell/>
          <table:table-cell office:value-type="float" office:value="1442792351.47127" calcext:value-type="float">
            <text:p>1442792351.47127</text:p>
          </table:table-cell>
          <table:table-cell table:formula="of:=[.J149]-[.$B149]" office:value-type="float" office:value="8.21983027458191" calcext:value-type="float">
            <text:p>8.219830274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92343.31792" calcext:value-type="float">
            <text:p>1442792343.31792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0.2448842525482" calcext:value-type="float">
            <text:p>30.2448842525</text:p>
          </table:table-cell>
          <table:table-cell table:formula="of:=[.C150]/([.D150]-[.D149])" office:value-type="float" office:value="987178.185615515" calcext:value-type="float">
            <text:p>987178.185615515</text:p>
          </table:table-cell>
          <table:table-cell/>
          <table:table-cell office:value-type="float" office:value="1442792351.59396" calcext:value-type="float">
            <text:p>1442792351.59396</text:p>
          </table:table-cell>
          <table:table-cell table:formula="of:=[.G150]-[.$B150]" office:value-type="float" office:value="8.27603530883789" calcext:value-type="float">
            <text:p>8.2760353088</text:p>
          </table:table-cell>
          <table:table-cell/>
          <table:table-cell office:value-type="float" office:value="1442792351.59402" calcext:value-type="float">
            <text:p>1442792351.59402</text:p>
          </table:table-cell>
          <table:table-cell table:formula="of:=[.J150]-[.$B150]" office:value-type="float" office:value="8.2760956287384" calcext:value-type="float">
            <text:p>8.276095628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92343.3845" calcext:value-type="float">
            <text:p>1442792343.3845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0.3114650249481" calcext:value-type="float">
            <text:p>30.3114650249</text:p>
          </table:table-cell>
          <table:table-cell table:formula="of:=[.C151]/([.D151]-[.D150])" office:value-type="float" office:value="985750.05417174" calcext:value-type="float">
            <text:p>985750.05417174</text:p>
          </table:table-cell>
          <table:table-cell/>
          <table:table-cell office:value-type="float" office:value="1442792351.63297" calcext:value-type="float">
            <text:p>1442792351.63297</text:p>
          </table:table-cell>
          <table:table-cell table:formula="of:=[.G151]-[.$B151]" office:value-type="float" office:value="8.24846744537354" calcext:value-type="float">
            <text:p>8.2484674454</text:p>
          </table:table-cell>
          <table:table-cell/>
          <table:table-cell office:value-type="float" office:value="1442792351.633" calcext:value-type="float">
            <text:p>1442792351.633</text:p>
          </table:table-cell>
          <table:table-cell table:formula="of:=[.J151]-[.$B151]" office:value-type="float" office:value="8.24849629402161" calcext:value-type="float">
            <text:p>8.2484962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92343.45095" calcext:value-type="float">
            <text:p>1442792343.45095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0.377913236618" calcext:value-type="float">
            <text:p>30.3779132366</text:p>
          </table:table-cell>
          <table:table-cell table:formula="of:=[.C152]/([.D152]-[.D151])" office:value-type="float" office:value="987716.574315403" calcext:value-type="float">
            <text:p>987716.574315403</text:p>
          </table:table-cell>
          <table:table-cell/>
          <table:table-cell office:value-type="float" office:value="1442792351.75784" calcext:value-type="float">
            <text:p>1442792351.75784</text:p>
          </table:table-cell>
          <table:table-cell table:formula="of:=[.G152]-[.$B152]" office:value-type="float" office:value="8.30688405036926" calcext:value-type="float">
            <text:p>8.3068840504</text:p>
          </table:table-cell>
          <table:table-cell/>
          <table:table-cell office:value-type="float" office:value="1442792351.75798" calcext:value-type="float">
            <text:p>1442792351.75798</text:p>
          </table:table-cell>
          <table:table-cell table:formula="of:=[.J152]-[.$B152]" office:value-type="float" office:value="8.30702757835388" calcext:value-type="float">
            <text:p>8.307027578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92343.5174" calcext:value-type="float">
            <text:p>1442792343.5174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0.4443652629852" calcext:value-type="float">
            <text:p>30.444365263</text:p>
          </table:table-cell>
          <table:table-cell table:formula="of:=[.C153]/([.D153]-[.D152])" office:value-type="float" office:value="987659.874167623" calcext:value-type="float">
            <text:p>987659.874167623</text:p>
          </table:table-cell>
          <table:table-cell/>
          <table:table-cell office:value-type="float" office:value="1442792351.80518" calcext:value-type="float">
            <text:p>1442792351.80518</text:p>
          </table:table-cell>
          <table:table-cell table:formula="of:=[.G153]-[.$B153]" office:value-type="float" office:value="8.28777694702148" calcext:value-type="float">
            <text:p>8.287776947</text:p>
          </table:table-cell>
          <table:table-cell/>
          <table:table-cell office:value-type="float" office:value="1442792351.80522" calcext:value-type="float">
            <text:p>1442792351.80522</text:p>
          </table:table-cell>
          <table:table-cell table:formula="of:=[.J153]-[.$B153]" office:value-type="float" office:value="8.28781151771545" calcext:value-type="float">
            <text:p>8.287811517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92343.5839" calcext:value-type="float">
            <text:p>1442792343.5839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0.5108616352081" calcext:value-type="float">
            <text:p>30.5108616352</text:p>
          </table:table-cell>
          <table:table-cell table:formula="of:=[.C154]/([.D154]-[.D153])" office:value-type="float" office:value="987001.212336773" calcext:value-type="float">
            <text:p>987001.212336773</text:p>
          </table:table-cell>
          <table:table-cell/>
          <table:table-cell office:value-type="float" office:value="1442792351.87331" calcext:value-type="float">
            <text:p>1442792351.87331</text:p>
          </table:table-cell>
          <table:table-cell table:formula="of:=[.G154]-[.$B154]" office:value-type="float" office:value="8.28940963745117" calcext:value-type="float">
            <text:p>8.2894096375</text:p>
          </table:table-cell>
          <table:table-cell/>
          <table:table-cell office:value-type="float" office:value="1442792351.87335" calcext:value-type="float">
            <text:p>1442792351.87335</text:p>
          </table:table-cell>
          <table:table-cell table:formula="of:=[.J154]-[.$B154]" office:value-type="float" office:value="8.28944993019104" calcext:value-type="float">
            <text:p>8.289449930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92343.65045" calcext:value-type="float">
            <text:p>1442792343.65045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0.5774154663086" calcext:value-type="float">
            <text:p>30.5774154663</text:p>
          </table:table-cell>
          <table:table-cell table:formula="of:=[.C155]/([.D155]-[.D154])" office:value-type="float" office:value="986149.090364575" calcext:value-type="float">
            <text:p>986149.090364575</text:p>
          </table:table-cell>
          <table:table-cell/>
          <table:table-cell office:value-type="float" office:value="1442792351.95797" calcext:value-type="float">
            <text:p>1442792351.95797</text:p>
          </table:table-cell>
          <table:table-cell table:formula="of:=[.G155]-[.$B155]" office:value-type="float" office:value="8.30751776695251" calcext:value-type="float">
            <text:p>8.307517767</text:p>
          </table:table-cell>
          <table:table-cell/>
          <table:table-cell office:value-type="float" office:value="1442792351.95801" calcext:value-type="float">
            <text:p>1442792351.95801</text:p>
          </table:table-cell>
          <table:table-cell table:formula="of:=[.J155]-[.$B155]" office:value-type="float" office:value="8.30755591392517" calcext:value-type="float">
            <text:p>8.307555913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92343.71695" calcext:value-type="float">
            <text:p>1442792343.71695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0.6439096927643" calcext:value-type="float">
            <text:p>30.6439096928</text:p>
          </table:table-cell>
          <table:table-cell table:formula="of:=[.C156]/([.D156]-[.D155])" office:value-type="float" office:value="987033.062843989" calcext:value-type="float">
            <text:p>987033.062843989</text:p>
          </table:table-cell>
          <table:table-cell/>
          <table:table-cell office:value-type="float" office:value="1442792352.03503" calcext:value-type="float">
            <text:p>1442792352.03503</text:p>
          </table:table-cell>
          <table:table-cell table:formula="of:=[.G156]-[.$B156]" office:value-type="float" office:value="8.31807947158814" calcext:value-type="float">
            <text:p>8.3180794716</text:p>
          </table:table-cell>
          <table:table-cell/>
          <table:table-cell office:value-type="float" office:value="1442792352.03506" calcext:value-type="float">
            <text:p>1442792352.03506</text:p>
          </table:table-cell>
          <table:table-cell table:formula="of:=[.J156]-[.$B156]" office:value-type="float" office:value="8.31811451911926" calcext:value-type="float">
            <text:p>8.318114519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92343.78342" calcext:value-type="float">
            <text:p>1442792343.78342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0.710385799408" calcext:value-type="float">
            <text:p>30.7103857994</text:p>
          </table:table-cell>
          <table:table-cell table:formula="of:=[.C157]/([.D157]-[.D156])" office:value-type="float" office:value="987302.104676477" calcext:value-type="float">
            <text:p>987302.104676477</text:p>
          </table:table-cell>
          <table:table-cell/>
          <table:table-cell office:value-type="float" office:value="1442792352.11492" calcext:value-type="float">
            <text:p>1442792352.11492</text:p>
          </table:table-cell>
          <table:table-cell table:formula="of:=[.G157]-[.$B157]" office:value-type="float" office:value="8.33149170875549" calcext:value-type="float">
            <text:p>8.3314917088</text:p>
          </table:table-cell>
          <table:table-cell/>
          <table:table-cell office:value-type="float" office:value="1442792352.11497" calcext:value-type="float">
            <text:p>1442792352.11497</text:p>
          </table:table-cell>
          <table:table-cell table:formula="of:=[.J157]-[.$B157]" office:value-type="float" office:value="8.33154535293579" calcext:value-type="float">
            <text:p>8.331545352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92343.84987" calcext:value-type="float">
            <text:p>1442792343.84987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0.7768273353577" calcext:value-type="float">
            <text:p>30.7768273354</text:p>
          </table:table-cell>
          <table:table-cell table:formula="of:=[.C158]/([.D158]-[.D157])" office:value-type="float" office:value="987815.815240638" calcext:value-type="float">
            <text:p>987815.815240638</text:p>
          </table:table-cell>
          <table:table-cell/>
          <table:table-cell office:value-type="float" office:value="1442792352.19705" calcext:value-type="float">
            <text:p>1442792352.19705</text:p>
          </table:table-cell>
          <table:table-cell table:formula="of:=[.G158]-[.$B158]" office:value-type="float" office:value="8.34718322753906" calcext:value-type="float">
            <text:p>8.3471832275</text:p>
          </table:table-cell>
          <table:table-cell/>
          <table:table-cell office:value-type="float" office:value="1442792352.19709" calcext:value-type="float">
            <text:p>1442792352.19709</text:p>
          </table:table-cell>
          <table:table-cell table:formula="of:=[.J158]-[.$B158]" office:value-type="float" office:value="8.34722709655762" calcext:value-type="float">
            <text:p>8.347227096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92343.91643" calcext:value-type="float">
            <text:p>1442792343.91643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0.8433892726898" calcext:value-type="float">
            <text:p>30.8433892727</text:p>
          </table:table-cell>
          <table:table-cell table:formula="of:=[.C159]/([.D159]-[.D158])" office:value-type="float" office:value="986028.992402778" calcext:value-type="float">
            <text:p>986028.992402778</text:p>
          </table:table-cell>
          <table:table-cell/>
          <table:table-cell office:value-type="float" office:value="1442792352.27504" calcext:value-type="float">
            <text:p>1442792352.27504</text:p>
          </table:table-cell>
          <table:table-cell table:formula="of:=[.G159]-[.$B159]" office:value-type="float" office:value="8.35860991477966" calcext:value-type="float">
            <text:p>8.3586099148</text:p>
          </table:table-cell>
          <table:table-cell/>
          <table:table-cell office:value-type="float" office:value="1442792352.27508" calcext:value-type="float">
            <text:p>1442792352.27508</text:p>
          </table:table-cell>
          <table:table-cell table:formula="of:=[.J159]-[.$B159]" office:value-type="float" office:value="8.35864734649658" calcext:value-type="float">
            <text:p>8.358647346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92343.98291" calcext:value-type="float">
            <text:p>1442792343.98291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0.9098751544952" calcext:value-type="float">
            <text:p>30.9098751545</text:p>
          </table:table-cell>
          <table:table-cell table:formula="of:=[.C160]/([.D160]-[.D159])" office:value-type="float" office:value="987156.945471237" calcext:value-type="float">
            <text:p>987156.945471237</text:p>
          </table:table-cell>
          <table:table-cell/>
          <table:table-cell office:value-type="float" office:value="1442792352.31579" calcext:value-type="float">
            <text:p>1442792352.31579</text:p>
          </table:table-cell>
          <table:table-cell table:formula="of:=[.G160]-[.$B160]" office:value-type="float" office:value="8.33287525177002" calcext:value-type="float">
            <text:p>8.3328752518</text:p>
          </table:table-cell>
          <table:table-cell/>
          <table:table-cell office:value-type="float" office:value="1442792352.31583" calcext:value-type="float">
            <text:p>1442792352.31583</text:p>
          </table:table-cell>
          <table:table-cell table:formula="of:=[.J160]-[.$B160]" office:value-type="float" office:value="8.33291292190552" calcext:value-type="float">
            <text:p>8.332912921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92344.04937" calcext:value-type="float">
            <text:p>1442792344.04937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0.9763343334198" calcext:value-type="float">
            <text:p>30.9763343334</text:p>
          </table:table-cell>
          <table:table-cell table:formula="of:=[.C161]/([.D161]-[.D160])" office:value-type="float" office:value="987553.578934529" calcext:value-type="float">
            <text:p>987553.578934529</text:p>
          </table:table-cell>
          <table:table-cell/>
          <table:table-cell office:value-type="float" office:value="1442792352.39769" calcext:value-type="float">
            <text:p>1442792352.39769</text:p>
          </table:table-cell>
          <table:table-cell table:formula="of:=[.G161]-[.$B161]" office:value-type="float" office:value="8.34831309318543" calcext:value-type="float">
            <text:p>8.3483130932</text:p>
          </table:table-cell>
          <table:table-cell/>
          <table:table-cell office:value-type="float" office:value="1442792352.39779" calcext:value-type="float">
            <text:p>1442792352.39779</text:p>
          </table:table-cell>
          <table:table-cell table:formula="of:=[.J161]-[.$B161]" office:value-type="float" office:value="8.34841823577881" calcext:value-type="float">
            <text:p>8.348418235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92344.11586" calcext:value-type="float">
            <text:p>1442792344.11586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1.0428199768066" calcext:value-type="float">
            <text:p>31.0428199768</text:p>
          </table:table-cell>
          <table:table-cell table:formula="of:=[.C162]/([.D162]-[.D161])" office:value-type="float" office:value="987160.48543181" calcext:value-type="float">
            <text:p>987160.48543181</text:p>
          </table:table-cell>
          <table:table-cell/>
          <table:table-cell office:value-type="float" office:value="1442792352.47612" calcext:value-type="float">
            <text:p>1442792352.47612</text:p>
          </table:table-cell>
          <table:table-cell table:formula="of:=[.G162]-[.$B162]" office:value-type="float" office:value="8.36026334762573" calcext:value-type="float">
            <text:p>8.3602633476</text:p>
          </table:table-cell>
          <table:table-cell/>
          <table:table-cell office:value-type="float" office:value="1442792352.47616" calcext:value-type="float">
            <text:p>1442792352.47616</text:p>
          </table:table-cell>
          <table:table-cell table:formula="of:=[.J162]-[.$B162]" office:value-type="float" office:value="8.3602991104126" calcext:value-type="float">
            <text:p>8.360299110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92344.18232" calcext:value-type="float">
            <text:p>1442792344.18232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1.1092801094055" calcext:value-type="float">
            <text:p>31.1092801094</text:p>
          </table:table-cell>
          <table:table-cell table:formula="of:=[.C163]/([.D163]-[.D162])" office:value-type="float" office:value="987539.407965446" calcext:value-type="float">
            <text:p>987539.407965446</text:p>
          </table:table-cell>
          <table:table-cell/>
          <table:table-cell office:value-type="float" office:value="1442792352.55398" calcext:value-type="float">
            <text:p>1442792352.55398</text:p>
          </table:table-cell>
          <table:table-cell table:formula="of:=[.G163]-[.$B163]" office:value-type="float" office:value="8.37166261672974" calcext:value-type="float">
            <text:p>8.3716626167</text:p>
          </table:table-cell>
          <table:table-cell/>
          <table:table-cell office:value-type="float" office:value="1442792352.55403" calcext:value-type="float">
            <text:p>1442792352.55403</text:p>
          </table:table-cell>
          <table:table-cell table:formula="of:=[.J163]-[.$B163]" office:value-type="float" office:value="8.37171196937561" calcext:value-type="float">
            <text:p>8.371711969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92344.2488" calcext:value-type="float">
            <text:p>1442792344.2488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1.1757593154907" calcext:value-type="float">
            <text:p>31.1757593155</text:p>
          </table:table-cell>
          <table:table-cell table:formula="of:=[.C164]/([.D164]-[.D163])" office:value-type="float" office:value="987256.073965155" calcext:value-type="float">
            <text:p>987256.073965155</text:p>
          </table:table-cell>
          <table:table-cell/>
          <table:table-cell office:value-type="float" office:value="1442792352.59885" calcext:value-type="float">
            <text:p>1442792352.59885</text:p>
          </table:table-cell>
          <table:table-cell table:formula="of:=[.G164]-[.$B164]" office:value-type="float" office:value="8.35005021095276" calcext:value-type="float">
            <text:p>8.350050211</text:p>
          </table:table-cell>
          <table:table-cell/>
          <table:table-cell office:value-type="float" office:value="1442792352.59888" calcext:value-type="float">
            <text:p>1442792352.59888</text:p>
          </table:table-cell>
          <table:table-cell table:formula="of:=[.J164]-[.$B164]" office:value-type="float" office:value="8.35008358955383" calcext:value-type="float">
            <text:p>8.350083589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92344.31531" calcext:value-type="float">
            <text:p>1442792344.31531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1.2422759532928" calcext:value-type="float">
            <text:p>31.2422759533</text:p>
          </table:table-cell>
          <table:table-cell table:formula="of:=[.C165]/([.D165]-[.D164])" office:value-type="float" office:value="986700.503342402" calcext:value-type="float">
            <text:p>986700.503342402</text:p>
          </table:table-cell>
          <table:table-cell/>
          <table:table-cell office:value-type="float" office:value="1442792352.68087" calcext:value-type="float">
            <text:p>1442792352.68087</text:p>
          </table:table-cell>
          <table:table-cell table:formula="of:=[.G165]-[.$B165]" office:value-type="float" office:value="8.36555361747742" calcext:value-type="float">
            <text:p>8.3655536175</text:p>
          </table:table-cell>
          <table:table-cell/>
          <table:table-cell office:value-type="float" office:value="1442792352.68093" calcext:value-type="float">
            <text:p>1442792352.68093</text:p>
          </table:table-cell>
          <table:table-cell table:formula="of:=[.J165]-[.$B165]" office:value-type="float" office:value="8.36561942100525" calcext:value-type="float">
            <text:p>8.36561942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92344.38178" calcext:value-type="float">
            <text:p>1442792344.38178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1.3087446689606" calcext:value-type="float">
            <text:p>31.308744669</text:p>
          </table:table-cell>
          <table:table-cell table:formula="of:=[.C166]/([.D166]-[.D165])" office:value-type="float" office:value="987411.887542595" calcext:value-type="float">
            <text:p>987411.887542595</text:p>
          </table:table-cell>
          <table:table-cell/>
          <table:table-cell office:value-type="float" office:value="1442792352.74529" calcext:value-type="float">
            <text:p>1442792352.74529</text:p>
          </table:table-cell>
          <table:table-cell table:formula="of:=[.G166]-[.$B166]" office:value-type="float" office:value="8.36350202560425" calcext:value-type="float">
            <text:p>8.3635020256</text:p>
          </table:table-cell>
          <table:table-cell/>
          <table:table-cell office:value-type="float" office:value="1442792352.74532" calcext:value-type="float">
            <text:p>1442792352.74532</text:p>
          </table:table-cell>
          <table:table-cell table:formula="of:=[.J166]-[.$B166]" office:value-type="float" office:value="8.36353993415833" calcext:value-type="float">
            <text:p>8.363539934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92344.44823" calcext:value-type="float">
            <text:p>1442792344.44823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1.3751902580261" calcext:value-type="float">
            <text:p>31.375190258</text:p>
          </table:table-cell>
          <table:table-cell table:formula="of:=[.C167]/([.D167]-[.D166])" office:value-type="float" office:value="987755.559443546" calcext:value-type="float">
            <text:p>987755.559443546</text:p>
          </table:table-cell>
          <table:table-cell/>
          <table:table-cell office:value-type="float" office:value="1442792352.82253" calcext:value-type="float">
            <text:p>1442792352.82253</text:p>
          </table:table-cell>
          <table:table-cell table:formula="of:=[.G167]-[.$B167]" office:value-type="float" office:value="8.37429642677307" calcext:value-type="float">
            <text:p>8.3742964268</text:p>
          </table:table-cell>
          <table:table-cell/>
          <table:table-cell office:value-type="float" office:value="1442792352.82257" calcext:value-type="float">
            <text:p>1442792352.82257</text:p>
          </table:table-cell>
          <table:table-cell table:formula="of:=[.J167]-[.$B167]" office:value-type="float" office:value="8.37434530258179" calcext:value-type="float">
            <text:p>8.374345302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92344.5146" calcext:value-type="float">
            <text:p>1442792344.5146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1.4415600299835" calcext:value-type="float">
            <text:p>31.44156003</text:p>
          </table:table-cell>
          <table:table-cell table:formula="of:=[.C168]/([.D168]-[.D167])" office:value-type="float" office:value="988883.916041311" calcext:value-type="float">
            <text:p>988883.916041311</text:p>
          </table:table-cell>
          <table:table-cell/>
          <table:table-cell office:value-type="float" office:value="1442792352.89974" calcext:value-type="float">
            <text:p>1442792352.89974</text:p>
          </table:table-cell>
          <table:table-cell table:formula="of:=[.G168]-[.$B168]" office:value-type="float" office:value="8.38514161109924" calcext:value-type="float">
            <text:p>8.3851416111</text:p>
          </table:table-cell>
          <table:table-cell/>
          <table:table-cell office:value-type="float" office:value="1442792352.89979" calcext:value-type="float">
            <text:p>1442792352.89979</text:p>
          </table:table-cell>
          <table:table-cell table:formula="of:=[.J168]-[.$B168]" office:value-type="float" office:value="8.38519406318665" calcext:value-type="float">
            <text:p>8.385194063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92344.58095" calcext:value-type="float">
            <text:p>1442792344.58095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1.5079109668732" calcext:value-type="float">
            <text:p>31.5079109669</text:p>
          </table:table-cell>
          <table:table-cell table:formula="of:=[.C169]/([.D169]-[.D168])" office:value-type="float" office:value="989164.630925346" calcext:value-type="float">
            <text:p>989164.630925346</text:p>
          </table:table-cell>
          <table:table-cell/>
          <table:table-cell office:value-type="float" office:value="1442792352.96414" calcext:value-type="float">
            <text:p>1442792352.96414</text:p>
          </table:table-cell>
          <table:table-cell table:formula="of:=[.G169]-[.$B169]" office:value-type="float" office:value="8.38319325447083" calcext:value-type="float">
            <text:p>8.3831932545</text:p>
          </table:table-cell>
          <table:table-cell/>
          <table:table-cell office:value-type="float" office:value="1442792352.96418" calcext:value-type="float">
            <text:p>1442792352.96418</text:p>
          </table:table-cell>
          <table:table-cell table:formula="of:=[.J169]-[.$B169]" office:value-type="float" office:value="8.38323283195496" calcext:value-type="float">
            <text:p>8.38323283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92344.64741" calcext:value-type="float">
            <text:p>1442792344.64741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1.5743744373322" calcext:value-type="float">
            <text:p>31.5743744373</text:p>
          </table:table-cell>
          <table:table-cell table:formula="of:=[.C170]/([.D170]-[.D169])" office:value-type="float" office:value="987489.812776215" calcext:value-type="float">
            <text:p>987489.812776215</text:p>
          </table:table-cell>
          <table:table-cell/>
          <table:table-cell office:value-type="float" office:value="1442792353.04135" calcext:value-type="float">
            <text:p>1442792353.04135</text:p>
          </table:table-cell>
          <table:table-cell table:formula="of:=[.G170]-[.$B170]" office:value-type="float" office:value="8.39393973350525" calcext:value-type="float">
            <text:p>8.3939397335</text:p>
          </table:table-cell>
          <table:table-cell/>
          <table:table-cell office:value-type="float" office:value="1442792353.04139" calcext:value-type="float">
            <text:p>1442792353.04139</text:p>
          </table:table-cell>
          <table:table-cell table:formula="of:=[.J170]-[.$B170]" office:value-type="float" office:value="8.39397692680359" calcext:value-type="float">
            <text:p>8.393976926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92344.7139" calcext:value-type="float">
            <text:p>1442792344.7139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1.6408607959747" calcext:value-type="float">
            <text:p>31.640860796</text:p>
          </table:table-cell>
          <table:table-cell table:formula="of:=[.C171]/([.D171]-[.D170])" office:value-type="float" office:value="987149.865626255" calcext:value-type="float">
            <text:p>987149.865626255</text:p>
          </table:table-cell>
          <table:table-cell/>
          <table:table-cell office:value-type="float" office:value="1442792353.10581" calcext:value-type="float">
            <text:p>1442792353.10581</text:p>
          </table:table-cell>
          <table:table-cell table:formula="of:=[.G171]-[.$B171]" office:value-type="float" office:value="8.39191246032715" calcext:value-type="float">
            <text:p>8.3919124603</text:p>
          </table:table-cell>
          <table:table-cell/>
          <table:table-cell office:value-type="float" office:value="1442792353.10594" calcext:value-type="float">
            <text:p>1442792353.10594</text:p>
          </table:table-cell>
          <table:table-cell table:formula="of:=[.J171]-[.$B171]" office:value-type="float" office:value="8.39204335212708" calcext:value-type="float">
            <text:p>8.392043352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92344.78039" calcext:value-type="float">
            <text:p>1442792344.78039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1.7073483467102" calcext:value-type="float">
            <text:p>31.7073483467</text:p>
          </table:table-cell>
          <table:table-cell table:formula="of:=[.C172]/([.D172]-[.D171])" office:value-type="float" office:value="987132.166458086" calcext:value-type="float">
            <text:p>987132.166458086</text:p>
          </table:table-cell>
          <table:table-cell/>
          <table:table-cell office:value-type="float" office:value="1442792353.13144" calcext:value-type="float">
            <text:p>1442792353.13144</text:p>
          </table:table-cell>
          <table:table-cell table:formula="of:=[.G172]-[.$B172]" office:value-type="float" office:value="8.35105490684509" calcext:value-type="float">
            <text:p>8.3510549068</text:p>
          </table:table-cell>
          <table:table-cell/>
          <table:table-cell office:value-type="float" office:value="1442792353.13148" calcext:value-type="float">
            <text:p>1442792353.13148</text:p>
          </table:table-cell>
          <table:table-cell table:formula="of:=[.J172]-[.$B172]" office:value-type="float" office:value="8.35109186172485" calcext:value-type="float">
            <text:p>8.351091861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92344.84684" calcext:value-type="float">
            <text:p>1442792344.84684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1.7737989425659" calcext:value-type="float">
            <text:p>31.7737989426</text:p>
          </table:table-cell>
          <table:table-cell table:formula="of:=[.C173]/([.D173]-[.D172])" office:value-type="float" office:value="987681.13596016" calcext:value-type="float">
            <text:p>987681.13596016</text:p>
          </table:table-cell>
          <table:table-cell/>
          <table:table-cell office:value-type="float" office:value="1442792353.20304" calcext:value-type="float">
            <text:p>1442792353.20304</text:p>
          </table:table-cell>
          <table:table-cell table:formula="of:=[.G173]-[.$B173]" office:value-type="float" office:value="8.35619711875916" calcext:value-type="float">
            <text:p>8.3561971188</text:p>
          </table:table-cell>
          <table:table-cell/>
          <table:table-cell office:value-type="float" office:value="1442792353.20308" calcext:value-type="float">
            <text:p>1442792353.20308</text:p>
          </table:table-cell>
          <table:table-cell table:formula="of:=[.J173]-[.$B173]" office:value-type="float" office:value="8.35623979568481" calcext:value-type="float">
            <text:p>8.356239795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92344.91331" calcext:value-type="float">
            <text:p>1442792344.91331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1.8402729034424" calcext:value-type="float">
            <text:p>31.8402729034</text:p>
          </table:table-cell>
          <table:table-cell table:formula="of:=[.C174]/([.D174]-[.D173])" office:value-type="float" office:value="987333.974606545" calcext:value-type="float">
            <text:p>987333.974606545</text:p>
          </table:table-cell>
          <table:table-cell/>
          <table:table-cell office:value-type="float" office:value="1442792353.27554" calcext:value-type="float">
            <text:p>1442792353.27554</text:p>
          </table:table-cell>
          <table:table-cell table:formula="of:=[.G174]-[.$B174]" office:value-type="float" office:value="8.36223101615906" calcext:value-type="float">
            <text:p>8.3622310162</text:p>
          </table:table-cell>
          <table:table-cell/>
          <table:table-cell office:value-type="float" office:value="1442792353.27558" calcext:value-type="float">
            <text:p>1442792353.27558</text:p>
          </table:table-cell>
          <table:table-cell table:formula="of:=[.J174]-[.$B174]" office:value-type="float" office:value="8.36226749420166" calcext:value-type="float">
            <text:p>8.362267494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92344.97972" calcext:value-type="float">
            <text:p>1442792344.97972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1.9066772460937" calcext:value-type="float">
            <text:p>31.9066772461</text:p>
          </table:table-cell>
          <table:table-cell table:formula="of:=[.C175]/([.D175]-[.D174])" office:value-type="float" office:value="988369.094240988" calcext:value-type="float">
            <text:p>988369.094240988</text:p>
          </table:table-cell>
          <table:table-cell/>
          <table:table-cell office:value-type="float" office:value="1442792353.33608" calcext:value-type="float">
            <text:p>1442792353.33608</text:p>
          </table:table-cell>
          <table:table-cell table:formula="of:=[.G175]-[.$B175]" office:value-type="float" office:value="8.35636687278748" calcext:value-type="float">
            <text:p>8.3563668728</text:p>
          </table:table-cell>
          <table:table-cell/>
          <table:table-cell office:value-type="float" office:value="1442792353.33613" calcext:value-type="float">
            <text:p>1442792353.33613</text:p>
          </table:table-cell>
          <table:table-cell table:formula="of:=[.J175]-[.$B175]" office:value-type="float" office:value="8.35641813278198" calcext:value-type="float">
            <text:p>8.356418132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92345.04416" calcext:value-type="float">
            <text:p>1442792345.04416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1.9711229801178" calcext:value-type="float">
            <text:p>31.9711229801</text:p>
          </table:table-cell>
          <table:table-cell table:formula="of:=[.C176]/([.D176]-[.D175])" office:value-type="float" office:value="1018407.20714748" calcext:value-type="float">
            <text:p>1018407.20714748</text:p>
          </table:table-cell>
          <table:table-cell/>
          <table:table-cell office:value-type="float" office:value="1442792353.40876" calcext:value-type="float">
            <text:p>1442792353.40876</text:p>
          </table:table-cell>
          <table:table-cell table:formula="of:=[.G176]-[.$B176]" office:value-type="float" office:value="8.36460161209106" calcext:value-type="float">
            <text:p>8.3646016121</text:p>
          </table:table-cell>
          <table:table-cell/>
          <table:table-cell office:value-type="float" office:value="1442792353.40881" calcext:value-type="float">
            <text:p>1442792353.40881</text:p>
          </table:table-cell>
          <table:table-cell table:formula="of:=[.J176]-[.$B176]" office:value-type="float" office:value="8.36464691162109" calcext:value-type="float">
            <text:p>8.364646911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92345.10763" calcext:value-type="float">
            <text:p>1442792345.10763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2.0345914363861" calcext:value-type="float">
            <text:p>32.0345914364</text:p>
          </table:table-cell>
          <table:table-cell table:formula="of:=[.C177]/([.D177]-[.D176])" office:value-type="float" office:value="1034088.48834361" calcext:value-type="float">
            <text:p>1034088.48834361</text:p>
          </table:table-cell>
          <table:table-cell/>
          <table:table-cell office:value-type="float" office:value="1442792353.48131" calcext:value-type="float">
            <text:p>1442792353.48131</text:p>
          </table:table-cell>
          <table:table-cell table:formula="of:=[.G177]-[.$B177]" office:value-type="float" office:value="8.37368154525757" calcext:value-type="float">
            <text:p>8.3736815453</text:p>
          </table:table-cell>
          <table:table-cell/>
          <table:table-cell office:value-type="float" office:value="1442792353.48136" calcext:value-type="float">
            <text:p>1442792353.48136</text:p>
          </table:table-cell>
          <table:table-cell table:formula="of:=[.J177]-[.$B177]" office:value-type="float" office:value="8.37373185157776" calcext:value-type="float">
            <text:p>8.373731851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92345.17112" calcext:value-type="float">
            <text:p>1442792345.17112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2.0980796813965" calcext:value-type="float">
            <text:p>32.0980796814</text:p>
          </table:table-cell>
          <table:table-cell table:formula="of:=[.C178]/([.D178]-[.D177])" office:value-type="float" office:value="1033766.17182084" calcext:value-type="float">
            <text:p>1033766.17182084</text:p>
          </table:table-cell>
          <table:table-cell/>
          <table:table-cell office:value-type="float" office:value="1442792353.54177" calcext:value-type="float">
            <text:p>1442792353.54177</text:p>
          </table:table-cell>
          <table:table-cell table:formula="of:=[.G178]-[.$B178]" office:value-type="float" office:value="8.37065100669861" calcext:value-type="float">
            <text:p>8.3706510067</text:p>
          </table:table-cell>
          <table:table-cell/>
          <table:table-cell office:value-type="float" office:value="1442792353.54181" calcext:value-type="float">
            <text:p>1442792353.54181</text:p>
          </table:table-cell>
          <table:table-cell table:formula="of:=[.J178]-[.$B178]" office:value-type="float" office:value="8.37068915367126" calcext:value-type="float">
            <text:p>8.370689153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92345.23462" calcext:value-type="float">
            <text:p>1442792345.23462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2.1615796089172" calcext:value-type="float">
            <text:p>32.1615796089</text:p>
          </table:table-cell>
          <table:table-cell table:formula="of:=[.C179]/([.D179]-[.D178])" office:value-type="float" office:value="1033575.9828789" calcext:value-type="float">
            <text:p>1033575.9828789</text:p>
          </table:table-cell>
          <table:table-cell/>
          <table:table-cell office:value-type="float" office:value="1442792353.61436" calcext:value-type="float">
            <text:p>1442792353.61436</text:p>
          </table:table-cell>
          <table:table-cell table:formula="of:=[.G179]-[.$B179]" office:value-type="float" office:value="8.3797459602356" calcext:value-type="float">
            <text:p>8.3797459602</text:p>
          </table:table-cell>
          <table:table-cell/>
          <table:table-cell office:value-type="float" office:value="1442792353.61441" calcext:value-type="float">
            <text:p>1442792353.61441</text:p>
          </table:table-cell>
          <table:table-cell table:formula="of:=[.J179]-[.$B179]" office:value-type="float" office:value="8.37978744506836" calcext:value-type="float">
            <text:p>8.37978744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92345.29814" calcext:value-type="float">
            <text:p>1442792345.29814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2.2250981330872" calcext:value-type="float">
            <text:p>32.2250981331</text:p>
          </table:table-cell>
          <table:table-cell table:formula="of:=[.C180]/([.D180]-[.D179])" office:value-type="float" office:value="1033273.37745481" calcext:value-type="float">
            <text:p>1033273.37745481</text:p>
          </table:table-cell>
          <table:table-cell/>
          <table:table-cell office:value-type="float" office:value="1442792353.68703" calcext:value-type="float">
            <text:p>1442792353.68703</text:p>
          </table:table-cell>
          <table:table-cell table:formula="of:=[.G180]-[.$B180]" office:value-type="float" office:value="8.38889455795288" calcext:value-type="float">
            <text:p>8.388894558</text:p>
          </table:table-cell>
          <table:table-cell/>
          <table:table-cell office:value-type="float" office:value="1442792353.68707" calcext:value-type="float">
            <text:p>1442792353.68707</text:p>
          </table:table-cell>
          <table:table-cell table:formula="of:=[.J180]-[.$B180]" office:value-type="float" office:value="8.38893222808838" calcext:value-type="float">
            <text:p>8.388932228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92345.36162" calcext:value-type="float">
            <text:p>1442792345.36162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2.2885808944702" calcext:value-type="float">
            <text:p>32.2885808945</text:p>
          </table:table-cell>
          <table:table-cell table:formula="of:=[.C181]/([.D181]-[.D180])" office:value-type="float" office:value="1033855.46832115" calcext:value-type="float">
            <text:p>1033855.46832115</text:p>
          </table:table-cell>
          <table:table-cell/>
          <table:table-cell office:value-type="float" office:value="1442792353.74756" calcext:value-type="float">
            <text:p>1442792353.74756</text:p>
          </table:table-cell>
          <table:table-cell table:formula="of:=[.G181]-[.$B181]" office:value-type="float" office:value="8.38594269752502" calcext:value-type="float">
            <text:p>8.3859426975</text:p>
          </table:table-cell>
          <table:table-cell/>
          <table:table-cell office:value-type="float" office:value="1442792353.7476" calcext:value-type="float">
            <text:p>1442792353.7476</text:p>
          </table:table-cell>
          <table:table-cell table:formula="of:=[.J181]-[.$B181]" office:value-type="float" office:value="8.38598251342773" calcext:value-type="float">
            <text:p>8.385982513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92345.42513" calcext:value-type="float">
            <text:p>1442792345.42513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2.3520891666412" calcext:value-type="float">
            <text:p>32.3520891666</text:p>
          </table:table-cell>
          <table:table-cell table:formula="of:=[.C182]/([.D182]-[.D181])" office:value-type="float" office:value="1033440.17647434" calcext:value-type="float">
            <text:p>1033440.17647434</text:p>
          </table:table-cell>
          <table:table-cell/>
          <table:table-cell office:value-type="float" office:value="1442792353.82001" calcext:value-type="float">
            <text:p>1442792353.82001</text:p>
          </table:table-cell>
          <table:table-cell table:formula="of:=[.G182]-[.$B182]" office:value-type="float" office:value="8.39488101005554" calcext:value-type="float">
            <text:p>8.3948810101</text:p>
          </table:table-cell>
          <table:table-cell/>
          <table:table-cell office:value-type="float" office:value="1442792353.82006" calcext:value-type="float">
            <text:p>1442792353.82006</text:p>
          </table:table-cell>
          <table:table-cell table:formula="of:=[.J182]-[.$B182]" office:value-type="float" office:value="8.39493298530579" calcext:value-type="float">
            <text:p>8.394932985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92345.48863" calcext:value-type="float">
            <text:p>1442792345.48863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2.4155912399292" calcext:value-type="float">
            <text:p>32.4155912399</text:p>
          </table:table-cell>
          <table:table-cell table:formula="of:=[.C183]/([.D183]-[.D182])" office:value-type="float" office:value="1033541.05782307" calcext:value-type="float">
            <text:p>1033541.05782307</text:p>
          </table:table-cell>
          <table:table-cell/>
          <table:table-cell office:value-type="float" office:value="1442792353.89276" calcext:value-type="float">
            <text:p>1442792353.89276</text:p>
          </table:table-cell>
          <table:table-cell table:formula="of:=[.G183]-[.$B183]" office:value-type="float" office:value="8.40413069725037" calcext:value-type="float">
            <text:p>8.4041306973</text:p>
          </table:table-cell>
          <table:table-cell/>
          <table:table-cell office:value-type="float" office:value="1442792353.89281" calcext:value-type="float">
            <text:p>1442792353.89281</text:p>
          </table:table-cell>
          <table:table-cell table:formula="of:=[.J183]-[.$B183]" office:value-type="float" office:value="8.40418219566345" calcext:value-type="float">
            <text:p>8.404182195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92345.55212" calcext:value-type="float">
            <text:p>1442792345.55212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2.4790813922882" calcext:value-type="float">
            <text:p>32.4790813923</text:p>
          </table:table-cell>
          <table:table-cell table:formula="of:=[.C184]/([.D184]-[.D183])" office:value-type="float" office:value="1033735.11578426" calcext:value-type="float">
            <text:p>1033735.11578426</text:p>
          </table:table-cell>
          <table:table-cell/>
          <table:table-cell office:value-type="float" office:value="1442792353.95309" calcext:value-type="float">
            <text:p>1442792353.95309</text:p>
          </table:table-cell>
          <table:table-cell table:formula="of:=[.G184]-[.$B184]" office:value-type="float" office:value="8.40096855163574" calcext:value-type="float">
            <text:p>8.4009685516</text:p>
          </table:table-cell>
          <table:table-cell/>
          <table:table-cell office:value-type="float" office:value="1442792353.95313" calcext:value-type="float">
            <text:p>1442792353.95313</text:p>
          </table:table-cell>
          <table:table-cell table:formula="of:=[.J184]-[.$B184]" office:value-type="float" office:value="8.40100932121277" calcext:value-type="float">
            <text:p>8.401009321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92345.61561" calcext:value-type="float">
            <text:p>1442792345.61561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2.54256939888" calcext:value-type="float">
            <text:p>32.5425693989</text:p>
          </table:table-cell>
          <table:table-cell table:formula="of:=[.C185]/([.D185]-[.D184])" office:value-type="float" office:value="1033770.05395662" calcext:value-type="float">
            <text:p>1033770.05395662</text:p>
          </table:table-cell>
          <table:table-cell/>
          <table:table-cell office:value-type="float" office:value="1442792354.02572" calcext:value-type="float">
            <text:p>1442792354.02572</text:p>
          </table:table-cell>
          <table:table-cell table:formula="of:=[.G185]-[.$B185]" office:value-type="float" office:value="8.41011190414429" calcext:value-type="float">
            <text:p>8.4101119041</text:p>
          </table:table-cell>
          <table:table-cell/>
          <table:table-cell office:value-type="float" office:value="1442792354.02576" calcext:value-type="float">
            <text:p>1442792354.02576</text:p>
          </table:table-cell>
          <table:table-cell table:formula="of:=[.J185]-[.$B185]" office:value-type="float" office:value="8.41014933586121" calcext:value-type="float">
            <text:p>8.410149335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92345.67913" calcext:value-type="float">
            <text:p>1442792345.67913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2.6060931682587" calcext:value-type="float">
            <text:p>32.6060931683</text:p>
          </table:table-cell>
          <table:table-cell table:formula="of:=[.C186]/([.D186]-[.D185])" office:value-type="float" office:value="1033188.0592408" calcext:value-type="float">
            <text:p>1033188.0592408</text:p>
          </table:table-cell>
          <table:table-cell/>
          <table:table-cell office:value-type="float" office:value="1442792354.09841" calcext:value-type="float">
            <text:p>1442792354.09841</text:p>
          </table:table-cell>
          <table:table-cell table:formula="of:=[.G186]-[.$B186]" office:value-type="float" office:value="8.41927552223206" calcext:value-type="float">
            <text:p>8.4192755222</text:p>
          </table:table-cell>
          <table:table-cell/>
          <table:table-cell office:value-type="float" office:value="1442792354.09845" calcext:value-type="float">
            <text:p>1442792354.09845</text:p>
          </table:table-cell>
          <table:table-cell table:formula="of:=[.J186]-[.$B186]" office:value-type="float" office:value="8.41931676864624" calcext:value-type="float">
            <text:p>8.419316768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92345.74266" calcext:value-type="float">
            <text:p>1442792345.74266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2.6696169376373" calcext:value-type="float">
            <text:p>32.6696169376</text:p>
          </table:table-cell>
          <table:table-cell table:formula="of:=[.C187]/([.D187]-[.D186])" office:value-type="float" office:value="1033188.0592408" calcext:value-type="float">
            <text:p>1033188.0592408</text:p>
          </table:table-cell>
          <table:table-cell/>
          <table:table-cell office:value-type="float" office:value="1442792354.11098" calcext:value-type="float">
            <text:p>1442792354.11098</text:p>
          </table:table-cell>
          <table:table-cell table:formula="of:=[.G187]-[.$B187]" office:value-type="float" office:value="8.36831974983215" calcext:value-type="float">
            <text:p>8.3683197498</text:p>
          </table:table-cell>
          <table:table-cell/>
          <table:table-cell office:value-type="float" office:value="1442792354.12021" calcext:value-type="float">
            <text:p>1442792354.12021</text:p>
          </table:table-cell>
          <table:table-cell table:formula="of:=[.J187]-[.$B187]" office:value-type="float" office:value="8.37754940986633" calcext:value-type="float">
            <text:p>8.377549409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92345.80614" calcext:value-type="float">
            <text:p>1442792345.80614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2.7331006526947" calcext:value-type="float">
            <text:p>32.7331006527</text:p>
          </table:table-cell>
          <table:table-cell table:formula="of:=[.C188]/([.D188]-[.D187])" office:value-type="float" office:value="1033839.93738686" calcext:value-type="float">
            <text:p>1033839.93738686</text:p>
          </table:table-cell>
          <table:table-cell/>
          <table:table-cell office:value-type="float" office:value="1442792354.19526" calcext:value-type="float">
            <text:p>1442792354.19526</text:p>
          </table:table-cell>
          <table:table-cell table:formula="of:=[.G188]-[.$B188]" office:value-type="float" office:value="8.3891167640686" calcext:value-type="float">
            <text:p>8.3891167641</text:p>
          </table:table-cell>
          <table:table-cell/>
          <table:table-cell office:value-type="float" office:value="1442792354.1953" calcext:value-type="float">
            <text:p>1442792354.1953</text:p>
          </table:table-cell>
          <table:table-cell table:formula="of:=[.J188]-[.$B188]" office:value-type="float" office:value="8.38915991783142" calcext:value-type="float">
            <text:p>8.389159917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92345.86961" calcext:value-type="float">
            <text:p>1442792345.86961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2.7965714931488" calcext:value-type="float">
            <text:p>32.7965714931</text:p>
          </table:table-cell>
          <table:table-cell table:formula="of:=[.C189]/([.D189]-[.D188])" office:value-type="float" office:value="1034049.644379" calcext:value-type="float">
            <text:p>1034049.644379</text:p>
          </table:table-cell>
          <table:table-cell/>
          <table:table-cell office:value-type="float" office:value="1442792354.27038" calcext:value-type="float">
            <text:p>1442792354.27038</text:p>
          </table:table-cell>
          <table:table-cell table:formula="of:=[.G189]-[.$B189]" office:value-type="float" office:value="8.40077233314514" calcext:value-type="float">
            <text:p>8.4007723331</text:p>
          </table:table-cell>
          <table:table-cell/>
          <table:table-cell office:value-type="float" office:value="1442792354.27042" calcext:value-type="float">
            <text:p>1442792354.27042</text:p>
          </table:table-cell>
          <table:table-cell table:formula="of:=[.J189]-[.$B189]" office:value-type="float" office:value="8.40081024169922" calcext:value-type="float">
            <text:p>8.400810241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92345.93307" calcext:value-type="float">
            <text:p>1442792345.93307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2.8600316047668" calcext:value-type="float">
            <text:p>32.8600316048</text:p>
          </table:table-cell>
          <table:table-cell table:formula="of:=[.C190]/([.D190]-[.D189])" office:value-type="float" office:value="1034224.4652047" calcext:value-type="float">
            <text:p>1034224.4652047</text:p>
          </table:table-cell>
          <table:table-cell/>
          <table:table-cell office:value-type="float" office:value="1442792354.33767" calcext:value-type="float">
            <text:p>1442792354.33767</text:p>
          </table:table-cell>
          <table:table-cell table:formula="of:=[.G190]-[.$B190]" office:value-type="float" office:value="8.40460276603699" calcext:value-type="float">
            <text:p>8.404602766</text:p>
          </table:table-cell>
          <table:table-cell/>
          <table:table-cell office:value-type="float" office:value="1442792354.33771" calcext:value-type="float">
            <text:p>1442792354.33771</text:p>
          </table:table-cell>
          <table:table-cell table:formula="of:=[.J190]-[.$B190]" office:value-type="float" office:value="8.40464401245117" calcext:value-type="float">
            <text:p>8.404644012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92345.99653" calcext:value-type="float">
            <text:p>1442792345.99653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2.9234895706177" calcext:value-type="float">
            <text:p>32.9234895706</text:p>
          </table:table-cell>
          <table:table-cell table:formula="of:=[.C191]/([.D191]-[.D190])" office:value-type="float" office:value="1034259.43646351" calcext:value-type="float">
            <text:p>1034259.43646351</text:p>
          </table:table-cell>
          <table:table-cell/>
          <table:table-cell office:value-type="float" office:value="1442792354.41829" calcext:value-type="float">
            <text:p>1442792354.41829</text:p>
          </table:table-cell>
          <table:table-cell table:formula="of:=[.G191]-[.$B191]" office:value-type="float" office:value="8.42175912857056" calcext:value-type="float">
            <text:p>8.4217591286</text:p>
          </table:table-cell>
          <table:table-cell/>
          <table:table-cell office:value-type="float" office:value="1442792354.41833" calcext:value-type="float">
            <text:p>1442792354.41833</text:p>
          </table:table-cell>
          <table:table-cell table:formula="of:=[.J191]-[.$B191]" office:value-type="float" office:value="8.42179727554321" calcext:value-type="float">
            <text:p>8.421797275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92346.05699" calcext:value-type="float">
            <text:p>1442792346.05699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2.983952999115" calcext:value-type="float">
            <text:p>32.9839529991</text:p>
          </table:table-cell>
          <table:table-cell table:formula="of:=[.C192]/([.D192]-[.D191])" office:value-type="float" office:value="1085482.60710878" calcext:value-type="float">
            <text:p>1085482.60710878</text:p>
          </table:table-cell>
          <table:table-cell/>
          <table:table-cell office:value-type="float" office:value="1442792354.49901" calcext:value-type="float">
            <text:p>1442792354.49901</text:p>
          </table:table-cell>
          <table:table-cell table:formula="of:=[.G192]-[.$B192]" office:value-type="float" office:value="8.4420154094696" calcext:value-type="float">
            <text:p>8.4420154095</text:p>
          </table:table-cell>
          <table:table-cell/>
          <table:table-cell office:value-type="float" office:value="1442792354.49905" calcext:value-type="float">
            <text:p>1442792354.49905</text:p>
          </table:table-cell>
          <table:table-cell table:formula="of:=[.J192]-[.$B192]" office:value-type="float" office:value="8.44205808639526" calcext:value-type="float">
            <text:p>8.442058086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92346.11756" calcext:value-type="float">
            <text:p>1442792346.11756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3.0445227622986" calcext:value-type="float">
            <text:p>33.0445227623</text:p>
          </table:table-cell>
          <table:table-cell table:formula="of:=[.C193]/([.D193]-[.D192])" office:value-type="float" office:value="1083576.96233783" calcext:value-type="float">
            <text:p>1083576.96233783</text:p>
          </table:table-cell>
          <table:table-cell/>
          <table:table-cell office:value-type="float" office:value="1442792354.56606" calcext:value-type="float">
            <text:p>1442792354.56606</text:p>
          </table:table-cell>
          <table:table-cell table:formula="of:=[.G193]-[.$B193]" office:value-type="float" office:value="8.4484965801239" calcext:value-type="float">
            <text:p>8.4484965801</text:p>
          </table:table-cell>
          <table:table-cell/>
          <table:table-cell office:value-type="float" office:value="1442792354.56609" calcext:value-type="float">
            <text:p>1442792354.56609</text:p>
          </table:table-cell>
          <table:table-cell table:formula="of:=[.J193]-[.$B193]" office:value-type="float" office:value="8.44853234291077" calcext:value-type="float">
            <text:p>8.448532342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92346.1782" calcext:value-type="float">
            <text:p>1442792346.1782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3.1051654815674" calcext:value-type="float">
            <text:p>33.1051654816</text:p>
          </table:table-cell>
          <table:table-cell table:formula="of:=[.C194]/([.D194]-[.D193])" office:value-type="float" office:value="1082273.36754287" calcext:value-type="float">
            <text:p>1082273.36754287</text:p>
          </table:table-cell>
          <table:table-cell/>
          <table:table-cell office:value-type="float" office:value="1442792354.64688" calcext:value-type="float">
            <text:p>1442792354.64688</text:p>
          </table:table-cell>
          <table:table-cell table:formula="of:=[.G194]-[.$B194]" office:value-type="float" office:value="8.46867442131043" calcext:value-type="float">
            <text:p>8.4686744213</text:p>
          </table:table-cell>
          <table:table-cell/>
          <table:table-cell office:value-type="float" office:value="1442792354.64696" calcext:value-type="float">
            <text:p>1442792354.64696</text:p>
          </table:table-cell>
          <table:table-cell table:formula="of:=[.J194]-[.$B194]" office:value-type="float" office:value="8.4687602519989" calcext:value-type="float">
            <text:p>8.46876025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92346.23866" calcext:value-type="float">
            <text:p>1442792346.23866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3.1656198501587" calcext:value-type="float">
            <text:p>33.1656198502</text:p>
          </table:table-cell>
          <table:table-cell table:formula="of:=[.C195]/([.D195]-[.D194])" office:value-type="float" office:value="1085645.28138064" calcext:value-type="float">
            <text:p>1085645.28138064</text:p>
          </table:table-cell>
          <table:table-cell/>
          <table:table-cell office:value-type="float" office:value="1442792354.72738" calcext:value-type="float">
            <text:p>1442792354.72738</text:p>
          </table:table-cell>
          <table:table-cell table:formula="of:=[.G195]-[.$B195]" office:value-type="float" office:value="8.48872494697571" calcext:value-type="float">
            <text:p>8.488724947</text:p>
          </table:table-cell>
          <table:table-cell/>
          <table:table-cell office:value-type="float" office:value="1442792354.72743" calcext:value-type="float">
            <text:p>1442792354.72743</text:p>
          </table:table-cell>
          <table:table-cell table:formula="of:=[.J195]-[.$B195]" office:value-type="float" office:value="8.48876690864563" calcext:value-type="float">
            <text:p>8.488766908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92346.29915" calcext:value-type="float">
            <text:p>1442792346.29915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3.2261109352112" calcext:value-type="float">
            <text:p>33.2261109352</text:p>
          </table:table-cell>
          <table:table-cell table:formula="of:=[.C196]/([.D196]-[.D195])" office:value-type="float" office:value="1084986.32390292" calcext:value-type="float">
            <text:p>1084986.32390292</text:p>
          </table:table-cell>
          <table:table-cell/>
          <table:table-cell office:value-type="float" office:value="1442792354.79069" calcext:value-type="float">
            <text:p>1442792354.79069</text:p>
          </table:table-cell>
          <table:table-cell table:formula="of:=[.G196]-[.$B196]" office:value-type="float" office:value="8.49153614044189" calcext:value-type="float">
            <text:p>8.4915361404</text:p>
          </table:table-cell>
          <table:table-cell/>
          <table:table-cell office:value-type="float" office:value="1442792354.79073" calcext:value-type="float">
            <text:p>1442792354.79073</text:p>
          </table:table-cell>
          <table:table-cell table:formula="of:=[.J196]-[.$B196]" office:value-type="float" office:value="8.4915759563446" calcext:value-type="float">
            <text:p>8.491575956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92346.35965" calcext:value-type="float">
            <text:p>1442792346.35965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3.2866132259369" calcext:value-type="float">
            <text:p>33.2866132259</text:p>
          </table:table-cell>
          <table:table-cell table:formula="of:=[.C197]/([.D197]-[.D196])" office:value-type="float" office:value="1084785.37279767" calcext:value-type="float">
            <text:p>1084785.37279767</text:p>
          </table:table-cell>
          <table:table-cell/>
          <table:table-cell office:value-type="float" office:value="1442792354.87133" calcext:value-type="float">
            <text:p>1442792354.87133</text:p>
          </table:table-cell>
          <table:table-cell table:formula="of:=[.G197]-[.$B197]" office:value-type="float" office:value="8.5116765499115" calcext:value-type="float">
            <text:p>8.5116765499</text:p>
          </table:table-cell>
          <table:table-cell/>
          <table:table-cell office:value-type="float" office:value="1442792354.87137" calcext:value-type="float">
            <text:p>1442792354.87137</text:p>
          </table:table-cell>
          <table:table-cell table:formula="of:=[.J197]-[.$B197]" office:value-type="float" office:value="8.51171731948853" calcext:value-type="float">
            <text:p>8.511717319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92346.42013" calcext:value-type="float">
            <text:p>1442792346.42013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3.3470952510834" calcext:value-type="float">
            <text:p>33.3470952511</text:p>
          </table:table-cell>
          <table:table-cell table:formula="of:=[.C198]/([.D198]-[.D197])" office:value-type="float" office:value="1085148.84944812" calcext:value-type="float">
            <text:p>1085148.84944812</text:p>
          </table:table-cell>
          <table:table-cell/>
          <table:table-cell office:value-type="float" office:value="1442792354.95201" calcext:value-type="float">
            <text:p>1442792354.95201</text:p>
          </table:table-cell>
          <table:table-cell table:formula="of:=[.G198]-[.$B198]" office:value-type="float" office:value="8.53187537193298" calcext:value-type="float">
            <text:p>8.5318753719</text:p>
          </table:table-cell>
          <table:table-cell/>
          <table:table-cell office:value-type="float" office:value="1442792354.95204" calcext:value-type="float">
            <text:p>1442792354.95204</text:p>
          </table:table-cell>
          <table:table-cell table:formula="of:=[.J198]-[.$B198]" office:value-type="float" office:value="8.53191065788269" calcext:value-type="float">
            <text:p>8.531910657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92346.48062" calcext:value-type="float">
            <text:p>1442792346.48062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3.40758061409" calcext:value-type="float">
            <text:p>33.4075806141</text:p>
          </table:table-cell>
          <table:table-cell table:formula="of:=[.C199]/([.D199]-[.D198])" office:value-type="float" office:value="1085088.96595111" calcext:value-type="float">
            <text:p>1085088.96595111</text:p>
          </table:table-cell>
          <table:table-cell/>
          <table:table-cell office:value-type="float" office:value="1442792355.01929" calcext:value-type="float">
            <text:p>1442792355.01929</text:p>
          </table:table-cell>
          <table:table-cell table:formula="of:=[.G199]-[.$B199]" office:value-type="float" office:value="8.53866934776306" calcext:value-type="float">
            <text:p>8.5386693478</text:p>
          </table:table-cell>
          <table:table-cell/>
          <table:table-cell office:value-type="float" office:value="1442792355.01935" calcext:value-type="float">
            <text:p>1442792355.01935</text:p>
          </table:table-cell>
          <table:table-cell table:formula="of:=[.J199]-[.$B199]" office:value-type="float" office:value="8.53872585296631" calcext:value-type="float">
            <text:p>8.53872585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92346.54111" calcext:value-type="float">
            <text:p>1442792346.54111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3.4680669307709" calcext:value-type="float">
            <text:p>33.4680669308</text:p>
          </table:table-cell>
          <table:table-cell table:formula="of:=[.C200]/([.D200]-[.D199])" office:value-type="float" office:value="1085071.85759446" calcext:value-type="float">
            <text:p>1085071.85759446</text:p>
          </table:table-cell>
          <table:table-cell/>
          <table:table-cell office:value-type="float" office:value="1442792355.09983" calcext:value-type="float">
            <text:p>1442792355.09983</text:p>
          </table:table-cell>
          <table:table-cell table:formula="of:=[.G200]-[.$B200]" office:value-type="float" office:value="8.55872344970703" calcext:value-type="float">
            <text:p>8.5587234497</text:p>
          </table:table-cell>
          <table:table-cell/>
          <table:table-cell office:value-type="float" office:value="1442792355.09987" calcext:value-type="float">
            <text:p>1442792355.09987</text:p>
          </table:table-cell>
          <table:table-cell table:formula="of:=[.J200]-[.$B200]" office:value-type="float" office:value="8.55876588821411" calcext:value-type="float">
            <text:p>8.558765888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92346.60165" calcext:value-type="float">
            <text:p>1442792346.60165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3.5286061763763" calcext:value-type="float">
            <text:p>33.5286061764</text:p>
          </table:table-cell>
          <table:table-cell table:formula="of:=[.C201]/([.D201]-[.D200])" office:value-type="float" office:value="1084123.18890989" calcext:value-type="float">
            <text:p>1084123.18890989</text:p>
          </table:table-cell>
          <table:table-cell/>
          <table:table-cell office:value-type="float" office:value="1442792355.11741" calcext:value-type="float">
            <text:p>1442792355.11741</text:p>
          </table:table-cell>
          <table:table-cell table:formula="of:=[.G201]-[.$B201]" office:value-type="float" office:value="8.51576399803162" calcext:value-type="float">
            <text:p>8.515763998</text:p>
          </table:table-cell>
          <table:table-cell/>
          <table:table-cell office:value-type="float" office:value="1442792355.11981" calcext:value-type="float">
            <text:p>1442792355.11981</text:p>
          </table:table-cell>
          <table:table-cell table:formula="of:=[.J201]-[.$B201]" office:value-type="float" office:value="8.51816034317017" calcext:value-type="float">
            <text:p>8.518160343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92346.66207" calcext:value-type="float">
            <text:p>1442792346.66207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3.5890266895294" calcext:value-type="float">
            <text:p>33.5890266895</text:p>
          </table:table-cell>
          <table:table-cell table:formula="of:=[.C202]/([.D202]-[.D201])" office:value-type="float" office:value="1086253.60121852" calcext:value-type="float">
            <text:p>1086253.60121852</text:p>
          </table:table-cell>
          <table:table-cell/>
          <table:table-cell office:value-type="float" office:value="1442792355.17239" calcext:value-type="float">
            <text:p>1442792355.17239</text:p>
          </table:table-cell>
          <table:table-cell table:formula="of:=[.G202]-[.$B202]" office:value-type="float" office:value="8.51032733917236" calcext:value-type="float">
            <text:p>8.5103273392</text:p>
          </table:table-cell>
          <table:table-cell/>
          <table:table-cell office:value-type="float" office:value="1442792355.17243" calcext:value-type="float">
            <text:p>1442792355.17243</text:p>
          </table:table-cell>
          <table:table-cell table:formula="of:=[.J202]-[.$B202]" office:value-type="float" office:value="8.51036810874939" calcext:value-type="float">
            <text:p>8.510368108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92346.72258" calcext:value-type="float">
            <text:p>1442792346.72258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3.6495416164398" calcext:value-type="float">
            <text:p>33.6495416164</text:p>
          </table:table-cell>
          <table:table-cell table:formula="of:=[.C203]/([.D203]-[.D202])" office:value-type="float" office:value="1084558.85763815" calcext:value-type="float">
            <text:p>1084558.85763815</text:p>
          </table:table-cell>
          <table:table-cell/>
          <table:table-cell office:value-type="float" office:value="1442792355.23835" calcext:value-type="float">
            <text:p>1442792355.23835</text:p>
          </table:table-cell>
          <table:table-cell table:formula="of:=[.G203]-[.$B203]" office:value-type="float" office:value="8.51577305793762" calcext:value-type="float">
            <text:p>8.5157730579</text:p>
          </table:table-cell>
          <table:table-cell/>
          <table:table-cell office:value-type="float" office:value="1442792355.23839" calcext:value-type="float">
            <text:p>1442792355.23839</text:p>
          </table:table-cell>
          <table:table-cell table:formula="of:=[.J203]-[.$B203]" office:value-type="float" office:value="8.51581144332886" calcext:value-type="float">
            <text:p>8.515811443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92346.78313" calcext:value-type="float">
            <text:p>1442792346.78313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3.7100944519043" calcext:value-type="float">
            <text:p>33.7100944519</text:p>
          </table:table-cell>
          <table:table-cell table:formula="of:=[.C204]/([.D204]-[.D203])" office:value-type="float" office:value="1083879.87939065" calcext:value-type="float">
            <text:p>1083879.87939065</text:p>
          </table:table-cell>
          <table:table-cell/>
          <table:table-cell office:value-type="float" office:value="1442792355.30445" calcext:value-type="float">
            <text:p>1442792355.30445</text:p>
          </table:table-cell>
          <table:table-cell table:formula="of:=[.G204]-[.$B204]" office:value-type="float" office:value="8.52131628990173" calcext:value-type="float">
            <text:p>8.5213162899</text:p>
          </table:table-cell>
          <table:table-cell/>
          <table:table-cell office:value-type="float" office:value="1442792355.30448" calcext:value-type="float">
            <text:p>1442792355.30448</text:p>
          </table:table-cell>
          <table:table-cell table:formula="of:=[.J204]-[.$B204]" office:value-type="float" office:value="8.52135157585144" calcext:value-type="float">
            <text:p>8.521351575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92346.8436" calcext:value-type="float">
            <text:p>1442792346.8436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3.7705628871918" calcext:value-type="float">
            <text:p>33.7705628872</text:p>
          </table:table-cell>
          <table:table-cell table:formula="of:=[.C205]/([.D205]-[.D204])" office:value-type="float" office:value="1085392.72908214" calcext:value-type="float">
            <text:p>1085392.72908214</text:p>
          </table:table-cell>
          <table:table-cell/>
          <table:table-cell office:value-type="float" office:value="1442792355.35945" calcext:value-type="float">
            <text:p>1442792355.35945</text:p>
          </table:table-cell>
          <table:table-cell table:formula="of:=[.G205]-[.$B205]" office:value-type="float" office:value="8.51584553718567" calcext:value-type="float">
            <text:p>8.5158455372</text:p>
          </table:table-cell>
          <table:table-cell/>
          <table:table-cell office:value-type="float" office:value="1442792355.35949" calcext:value-type="float">
            <text:p>1442792355.35949</text:p>
          </table:table-cell>
          <table:table-cell table:formula="of:=[.J205]-[.$B205]" office:value-type="float" office:value="8.51588869094849" calcext:value-type="float">
            <text:p>8.515888690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92346.90405" calcext:value-type="float">
            <text:p>1442792346.90405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3.831015586853" calcext:value-type="float">
            <text:p>33.8310155869</text:p>
          </table:table-cell>
          <table:table-cell table:formula="of:=[.C206]/([.D206]-[.D205])" office:value-type="float" office:value="1085675.25301214" calcext:value-type="float">
            <text:p>1085675.25301214</text:p>
          </table:table-cell>
          <table:table-cell/>
          <table:table-cell office:value-type="float" office:value="1442792355.42538" calcext:value-type="float">
            <text:p>1442792355.42538</text:p>
          </table:table-cell>
          <table:table-cell table:formula="of:=[.G206]-[.$B206]" office:value-type="float" office:value="8.52132725715637" calcext:value-type="float">
            <text:p>8.5213272572</text:p>
          </table:table-cell>
          <table:table-cell/>
          <table:table-cell office:value-type="float" office:value="1442792355.42543" calcext:value-type="float">
            <text:p>1442792355.42543</text:p>
          </table:table-cell>
          <table:table-cell table:formula="of:=[.J206]-[.$B206]" office:value-type="float" office:value="8.52137494087219" calcext:value-type="float">
            <text:p>8.521374940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92346.96452" calcext:value-type="float">
            <text:p>1442792346.96452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3.8914766311645" calcext:value-type="float">
            <text:p>33.8914766312</text:p>
          </table:table-cell>
          <table:table-cell table:formula="of:=[.C207]/([.D207]-[.D206])" office:value-type="float" office:value="1085525.41140099" calcext:value-type="float">
            <text:p>1085525.41140099</text:p>
          </table:table-cell>
          <table:table-cell/>
          <table:table-cell office:value-type="float" office:value="1442792355.4828" calcext:value-type="float">
            <text:p>1442792355.4828</text:p>
          </table:table-cell>
          <table:table-cell table:formula="of:=[.G207]-[.$B207]" office:value-type="float" office:value="8.51828765869141" calcext:value-type="float">
            <text:p>8.5182876587</text:p>
          </table:table-cell>
          <table:table-cell/>
          <table:table-cell office:value-type="float" office:value="1442792355.48284" calcext:value-type="float">
            <text:p>1442792355.48284</text:p>
          </table:table-cell>
          <table:table-cell table:formula="of:=[.J207]-[.$B207]" office:value-type="float" office:value="8.5183265209198" calcext:value-type="float">
            <text:p>8.518326520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92360.03412" calcext:value-type="float">
            <text:p>1442792360.03412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6.9610767364502" calcext:value-type="float">
            <text:p>46.9610767365</text:p>
          </table:table-cell>
          <table:table-cell table:formula="of:=[.C208]/([.D208]-[.D207])" office:value-type="float" office:value="5021.72977530177" calcext:value-type="float">
            <text:p>5021.7297753018</text:p>
          </table:table-cell>
          <table:table-cell/>
          <table:table-cell office:value-type="float" office:value="1442792360.31837" calcext:value-type="float">
            <text:p>1442792360.31837</text:p>
          </table:table-cell>
          <table:table-cell table:formula="of:=[.G208]-[.$B208]" office:value-type="float" office:value="0.284251928329468" calcext:value-type="float">
            <text:p>0.2842519283</text:p>
          </table:table-cell>
          <table:table-cell/>
          <table:table-cell office:value-type="float" office:value="1442792360.31841" calcext:value-type="float">
            <text:p>1442792360.31841</text:p>
          </table:table-cell>
          <table:table-cell table:formula="of:=[.J208]-[.$B208]" office:value-type="float" office:value="0.284297943115234" calcext:value-type="float">
            <text:p>0.28429794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9:27:43.753999761</dc:date>
    <meta:editing-duration>PT2M45S</meta:editing-duration>
    <meta:editing-cycles>2</meta:editing-cycles>
    <meta:generator>LibreOffice/4.4.2.2$Linux_X86_64 LibreOffice_project/40m0$Build-2</meta:generator>
    <meta:document-statistic meta:table-count="1" meta:cell-count="1872" meta:object-count="0"/>
  </office:meta>
</office:document-meta>
</file>